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number-columns-repeated="4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Node1</text:p>
          </table:table-cell>
          <table:table-cell table:style-name="ce1" office:value-type="string" calcext:value-type="string">
            <text:p>Node2</text:p>
          </table:table-cell>
          <table:table-cell table:style-name="ce1" office:value-type="string" calcext:value-type="string">
            <text:p>Node3</text:p>
          </table:table-cell>
          <table:table-cell table:style-name="ce1" office:value-type="string" calcext:value-type="string">
            <text:p>Node4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ev</text:p>
          </table:table-cell>
          <table:table-cell table:style-name="ce1" office:value-type="string" calcext:value-type="string">
            <text:p>LISA val Node1</text:p>
          </table:table-cell>
          <table:table-cell table:style-name="ce1" office:value-type="string" calcext:value-type="string">
            <text:p>LISA val Node2</text:p>
          </table:table-cell>
          <table:table-cell table:style-name="ce1" office:value-type="string" calcext:value-type="string">
            <text:p>LISA val Node3</text:p>
          </table:table-cell>
          <table:table-cell table:style-name="ce1" office:value-type="string" calcext:value-type="string">
            <text:p>LISA val Node4</text:p>
          </table:table-cell>
          <table:table-cell table:style-name="ce1" office:value-type="string" calcext:value-type="string">
            <text:p>LISA Node1</text:p>
          </table:table-cell>
          <table:table-cell table:style-name="ce1" office:value-type="string" calcext:value-type="string">
            <text:p>LISA Node2</text:p>
          </table:table-cell>
          <table:table-cell table:style-name="ce1" office:value-type="string" calcext:value-type="string">
            <text:p>LISA Node3</text:p>
          </table:table-cell>
          <table:table-cell table:style-name="ce1" office:value-type="string" calcext:value-type="string">
            <text:p>LISA Node4</text:p>
          </table:table-cell>
        </table:table-row>
        <table:table-row table:style-name="ro1">
          <table:table-cell office:value-type="float" office:value="0.146535391220823" calcext:value-type="float">
            <text:p>0.146535391220823</text:p>
          </table:table-cell>
          <table:table-cell office:value-type="float" office:value="0.602473251288757" calcext:value-type="float">
            <text:p>0.602473251288757</text:p>
          </table:table-cell>
          <table:table-cell office:value-type="float" office:value="0.0742818440776318" calcext:value-type="float">
            <text:p>0.0742818440776318</text:p>
          </table:table-cell>
          <table:table-cell office:value-type="float" office:value="0.556141227483749" calcext:value-type="float">
            <text:p>0.556141227483749</text:p>
          </table:table-cell>
          <table:table-cell table:formula="of:=AVERAGE([.$A$2:.D2])" office:value-type="float" office:value="0.34485792851774" calcext:value-type="float">
            <text:p/>
          </table:table-cell>
          <table:table-cell table:formula="of:=STDEV([.$A$2:.D2])" office:value-type="float" office:value="0.272977125549134" calcext:value-type="float">
            <text:p/>
          </table:table-cell>
          <table:table-cell table:formula="of:=([.A2]-[.$E2])/[.$F2]" office:value-type="float" office:value="-0.726517054855648" calcext:value-type="float">
            <text:p/>
          </table:table-cell>
          <table:table-cell table:formula="of:=([.B2]-[.$E2])/[.$F2]" office:value-type="float" office:value="0.943724944911722" calcext:value-type="float">
            <text:p/>
          </table:table-cell>
          <table:table-cell table:formula="of:=([.C2]-[.$E2])/[.$F2]" office:value-type="float" office:value="-0.991204240633" calcext:value-type="float">
            <text:p/>
          </table:table-cell>
          <table:table-cell table:formula="of:=([.D2]-[.$E2])/[.$F2]" office:value-type="float" office:value="0.773996350576927" calcext:value-type="float">
            <text:p/>
          </table:table-cell>
          <table:table-cell table:formula="of:=[.$G2]*(SUM([.$H2:.$J2])/COUNT([.$H2:.$J2]))" office:value-type="float" office:value="-0.175942343665375" calcext:value-type="float">
            <text:p/>
          </table:table-cell>
          <table:table-cell table:formula="of:=[.$H2]*(SUM([.$G2];[.$I2];[.$J2])/COUNT([.$G2];[.$I2];[.$J2]))" office:value-type="float" office:value="-0.296872257216211" calcext:value-type="float">
            <text:p/>
          </table:table-cell>
          <table:table-cell table:formula="of:=[.$I2]*(SUM([.$G2];[.$H2];[.$J2])/COUNT([.$G2];[.$H2];[.$J2]))" office:value-type="float" office:value="-0.327495282216281" calcext:value-type="float">
            <text:p/>
          </table:table-cell>
          <table:table-cell table:formula="of:=[.$J2]*(SUM([.$G2:.$I2])/COUNT([.$G2:.$I2]))" office:value-type="float" office:value="-0.199690116902134" calcext:value-type="float">
            <text:p/>
          </table:table-cell>
        </table:table-row>
        <table:table-row table:style-name="ro1">
          <table:table-cell office:value-type="float" office:value="0.0204073856584728" calcext:value-type="float">
            <text:p>0.0204073856584728</text:p>
          </table:table-cell>
          <table:table-cell office:value-type="float" office:value="0.03103146282956" calcext:value-type="float">
            <text:p>0.03103146282956</text:p>
          </table:table-cell>
          <table:table-cell office:value-type="float" office:value="0.331512553384528" calcext:value-type="float">
            <text:p>0.331512553384528</text:p>
          </table:table-cell>
          <table:table-cell office:value-type="float" office:value="0.81498652859591" calcext:value-type="float">
            <text:p>0.81498652859591</text:p>
          </table:table-cell>
          <table:table-cell table:formula="of:=AVERAGE([.$A$2:.D3])" office:value-type="float" office:value="0.322171205567429" calcext:value-type="float">
            <text:p/>
          </table:table-cell>
          <table:table-cell table:formula="of:=STDEV([.$A$2:.D3])" office:value-type="float" office:value="0.303405960721728" calcext:value-type="float">
            <text:p/>
          </table:table-cell>
          <table:table-cell table:formula="of:=([.A3]-[.$E3])/[.$F3]" office:value-type="float" office:value="-0.994587644854222" calcext:value-type="float">
            <text:p/>
          </table:table-cell>
          <table:table-cell table:formula="of:=([.B3]-[.$E3])/[.$F3]" office:value-type="float" office:value="-0.959571598545128" calcext:value-type="float">
            <text:p/>
          </table:table-cell>
          <table:table-cell table:formula="of:=([.C3]-[.$E3])/[.$F3]" office:value-type="float" office:value="0.0307882804770149" calcext:value-type="float">
            <text:p/>
          </table:table-cell>
          <table:table-cell table:formula="of:=([.D3]-[.$E3])/[.$F3]" office:value-type="float" office:value="1.624276997908" calcext:value-type="float">
            <text:p/>
          </table:table-cell>
          <table:table-cell table:formula="of:=[.$G3]*(SUM([.$H3:.$J3])/COUNT([.$H3:.$J3]))" office:value-type="float" office:value="-0.230576473680983" calcext:value-type="float">
            <text:p/>
          </table:table-cell>
          <table:table-cell table:formula="of:=[.$H3]*(SUM([.$G3];[.$I3];[.$J3])/COUNT([.$G3];[.$I3];[.$J3]))" office:value-type="float" office:value="-0.211258526203482" calcext:value-type="float">
            <text:p/>
          </table:table-cell>
          <table:table-cell table:formula="of:=[.$I3]*(SUM([.$G3];[.$H3];[.$J3])/COUNT([.$G3];[.$H3];[.$J3]))" office:value-type="float" office:value="-0.00338550236619173" calcext:value-type="float">
            <text:p/>
          </table:table-cell>
          <table:table-cell table:formula="of:=[.$J3]*(SUM([.$G3:.$I3])/COUNT([.$G3:.$I3]))" office:value-type="float" office:value="-1.0413624045063" calcext:value-type="float">
            <text:p/>
          </table:table-cell>
        </table:table-row>
        <table:table-row table:style-name="ro1">
          <table:table-cell office:value-type="float" office:value="0.385737684788182" calcext:value-type="float">
            <text:p>0.385737684788182</text:p>
          </table:table-cell>
          <table:table-cell office:value-type="float" office:value="0.488248063949868" calcext:value-type="float">
            <text:p>0.488248063949868</text:p>
          </table:table-cell>
          <table:table-cell office:value-type="float" office:value="0.0291575107257813" calcext:value-type="float">
            <text:p>0.0291575107257813</text:p>
          </table:table-cell>
          <table:table-cell office:value-type="float" office:value="0.407008053269237" calcext:value-type="float">
            <text:p>0.407008053269237</text:p>
          </table:table-cell>
          <table:table-cell table:formula="of:=AVERAGE([.$A$2:.D4])" office:value-type="float" office:value="0.323960079772708" calcext:value-type="float">
            <text:p/>
          </table:table-cell>
          <table:table-cell table:formula="of:=STDEV([.$A$2:.D4])" office:value-type="float" office:value="0.264407463521171" calcext:value-type="float">
            <text:p/>
          </table:table-cell>
          <table:table-cell table:formula="of:=([.A4]-[.$E4])/[.$F4]" office:value-type="float" office:value="0.23364546595156" calcext:value-type="float">
            <text:p/>
          </table:table-cell>
          <table:table-cell table:formula="of:=([.B4]-[.$E4])/[.$F4]" office:value-type="float" office:value="0.621343974142414" calcext:value-type="float">
            <text:p/>
          </table:table-cell>
          <table:table-cell table:formula="of:=([.C4]-[.$E4])/[.$F4]" office:value-type="float" office:value="-1.1149555505014" calcext:value-type="float">
            <text:p/>
          </table:table-cell>
          <table:table-cell table:formula="of:=([.D4]-[.$E4])/[.$F4]" office:value-type="float" office:value="0.314090882271481" calcext:value-type="float">
            <text:p/>
          </table:table-cell>
          <table:table-cell table:formula="of:=[.$G4]*(SUM([.$H4:.$J4])/COUNT([.$H4:.$J4]))" office:value-type="float" office:value="-0.0139813987393411" calcext:value-type="float">
            <text:p/>
          </table:table-cell>
          <table:table-cell table:formula="of:=[.$H4]*(SUM([.$G4];[.$I4];[.$J4])/COUNT([.$G4];[.$I4];[.$J4]))" office:value-type="float" office:value="-0.117479411117843" calcext:value-type="float">
            <text:p/>
          </table:table-cell>
          <table:table-cell table:formula="of:=[.$I4]*(SUM([.$G4];[.$H4];[.$J4])/COUNT([.$G4];[.$H4];[.$J4]))" office:value-type="float" office:value="-0.434490864801112" calcext:value-type="float">
            <text:p/>
          </table:table-cell>
          <table:table-cell table:formula="of:=[.$J4]*(SUM([.$G4:.$I4])/COUNT([.$G4:.$I4]))" office:value-type="float" office:value="-0.0272176616595183" calcext:value-type="float">
            <text:p/>
          </table:table-cell>
        </table:table-row>
        <table:table-row table:style-name="ro1">
          <table:table-cell office:value-type="float" office:value="0.936238046269864" calcext:value-type="float">
            <text:p>0.936238046269864</text:p>
          </table:table-cell>
          <table:table-cell office:value-type="float" office:value="0.0568785222712904" calcext:value-type="float">
            <text:p>0.0568785222712904</text:p>
          </table:table-cell>
          <table:table-cell office:value-type="float" office:value="0.324843645561486" calcext:value-type="float">
            <text:p>0.324843645561486</text:p>
          </table:table-cell>
          <table:table-cell office:value-type="float" office:value="0.886249746428803" calcext:value-type="float">
            <text:p>0.886249746428803</text:p>
          </table:table-cell>
          <table:table-cell table:formula="of:=AVERAGE([.$A$2:.D5])" office:value-type="float" office:value="0.380733182362746" calcext:value-type="float">
            <text:p/>
          </table:table-cell>
          <table:table-cell table:formula="of:=STDEV([.$A$2:.D5])" office:value-type="float" office:value="0.314095604141107" calcext:value-type="float">
            <text:p/>
          </table:table-cell>
          <table:table-cell table:formula="of:=([.A5]-[.$E5])/[.$F5]" office:value-type="float" office:value="1.76858528608238" calcext:value-type="float">
            <text:p/>
          </table:table-cell>
          <table:table-cell table:formula="of:=([.B5]-[.$E5])/[.$F5]" office:value-type="float" office:value="-1.0310703359795" calcext:value-type="float">
            <text:p/>
          </table:table-cell>
          <table:table-cell table:formula="of:=([.C5]-[.$E5])/[.$F5]" office:value-type="float" office:value="-0.177937978323796" calcext:value-type="float">
            <text:p/>
          </table:table-cell>
          <table:table-cell table:formula="of:=([.D5]-[.$E5])/[.$F5]" office:value-type="float" office:value="1.60943533561505" calcext:value-type="float">
            <text:p/>
          </table:table-cell>
          <table:table-cell table:formula="of:=[.$G5]*(SUM([.$H5:.$J5])/COUNT([.$H5:.$J5]))" office:value-type="float" office:value="0.236063112680589" calcext:value-type="float">
            <text:p/>
          </table:table-cell>
          <table:table-cell table:formula="of:=[.$H5]*(SUM([.$G5];[.$I5];[.$J5])/COUNT([.$G5];[.$I5];[.$J5]))" office:value-type="float" office:value="-1.09983676208848" calcext:value-type="float">
            <text:p/>
          </table:table-cell>
          <table:table-cell table:formula="of:=[.$I5]*(SUM([.$G5];[.$H5];[.$J5])/COUNT([.$G5];[.$H5];[.$J5]))" office:value-type="float" office:value="-0.139203863022368" calcext:value-type="float">
            <text:p/>
          </table:table-cell>
          <table:table-cell table:formula="of:=[.$J5]*(SUM([.$G5:.$I5])/COUNT([.$G5:.$I5]))" office:value-type="float" office:value="0.300200983792573" calcext:value-type="float">
            <text:p/>
          </table:table-cell>
        </table:table-row>
        <table:table-row table:style-name="ro1">
          <table:table-cell office:value-type="float" office:value="0.51736331358552" calcext:value-type="float">
            <text:p>0.51736331358552</text:p>
          </table:table-cell>
          <table:table-cell office:value-type="float" office:value="0.973964757286012" calcext:value-type="float">
            <text:p>0.973964757286012</text:p>
          </table:table-cell>
          <table:table-cell office:value-type="float" office:value="0.311160747660324" calcext:value-type="float">
            <text:p>0.311160747660324</text:p>
          </table:table-cell>
          <table:table-cell office:value-type="float" office:value="0.277008390286937" calcext:value-type="float">
            <text:p>0.277008390286937</text:p>
          </table:table-cell>
          <table:table-cell table:formula="of:=AVERAGE([.$A$2:.D6])" office:value-type="float" office:value="0.408561406331137" calcext:value-type="float">
            <text:p/>
          </table:table-cell>
          <table:table-cell table:formula="of:=STDEV([.$A$2:.D6])" office:value-type="float" office:value="0.312084939309485" calcext:value-type="float">
            <text:p/>
          </table:table-cell>
          <table:table-cell table:formula="of:=([.A6]-[.$E6])/[.$F6]" office:value-type="float" office:value="0.348629150432945" calcext:value-type="float">
            <text:p/>
          </table:table-cell>
          <table:table-cell table:formula="of:=([.B6]-[.$E6])/[.$F6]" office:value-type="float" office:value="1.81169700853197" calcext:value-type="float">
            <text:p/>
          </table:table-cell>
          <table:table-cell table:formula="of:=([.C6]-[.$E6])/[.$F6]" office:value-type="float" office:value="-0.312096632686987" calcext:value-type="float">
            <text:p/>
          </table:table-cell>
          <table:table-cell table:formula="of:=([.D6]-[.$E6])/[.$F6]" office:value-type="float" office:value="-0.421529524414962" calcext:value-type="float">
            <text:p/>
          </table:table-cell>
          <table:table-cell table:formula="of:=[.$G6]*(SUM([.$H6:.$J6])/COUNT([.$H6:.$J6]))" office:value-type="float" office:value="0.125282308346857" calcext:value-type="float">
            <text:p/>
          </table:table-cell>
          <table:table-cell table:formula="of:=[.$H6]*(SUM([.$G6];[.$I6];[.$J6])/COUNT([.$G6];[.$I6];[.$J6]))" office:value-type="float" office:value="-0.232499308425332" calcext:value-type="float">
            <text:p/>
          </table:table-cell>
          <table:table-cell table:formula="of:=[.$I6]*(SUM([.$G6];[.$H6];[.$J6])/COUNT([.$G6];[.$H6];[.$J6]))" office:value-type="float" office:value="-0.180890858190168" calcext:value-type="float">
            <text:p/>
          </table:table-cell>
          <table:table-cell table:formula="of:=[.$J6]*(SUM([.$G6:.$I6])/COUNT([.$G6:.$I6]))" office:value-type="float" office:value="-0.259694437740542" calcext:value-type="float">
            <text:p/>
          </table:table-cell>
        </table:table-row>
        <table:table-row table:style-name="ro1">
          <table:table-cell office:value-type="float" office:value="0.148544555762783" calcext:value-type="float">
            <text:p>0.148544555762783</text:p>
          </table:table-cell>
          <table:table-cell office:value-type="float" office:value="0.860485563287512" calcext:value-type="float">
            <text:p>0.860485563287512</text:p>
          </table:table-cell>
          <table:table-cell office:value-type="float" office:value="0.738519688602537" calcext:value-type="float">
            <text:p>0.738519688602537</text:p>
          </table:table-cell>
          <table:table-cell office:value-type="float" office:value="0.241385140223429" calcext:value-type="float">
            <text:p>0.241385140223429</text:p>
          </table:table-cell>
          <table:table-cell table:formula="of:=AVERAGE([.$A$2:.D7])" office:value-type="float" office:value="0.423340128104125" calcext:value-type="float">
            <text:p/>
          </table:table-cell>
          <table:table-cell table:formula="of:=STDEV([.$A$2:.D7])" office:value-type="float" office:value="0.313047148895573" calcext:value-type="float">
            <text:p/>
          </table:table-cell>
          <table:table-cell table:formula="of:=([.A7]-[.$E7])/[.$F7]" office:value-type="float" office:value="-0.877808896553821" calcext:value-type="float">
            <text:p/>
          </table:table-cell>
          <table:table-cell table:formula="of:=([.B7]-[.$E7])/[.$F7]" office:value-type="float" office:value="1.39642043291444" calcext:value-type="float">
            <text:p/>
          </table:table-cell>
          <table:table-cell table:formula="of:=([.C7]-[.$E7])/[.$F7]" office:value-type="float" office:value="1.00681179052537" calcext:value-type="float">
            <text:p/>
          </table:table-cell>
          <table:table-cell table:formula="of:=([.D7]-[.$E7])/[.$F7]" office:value-type="float" office:value="-0.581238284784358" calcext:value-type="float">
            <text:p/>
          </table:table-cell>
          <table:table-cell table:formula="of:=[.$G7]*(SUM([.$H7:.$J7])/COUNT([.$H7:.$J7]))" office:value-type="float" office:value="-0.533120829606296" calcext:value-type="float">
            <text:p/>
          </table:table-cell>
          <table:table-cell table:formula="of:=[.$H7]*(SUM([.$G7];[.$I7];[.$J7])/COUNT([.$G7];[.$I7];[.$J7]))" office:value-type="float" office:value="-0.210503580072687" calcext:value-type="float">
            <text:p/>
          </table:table-cell>
          <table:table-cell table:formula="of:=[.$I7]*(SUM([.$G7];[.$H7];[.$J7])/COUNT([.$G7];[.$H7];[.$J7]))" office:value-type="float" office:value="-0.0210177829050954" calcext:value-type="float">
            <text:p/>
          </table:table-cell>
          <table:table-cell table:formula="of:=[.$J7]*(SUM([.$G7:.$I7])/COUNT([.$G7:.$I7]))" office:value-type="float" office:value="-0.29554481269642" calcext:value-type="float">
            <text:p/>
          </table:table-cell>
        </table:table-row>
        <table:table-row table:style-name="ro1">
          <table:table-cell office:value-type="float" office:value="0.685838183620945" calcext:value-type="float">
            <text:p>0.685838183620945</text:p>
          </table:table-cell>
          <table:table-cell office:value-type="float" office:value="0.036299399798736" calcext:value-type="float">
            <text:p>0.036299399798736</text:p>
          </table:table-cell>
          <table:table-cell office:value-type="float" office:value="0.0455188595224172" calcext:value-type="float">
            <text:p>0.0455188595224172</text:p>
          </table:table-cell>
          <table:table-cell office:value-type="float" office:value="0.185278958640993" calcext:value-type="float">
            <text:p>0.185278958640993</text:p>
          </table:table-cell>
          <table:table-cell table:formula="of:=AVERAGE([.$A$2:.D8])" office:value-type="float" office:value="0.396896374145789" calcext:value-type="float">
            <text:p/>
          </table:table-cell>
          <table:table-cell table:formula="of:=STDEV([.$A$2:.D8])" office:value-type="float" office:value="0.313434621181406" calcext:value-type="float">
            <text:p/>
          </table:table-cell>
          <table:table-cell table:formula="of:=([.A8]-[.$E8])/[.$F8]" office:value-type="float" office:value="0.921856712529296" calcext:value-type="float">
            <text:p/>
          </table:table-cell>
          <table:table-cell table:formula="of:=([.B8]-[.$E8])/[.$F8]" office:value-type="float" office:value="-1.15046950776491" calcext:value-type="float">
            <text:p/>
          </table:table-cell>
          <table:table-cell table:formula="of:=([.C8]-[.$E8])/[.$F8]" office:value-type="float" office:value="-1.12105520857572" calcext:value-type="float">
            <text:p/>
          </table:table-cell>
          <table:table-cell table:formula="of:=([.D8]-[.$E8])/[.$F8]" office:value-type="float" office:value="-0.675156479865442" calcext:value-type="float">
            <text:p/>
          </table:table-cell>
          <table:table-cell table:formula="of:=[.$G8]*(SUM([.$H8:.$J8])/COUNT([.$H8:.$J8]))" office:value-type="float" office:value="-0.905472613468806" calcext:value-type="float">
            <text:p/>
          </table:table-cell>
          <table:table-cell table:formula="of:=[.$H8]*(SUM([.$G8];[.$I8];[.$J8])/COUNT([.$G8];[.$I8];[.$J8]))" office:value-type="float" office:value="0.335306246249707" calcext:value-type="float">
            <text:p/>
          </table:table-cell>
          <table:table-cell table:formula="of:=[.$I8]*(SUM([.$G8];[.$H8];[.$J8])/COUNT([.$G8];[.$H8];[.$J8]))" office:value-type="float" office:value="0.337725084400913" calcext:value-type="float">
            <text:p/>
          </table:table-cell>
          <table:table-cell table:formula="of:=[.$J8]*(SUM([.$G8:.$I8])/COUNT([.$G8:.$I8]))" office:value-type="float" office:value="0.303745699480092" calcext:value-type="float">
            <text:p/>
          </table:table-cell>
        </table:table-row>
        <table:table-row table:style-name="ro1">
          <table:table-cell office:value-type="float" office:value="0.147746431874111" calcext:value-type="float">
            <text:p>0.147746431874111</text:p>
          </table:table-cell>
          <table:table-cell office:value-type="float" office:value="0.434997369535267" calcext:value-type="float">
            <text:p>0.434997369535267</text:p>
          </table:table-cell>
          <table:table-cell office:value-type="float" office:value="0.949821919435635" calcext:value-type="float">
            <text:p>0.949821919435635</text:p>
          </table:table-cell>
          <table:table-cell office:value-type="float" office:value="0.064865134190768" calcext:value-type="float">
            <text:p>0.064865134190768</text:p>
          </table:table-cell>
          <table:table-cell table:formula="of:=AVERAGE([.$A$2:.D9])" office:value-type="float" office:value="0.397204041597433" calcext:value-type="float">
            <text:p/>
          </table:table-cell>
          <table:table-cell table:formula="of:=STDEV([.$A$2:.D9])" office:value-type="float" office:value="0.31785621728233" calcext:value-type="float">
            <text:p/>
          </table:table-cell>
          <table:table-cell table:formula="of:=([.A9]-[.$E9])/[.$F9]" office:value-type="float" office:value="-0.784812742869036" calcext:value-type="float">
            <text:p/>
          </table:table-cell>
          <table:table-cell table:formula="of:=([.B9]-[.$E9])/[.$F9]" office:value-type="float" office:value="0.118900703786658" calcext:value-type="float">
            <text:p/>
          </table:table-cell>
          <table:table-cell table:formula="of:=([.C9]-[.$E9])/[.$F9]" office:value-type="float" office:value="1.73857816141865" calcext:value-type="float">
            <text:p/>
          </table:table-cell>
          <table:table-cell table:formula="of:=([.D9]-[.$E9])/[.$F9]" office:value-type="float" office:value="-1.04556365217003" calcext:value-type="float">
            <text:p/>
          </table:table-cell>
          <table:table-cell table:formula="of:=[.$G9]*(SUM([.$H9:.$J9])/COUNT([.$H9:.$J9]))" office:value-type="float" office:value="-0.212400468439771" calcext:value-type="float">
            <text:p/>
          </table:table-cell>
          <table:table-cell table:formula="of:=[.$H9]*(SUM([.$G9];[.$I9];[.$J9])/COUNT([.$G9];[.$I9];[.$J9]))" office:value-type="float" office:value="-0.00363829152794658" calcext:value-type="float">
            <text:p/>
          </table:table-cell>
          <table:table-cell table:formula="of:=[.$I9]*(SUM([.$G9];[.$H9];[.$J9])/COUNT([.$G9];[.$H9];[.$J9]))" office:value-type="float" office:value="-0.99184475353678" calcext:value-type="float">
            <text:p/>
          </table:table-cell>
          <table:table-cell table:formula="of:=[.$J9]*(SUM([.$G9:.$I9])/COUNT([.$G9:.$I9]))" office:value-type="float" office:value="-0.373846902809661" calcext:value-type="float">
            <text:p/>
          </table:table-cell>
        </table:table-row>
        <table:table-row table:style-name="ro1">
          <table:table-cell office:value-type="float" office:value="0.0299892367329448" calcext:value-type="float">
            <text:p>0.0299892367329448</text:p>
          </table:table-cell>
          <table:table-cell office:value-type="float" office:value="0.800531282089651" calcext:value-type="float">
            <text:p>0.800531282089651</text:p>
          </table:table-cell>
          <table:table-cell office:value-type="float" office:value="0.469184333458543" calcext:value-type="float">
            <text:p>0.469184333458543</text:p>
          </table:table-cell>
          <table:table-cell office:value-type="float" office:value="0.407721552997828" calcext:value-type="float">
            <text:p>0.407721552997828</text:p>
          </table:table-cell>
          <table:table-cell table:formula="of:=AVERAGE([.$A$2:.D10])" office:value-type="float" office:value="0.400498770455468" calcext:value-type="float">
            <text:p/>
          </table:table-cell>
          <table:table-cell table:formula="of:=STDEV([.$A$2:.D10])" office:value-type="float" office:value="0.313251628135605" calcext:value-type="float">
            <text:p/>
          </table:table-cell>
          <table:table-cell table:formula="of:=([.A10]-[.$E10])/[.$F10]" office:value-type="float" office:value="-1.1827856599747" calcext:value-type="float">
            <text:p/>
          </table:table-cell>
          <table:table-cell table:formula="of:=([.B10]-[.$E10])/[.$F10]" office:value-type="float" office:value="1.27703250583269" calcext:value-type="float">
            <text:p/>
          </table:table-cell>
          <table:table-cell table:formula="of:=([.C10]-[.$E10])/[.$F10]" office:value-type="float" office:value="0.219266419816792" calcext:value-type="float">
            <text:p/>
          </table:table-cell>
          <table:table-cell table:formula="of:=([.D10]-[.$E10])/[.$F10]" office:value-type="float" office:value="0.0230574461347515" calcext:value-type="float">
            <text:p/>
          </table:table-cell>
          <table:table-cell table:formula="of:=[.$G10]*(SUM([.$H10:.$J10])/COUNT([.$H10:.$J10]))" office:value-type="float" office:value="-0.599024309645864" calcext:value-type="float">
            <text:p/>
          </table:table-cell>
          <table:table-cell table:formula="of:=[.$H10]*(SUM([.$G10];[.$I10];[.$J10])/COUNT([.$G10];[.$I10];[.$J10]))" office:value-type="float" office:value="-0.400333427153769" calcext:value-type="float">
            <text:p/>
          </table:table-cell>
          <table:table-cell table:formula="of:=[.$I10]*(SUM([.$G10];[.$H10];[.$J10])/COUNT([.$G10];[.$H10];[.$J10]))" office:value-type="float" office:value="0.00857363071146388" calcext:value-type="float">
            <text:p/>
          </table:table-cell>
          <table:table-cell table:formula="of:=[.$J10]*(SUM([.$G10:.$I10])/COUNT([.$G10:.$I10]))" office:value-type="float" office:value="0.00240960507860876" calcext:value-type="float">
            <text:p/>
          </table:table-cell>
        </table:table-row>
        <table:table-row table:style-name="ro1">
          <table:table-cell office:value-type="float" office:value="0.395475334255025" calcext:value-type="float">
            <text:p>0.395475334255025</text:p>
          </table:table-cell>
          <table:table-cell office:value-type="float" office:value="0.600805718684569" calcext:value-type="float">
            <text:p>0.600805718684569</text:p>
          </table:table-cell>
          <table:table-cell office:value-type="float" office:value="0.146742598386481" calcext:value-type="float">
            <text:p>0.146742598386481</text:p>
          </table:table-cell>
          <table:table-cell office:value-type="float" office:value="0.312655698275194" calcext:value-type="float">
            <text:p>0.312655698275194</text:p>
          </table:table-cell>
          <table:table-cell table:formula="of:=AVERAGE([.$A$2:.D11])" office:value-type="float" office:value="0.396840877149953" calcext:value-type="float">
            <text:p/>
          </table:table-cell>
          <table:table-cell table:formula="of:=STDEV([.$A$2:.D11])" office:value-type="float" office:value="0.301540994781216" calcext:value-type="float">
            <text:p/>
          </table:table-cell>
          <table:table-cell table:formula="of:=([.A11]-[.$E11])/[.$F11]" office:value-type="float" office:value="-0.00452854808653321" calcext:value-type="float">
            <text:p/>
          </table:table-cell>
          <table:table-cell table:formula="of:=([.B11]-[.$E11])/[.$F11]" office:value-type="float" office:value="0.676408332746277" calcext:value-type="float">
            <text:p/>
          </table:table-cell>
          <table:table-cell table:formula="of:=([.C11]-[.$E11])/[.$F11]" office:value-type="float" office:value="-0.829400589279513" calcext:value-type="float">
            <text:p/>
          </table:table-cell>
          <table:table-cell table:formula="of:=([.D11]-[.$E11])/[.$F11]" office:value-type="float" office:value="-0.27918319675187" calcext:value-type="float">
            <text:p/>
          </table:table-cell>
          <table:table-cell table:formula="of:=[.$G11]*(SUM([.$H11:.$J11])/COUNT([.$H11:.$J11]))" office:value-type="float" office:value="0.000652375774006962" calcext:value-type="float">
            <text:p/>
          </table:table-cell>
          <table:table-cell table:formula="of:=[.$H11]*(SUM([.$G11];[.$I11];[.$J11])/COUNT([.$G11];[.$I11];[.$J11]))" office:value-type="float" office:value="-0.250972819360006" calcext:value-type="float">
            <text:p/>
          </table:table-cell>
          <table:table-cell table:formula="of:=[.$I11]*(SUM([.$G11];[.$H11];[.$J11])/COUNT([.$G11];[.$H11];[.$J11]))" office:value-type="float" office:value="-0.108567593806282" calcext:value-type="float">
            <text:p/>
          </table:table-cell>
          <table:table-cell table:formula="of:=[.$J11]*(SUM([.$G11:.$I11])/COUNT([.$G11:.$I11]))" office:value-type="float" office:value="0.0146590539295579" calcext:value-type="float">
            <text:p/>
          </table:table-cell>
        </table:table-row>
        <table:table-row table:style-name="ro1">
          <table:table-cell office:value-type="float" office:value="0.328284412855282" calcext:value-type="float">
            <text:p>0.328284412855282</text:p>
          </table:table-cell>
          <table:table-cell office:value-type="float" office:value="0.860822164686397" calcext:value-type="float">
            <text:p>0.860822164686397</text:p>
          </table:table-cell>
          <table:table-cell office:value-type="float" office:value="0.482024455443025" calcext:value-type="float">
            <text:p>0.482024455443025</text:p>
          </table:table-cell>
          <table:table-cell office:value-type="float" office:value="0.951579010346904" calcext:value-type="float">
            <text:p>0.951579010346904</text:p>
          </table:table-cell>
          <table:table-cell table:formula="of:=AVERAGE([.$A$2:.D12])" office:value-type="float" office:value="0.420371480212039" calcext:value-type="float">
            <text:p/>
          </table:table-cell>
          <table:table-cell table:formula="of:=STDEV([.$A$2:.D12])" office:value-type="float" office:value="0.307153428212128" calcext:value-type="float">
            <text:p/>
          </table:table-cell>
          <table:table-cell table:formula="of:=([.A12]-[.$E12])/[.$F12]" office:value-type="float" office:value="-0.299808040212264" calcext:value-type="float">
            <text:p/>
          </table:table-cell>
          <table:table-cell table:formula="of:=([.B12]-[.$E12])/[.$F12]" office:value-type="float" office:value="1.43397613055509" calcext:value-type="float">
            <text:p/>
          </table:table-cell>
          <table:table-cell table:formula="of:=([.C12]-[.$E12])/[.$F12]" office:value-type="float" office:value="0.200723708635954" calcext:value-type="float">
            <text:p/>
          </table:table-cell>
          <table:table-cell table:formula="of:=([.D12]-[.$E12])/[.$F12]" office:value-type="float" office:value="1.72945336546268" calcext:value-type="float">
            <text:p/>
          </table:table-cell>
          <table:table-cell table:formula="of:=[.$G12]*(SUM([.$H12:.$J12])/COUNT([.$H12:.$J12]))" office:value-type="float" office:value="-0.33620005975368" calcext:value-type="float">
            <text:p/>
          </table:table-cell>
          <table:table-cell table:formula="of:=[.$H12]*(SUM([.$G12];[.$I12];[.$J12])/COUNT([.$G12];[.$I12];[.$J12]))" office:value-type="float" office:value="0.779303426196407" calcext:value-type="float">
            <text:p/>
          </table:table-cell>
          <table:table-cell table:formula="of:=[.$I12]*(SUM([.$G12];[.$H12];[.$J12])/COUNT([.$G12];[.$H12];[.$J12]))" office:value-type="float" office:value="0.191598906246257" calcext:value-type="float">
            <text:p/>
          </table:table-cell>
          <table:table-cell table:formula="of:=[.$J12]*(SUM([.$G12:.$I12])/COUNT([.$G12:.$I12]))" office:value-type="float" office:value="0.769544371424128" calcext:value-type="float">
            <text:p/>
          </table:table-cell>
        </table:table-row>
        <table:table-row table:style-name="ro1">
          <table:table-cell office:value-type="float" office:value="0.874493937008083" calcext:value-type="float">
            <text:p>0.874493937008083</text:p>
          </table:table-cell>
          <table:table-cell office:value-type="float" office:value="0.117742548696697" calcext:value-type="float">
            <text:p>0.117742548696697</text:p>
          </table:table-cell>
          <table:table-cell office:value-type="float" office:value="0.512195771560073" calcext:value-type="float">
            <text:p>0.512195771560073</text:p>
          </table:table-cell>
          <table:table-cell office:value-type="float" office:value="0.238169414689764" calcext:value-type="float">
            <text:p>0.238169414689764</text:p>
          </table:table-cell>
          <table:table-cell table:formula="of:=AVERAGE([.$A$2:.D13])" office:value-type="float" office:value="0.421644725026757" calcext:value-type="float">
            <text:p/>
          </table:table-cell>
          <table:table-cell table:formula="of:=STDEV([.$A$2:.D13])" office:value-type="float" office:value="0.305834115017159" calcext:value-type="float">
            <text:p/>
          </table:table-cell>
          <table:table-cell table:formula="of:=([.A13]-[.$E13])/[.$F13]" office:value-type="float" office:value="1.48070208569086" calcext:value-type="float">
            <text:p/>
          </table:table-cell>
          <table:table-cell table:formula="of:=([.B13]-[.$E13])/[.$F13]" office:value-type="float" office:value="-0.993683050411199" calcext:value-type="float">
            <text:p/>
          </table:table-cell>
          <table:table-cell table:formula="of:=([.C13]-[.$E13])/[.$F13]" office:value-type="float" office:value="0.296078959432749" calcext:value-type="float">
            <text:p/>
          </table:table-cell>
          <table:table-cell table:formula="of:=([.D13]-[.$E13])/[.$F13]" office:value-type="float" office:value="-0.599917737518257" calcext:value-type="float">
            <text:p/>
          </table:table-cell>
          <table:table-cell table:formula="of:=[.$G13]*(SUM([.$H13:.$J13])/COUNT([.$H13:.$J13]))" office:value-type="float" office:value="-0.640414425894831" calcext:value-type="float">
            <text:p/>
          </table:table-cell>
          <table:table-cell table:formula="of:=[.$H13]*(SUM([.$G13];[.$I13];[.$J13])/COUNT([.$G13];[.$I13];[.$J13]))" office:value-type="float" office:value="-0.389809707139433" calcext:value-type="float">
            <text:p/>
          </table:table-cell>
          <table:table-cell table:formula="of:=[.$I13]*(SUM([.$G13];[.$H13];[.$J13])/COUNT([.$G13];[.$H13];[.$J13]))" office:value-type="float" office:value="-0.0111423100933703" calcext:value-type="float">
            <text:p/>
          </table:table-cell>
          <table:table-cell table:formula="of:=[.$J13]*(SUM([.$G13:.$I13])/COUNT([.$G13:.$I13]))" office:value-type="float" office:value="-0.156598125747651" calcext:value-type="float">
            <text:p/>
          </table:table-cell>
        </table:table-row>
        <table:table-row table:style-name="ro1">
          <table:table-cell office:value-type="float" office:value="0.36511964048259" calcext:value-type="float">
            <text:p>0.36511964048259</text:p>
          </table:table-cell>
          <table:table-cell office:value-type="float" office:value="0.812086164252833" calcext:value-type="float">
            <text:p>0.812086164252833</text:p>
          </table:table-cell>
          <table:table-cell office:value-type="float" office:value="0.820896391989663" calcext:value-type="float">
            <text:p>0.820896391989663</text:p>
          </table:table-cell>
          <table:table-cell office:value-type="float" office:value="0.250006607035175" calcext:value-type="float">
            <text:p>0.250006607035175</text:p>
          </table:table-cell>
          <table:table-cell table:formula="of:=AVERAGE([.$A$2:.D14])" office:value-type="float" office:value="0.432443377020088" calcext:value-type="float">
            <text:p/>
          </table:table-cell>
          <table:table-cell table:formula="of:=STDEV([.$A$2:.D14])" office:value-type="float" office:value="0.304687533656382" calcext:value-type="float">
            <text:p/>
          </table:table-cell>
          <table:table-cell table:formula="of:=([.A14]-[.$E14])/[.$F14]" office:value-type="float" office:value="-0.22095993140771" calcext:value-type="float">
            <text:p/>
          </table:table-cell>
          <table:table-cell table:formula="of:=([.B14]-[.$E14])/[.$F14]" office:value-type="float" office:value="1.24600695892236" calcext:value-type="float">
            <text:p/>
          </table:table-cell>
          <table:table-cell table:formula="of:=([.C14]-[.$E14])/[.$F14]" office:value-type="float" office:value="1.27492257496712" calcext:value-type="float">
            <text:p/>
          </table:table-cell>
          <table:table-cell table:formula="of:=([.D14]-[.$E14])/[.$F14]" office:value-type="float" office:value="-0.598766768681321" calcext:value-type="float">
            <text:p/>
          </table:table-cell>
          <table:table-cell table:formula="of:=[.$G14]*(SUM([.$H14:.$J14])/COUNT([.$H14:.$J14]))" office:value-type="float" office:value="-0.141573650918283" calcext:value-type="float">
            <text:p/>
          </table:table-cell>
          <table:table-cell table:formula="of:=[.$H14]*(SUM([.$G14];[.$I14];[.$J14])/COUNT([.$G14];[.$I14];[.$J14]))" office:value-type="float" office:value="0.189059075923616" calcext:value-type="float">
            <text:p/>
          </table:table-cell>
          <table:table-cell table:formula="of:=[.$I14]*(SUM([.$G14];[.$H14];[.$J14])/COUNT([.$G14];[.$H14];[.$J14]))" office:value-type="float" office:value="0.181158108416481" calcext:value-type="float">
            <text:p/>
          </table:table-cell>
          <table:table-cell table:formula="of:=[.$J14]*(SUM([.$G14:.$I14])/COUNT([.$G14:.$I14]))" office:value-type="float" office:value="-0.459048455647757" calcext:value-type="float">
            <text:p/>
          </table:table-cell>
        </table:table-row>
        <table:table-row table:style-name="ro1">
          <table:table-cell office:value-type="float" office:value="0.642677744850516" calcext:value-type="float">
            <text:p>0.642677744850516</text:p>
          </table:table-cell>
          <table:table-cell office:value-type="float" office:value="0.547100152820349" calcext:value-type="float">
            <text:p>0.547100152820349</text:p>
          </table:table-cell>
          <table:table-cell office:value-type="float" office:value="0.0341808900702745" calcext:value-type="float">
            <text:p>0.0341808900702745</text:p>
          </table:table-cell>
          <table:table-cell office:value-type="float" office:value="0.230991787742823" calcext:value-type="float">
            <text:p>0.230991787742823</text:p>
          </table:table-cell>
          <table:table-cell table:formula="of:=AVERAGE([.$A$2:.D15])" office:value-type="float" office:value="0.427535824652296" calcext:value-type="float">
            <text:p/>
          </table:table-cell>
          <table:table-cell table:formula="of:=STDEV([.$A$2:.D15])" office:value-type="float" office:value="0.301202162871029" calcext:value-type="float">
            <text:p/>
          </table:table-cell>
          <table:table-cell table:formula="of:=([.A15]-[.$E15])/[.$F15]" office:value-type="float" office:value="0.714277474462697" calcext:value-type="float">
            <text:p/>
          </table:table-cell>
          <table:table-cell table:formula="of:=([.B15]-[.$E15])/[.$F15]" office:value-type="float" office:value="0.396957070388797" calcext:value-type="float">
            <text:p/>
          </table:table-cell>
          <table:table-cell table:formula="of:=([.C15]-[.$E15])/[.$F15]" office:value-type="float" office:value="-1.30594990033471" calcext:value-type="float">
            <text:p/>
          </table:table-cell>
          <table:table-cell table:formula="of:=([.D15]-[.$E15])/[.$F15]" office:value-type="float" office:value="-0.652531957393778" calcext:value-type="float">
            <text:p/>
          </table:table-cell>
          <table:table-cell table:formula="of:=[.$G15]*(SUM([.$H15:.$J15])/COUNT([.$H15:.$J15]))" office:value-type="float" office:value="-0.371787327137299" calcext:value-type="float">
            <text:p/>
          </table:table-cell>
          <table:table-cell table:formula="of:=[.$H15]*(SUM([.$G15];[.$I15];[.$J15])/COUNT([.$G15];[.$I15];[.$J15]))" office:value-type="float" office:value="-0.16463190898203" calcext:value-type="float">
            <text:p/>
          </table:table-cell>
          <table:table-cell table:formula="of:=[.$I15]*(SUM([.$G15];[.$H15];[.$J15])/COUNT([.$G15];[.$H15];[.$J15]))" office:value-type="float" office:value="-0.19968086612456" calcext:value-type="float">
            <text:p/>
          </table:table-cell>
          <table:table-cell table:formula="of:=[.$J15]*(SUM([.$G15:.$I15])/COUNT([.$G15:.$I15]))" office:value-type="float" office:value="0.0423526640160303" calcext:value-type="float">
            <text:p/>
          </table:table-cell>
        </table:table-row>
        <table:table-row table:style-name="ro1">
          <table:table-cell office:value-type="float" office:value="0.139700465835631" calcext:value-type="float">
            <text:p>0.139700465835631</text:p>
          </table:table-cell>
          <table:table-cell office:value-type="float" office:value="0.242117412853986" calcext:value-type="float">
            <text:p>0.242117412853986</text:p>
          </table:table-cell>
          <table:table-cell office:value-type="float" office:value="0.55919876974076" calcext:value-type="float">
            <text:p>0.55919876974076</text:p>
          </table:table-cell>
          <table:table-cell office:value-type="float" office:value="0.505992072168738" calcext:value-type="float">
            <text:p>0.505992072168738</text:p>
          </table:table-cell>
          <table:table-cell table:formula="of:=AVERAGE([.$A$2:.D16])" office:value-type="float" office:value="0.423150248352128" calcext:value-type="float">
            <text:p/>
          </table:table-cell>
          <table:table-cell table:formula="of:=STDEV([.$A$2:.D16])" office:value-type="float" office:value="0.29485177427615" calcext:value-type="float">
            <text:p/>
          </table:table-cell>
          <table:table-cell table:formula="of:=([.A16]-[.$E16])/[.$F16]" office:value-type="float" office:value="-0.961329750218922" calcext:value-type="float">
            <text:p/>
          </table:table-cell>
          <table:table-cell table:formula="of:=([.B16]-[.$E16])/[.$F16]" office:value-type="float" office:value="-0.613979128809962" calcext:value-type="float">
            <text:p/>
          </table:table-cell>
          <table:table-cell table:formula="of:=([.C16]-[.$E16])/[.$F16]" office:value-type="float" office:value="0.461413270185085" calcext:value-type="float">
            <text:p/>
          </table:table-cell>
          <table:table-cell table:formula="of:=([.D16]-[.$E16])/[.$F16]" office:value-type="float" office:value="0.280960913394479" calcext:value-type="float">
            <text:p/>
          </table:table-cell>
          <table:table-cell table:formula="of:=[.$G16]*(SUM([.$H16:.$J16])/COUNT([.$H16:.$J16]))" office:value-type="float" office:value="-0.0411433286436689" calcext:value-type="float">
            <text:p/>
          </table:table-cell>
          <table:table-cell table:formula="of:=[.$H16]*(SUM([.$G16];[.$I16];[.$J16])/COUNT([.$G16];[.$I16];[.$J16]))" office:value-type="float" office:value="0.0448113826844415" calcext:value-type="float">
            <text:p/>
          </table:table-cell>
          <table:table-cell table:formula="of:=[.$I16]*(SUM([.$G16];[.$H16];[.$J16])/COUNT([.$G16];[.$H16];[.$J16]))" office:value-type="float" office:value="-0.199076442526927" calcext:value-type="float">
            <text:p/>
          </table:table-cell>
          <table:table-cell table:formula="of:=[.$J16]*(SUM([.$G16:.$I16])/COUNT([.$G16:.$I16]))" office:value-type="float" office:value="-0.104320375895618" calcext:value-type="float">
            <text:p/>
          </table:table-cell>
        </table:table-row>
        <table:table-row table:style-name="ro1">
          <table:table-cell office:value-type="float" office:value="0.900017099222168" calcext:value-type="float">
            <text:p>0.900017099222168</text:p>
          </table:table-cell>
          <table:table-cell office:value-type="float" office:value="0.435696969507262" calcext:value-type="float">
            <text:p>0.435696969507262</text:p>
          </table:table-cell>
          <table:table-cell office:value-type="float" office:value="0.206510841147974" calcext:value-type="float">
            <text:p>0.206510841147974</text:p>
          </table:table-cell>
          <table:table-cell office:value-type="float" office:value="0.344812544062734" calcext:value-type="float">
            <text:p>0.344812544062734</text:p>
          </table:table-cell>
          <table:table-cell table:formula="of:=AVERAGE([.$A$2:.D17])" office:value-type="float" office:value="0.426188318047934" calcext:value-type="float">
            <text:p/>
          </table:table-cell>
          <table:table-cell table:formula="of:=STDEV([.$A$2:.D17])" office:value-type="float" office:value="0.293023502217199" calcext:value-type="float">
            <text:p/>
          </table:table-cell>
          <table:table-cell table:formula="of:=([.A17]-[.$E17])/[.$F17]" office:value-type="float" office:value="1.61703336964083" calcext:value-type="float">
            <text:p/>
          </table:table-cell>
          <table:table-cell table:formula="of:=([.B17]-[.$E17])/[.$F17]" office:value-type="float" office:value="0.0324501324548347" calcext:value-type="float">
            <text:p/>
          </table:table-cell>
          <table:table-cell table:formula="of:=([.C17]-[.$E17])/[.$F17]" office:value-type="float" office:value="-0.749692346305819" calcext:value-type="float">
            <text:p/>
          </table:table-cell>
          <table:table-cell table:formula="of:=([.D17]-[.$E17])/[.$F17]" office:value-type="float" office:value="-0.277710741184447" calcext:value-type="float">
            <text:p/>
          </table:table-cell>
          <table:table-cell table:formula="of:=[.$G17]*(SUM([.$H17:.$J17])/COUNT([.$H17:.$J17]))" office:value-type="float" office:value="-0.536290709838348" calcext:value-type="float">
            <text:p/>
          </table:table-cell>
          <table:table-cell table:formula="of:=[.$H17]*(SUM([.$G17];[.$I17];[.$J17])/COUNT([.$G17];[.$I17];[.$J17]))" office:value-type="float" office:value="0.00637786025172243" calcext:value-type="float">
            <text:p/>
          </table:table-cell>
          <table:table-cell table:formula="of:=[.$I17]*(SUM([.$G17];[.$H17];[.$J17])/COUNT([.$G17];[.$H17];[.$J17]))" office:value-type="float" office:value="-0.34280251324198" calcext:value-type="float">
            <text:p/>
          </table:table-cell>
          <table:table-cell table:formula="of:=[.$J17]*(SUM([.$G17:.$I17])/COUNT([.$G17:.$I17]))" office:value-type="float" office:value="-0.0832938895952026" calcext:value-type="float">
            <text:p/>
          </table:table-cell>
        </table:table-row>
        <table:table-row table:style-name="ro1">
          <table:table-cell office:value-type="float" office:value="0.786091489717364" calcext:value-type="float">
            <text:p>0.786091489717364</text:p>
          </table:table-cell>
          <table:table-cell office:value-type="float" office:value="0.907994202105328" calcext:value-type="float">
            <text:p>0.907994202105328</text:p>
          </table:table-cell>
          <table:table-cell office:value-type="float" office:value="0.652592385886237" calcext:value-type="float">
            <text:p>0.652592385886237</text:p>
          </table:table-cell>
          <table:table-cell office:value-type="float" office:value="0.63885125820525" calcext:value-type="float">
            <text:p>0.63885125820525</text:p>
          </table:table-cell>
          <table:table-cell table:formula="of:=AVERAGE([.$A$2:.D18])" office:value-type="float" office:value="0.4450232601615" calcext:value-type="float">
            <text:p/>
          </table:table-cell>
          <table:table-cell table:formula="of:=STDEV([.$A$2:.D18])" office:value-type="float" office:value="0.295321299290303" calcext:value-type="float">
            <text:p/>
          </table:table-cell>
          <table:table-cell table:formula="of:=([.A18]-[.$E18])/[.$F18]" office:value-type="float" office:value="1.15490562440128" calcext:value-type="float">
            <text:p/>
          </table:table-cell>
          <table:table-cell table:formula="of:=([.B18]-[.$E18])/[.$F18]" office:value-type="float" office:value="1.56768557857632" calcext:value-type="float">
            <text:p/>
          </table:table-cell>
          <table:table-cell table:formula="of:=([.C18]-[.$E18])/[.$F18]" office:value-type="float" office:value="0.702858636419229" calcext:value-type="float">
            <text:p/>
          </table:table-cell>
          <table:table-cell table:formula="of:=([.D18]-[.$E18])/[.$F18]" office:value-type="float" office:value="0.65632922010551" calcext:value-type="float">
            <text:p/>
          </table:table-cell>
          <table:table-cell table:formula="of:=[.$G18]*(SUM([.$H18:.$J18])/COUNT([.$H18:.$J18]))" office:value-type="float" office:value="1.12675419736964" calcext:value-type="float">
            <text:p/>
          </table:table-cell>
          <table:table-cell table:formula="of:=[.$H18]*(SUM([.$G18];[.$I18];[.$J18])/COUNT([.$G18];[.$I18];[.$J18]))" office:value-type="float" office:value="1.31376936441349" calcext:value-type="float">
            <text:p/>
          </table:table-cell>
          <table:table-cell table:formula="of:=[.$I18]*(SUM([.$G18];[.$H18];[.$J18])/COUNT([.$G18];[.$H18];[.$J18]))" office:value-type="float" office:value="0.79163446704576" calcext:value-type="float">
            <text:p/>
          </table:table-cell>
          <table:table-cell table:formula="of:=[.$J18]*(SUM([.$G18:.$I18])/COUNT([.$G18:.$I18]))" office:value-type="float" office:value="0.749407607200622" calcext:value-type="float">
            <text:p/>
          </table:table-cell>
        </table:table-row>
        <table:table-row table:style-name="ro1">
          <table:table-cell office:value-type="float" office:value="0.455796232912689" calcext:value-type="float">
            <text:p>0.455796232912689</text:p>
          </table:table-cell>
          <table:table-cell office:value-type="float" office:value="0.610165892634541" calcext:value-type="float">
            <text:p>0.610165892634541</text:p>
          </table:table-cell>
          <table:table-cell office:value-type="float" office:value="0.85485833697021" calcext:value-type="float">
            <text:p>0.85485833697021</text:p>
          </table:table-cell>
          <table:table-cell office:value-type="float" office:value="0.890366638312116" calcext:value-type="float">
            <text:p>0.890366638312116</text:p>
          </table:table-cell>
          <table:table-cell table:formula="of:=AVERAGE([.$A$2:.D19])" office:value-type="float" office:value="0.459344010997383" calcext:value-type="float">
            <text:p/>
          </table:table-cell>
          <table:table-cell table:formula="of:=STDEV([.$A$2:.D19])" office:value-type="float" office:value="0.296037219231568" calcext:value-type="float">
            <text:p/>
          </table:table-cell>
          <table:table-cell table:formula="of:=([.A19]-[.$E19])/[.$F19]" office:value-type="float" office:value="-0.0119842298677921" calcext:value-type="float">
            <text:p/>
          </table:table-cell>
          <table:table-cell table:formula="of:=([.B19]-[.$E19])/[.$F19]" office:value-type="float" office:value="0.509469322906933" calcext:value-type="float">
            <text:p/>
          </table:table-cell>
          <table:table-cell table:formula="of:=([.C19]-[.$E19])/[.$F19]" office:value-type="float" office:value="1.33602905404758" calcext:value-type="float">
            <text:p/>
          </table:table-cell>
          <table:table-cell table:formula="of:=([.D19]-[.$E19])/[.$F19]" office:value-type="float" office:value="1.45597444954236" calcext:value-type="float">
            <text:p/>
          </table:table-cell>
          <table:table-cell table:formula="of:=[.$G19]*(SUM([.$H19:.$J19])/COUNT([.$H19:.$J19]))" office:value-type="float" office:value="-0.013188536418336" calcext:value-type="float">
            <text:p/>
          </table:table-cell>
          <table:table-cell table:formula="of:=[.$H19]*(SUM([.$G19];[.$I19];[.$J19])/COUNT([.$G19];[.$I19];[.$J19]))" office:value-type="float" office:value="0.472111512350482" calcext:value-type="float">
            <text:p/>
          </table:table-cell>
          <table:table-cell table:formula="of:=[.$I19]*(SUM([.$G19];[.$H19];[.$J19])/COUNT([.$G19];[.$H19];[.$J19]))" office:value-type="float" office:value="0.869959568265127" calcext:value-type="float">
            <text:p/>
          </table:table-cell>
          <table:table-cell table:formula="of:=[.$J19]*(SUM([.$G19:.$I19])/COUNT([.$G19:.$I19]))" office:value-type="float" office:value="0.889849917010907" calcext:value-type="float">
            <text:p/>
          </table:table-cell>
        </table:table-row>
        <table:table-row table:style-name="ro1">
          <table:table-cell office:value-type="float" office:value="0.416842300212011" calcext:value-type="float">
            <text:p>0.416842300212011</text:p>
          </table:table-cell>
          <table:table-cell office:value-type="float" office:value="0.597534591797739" calcext:value-type="float">
            <text:p>0.597534591797739</text:p>
          </table:table-cell>
          <table:table-cell office:value-type="float" office:value="0.455371626652777" calcext:value-type="float">
            <text:p>0.455371626652777</text:p>
          </table:table-cell>
          <table:table-cell office:value-type="float" office:value="0.997652846155688" calcext:value-type="float">
            <text:p>0.997652846155688</text:p>
          </table:table-cell>
          <table:table-cell table:formula="of:=AVERAGE([.$A$2:.D20])" office:value-type="float" office:value="0.467633817850392" calcext:value-type="float">
            <text:p/>
          </table:table-cell>
          <table:table-cell table:formula="of:=STDEV([.$A$2:.D20])" office:value-type="float" office:value="0.295020291341954" calcext:value-type="float">
            <text:p/>
          </table:table-cell>
          <table:table-cell table:formula="of:=([.A20]-[.$E20])/[.$F20]" office:value-type="float" office:value="-0.17216279398053" calcext:value-type="float">
            <text:p/>
          </table:table-cell>
          <table:table-cell table:formula="of:=([.B20]-[.$E20])/[.$F20]" office:value-type="float" office:value="0.440311320134864" calcext:value-type="float">
            <text:p/>
          </table:table-cell>
          <table:table-cell table:formula="of:=([.C20]-[.$E20])/[.$F20]" office:value-type="float" office:value="-0.0415638908830221" calcext:value-type="float">
            <text:p/>
          </table:table-cell>
          <table:table-cell table:formula="of:=([.D20]-[.$E20])/[.$F20]" office:value-type="float" office:value="1.79655109787333" calcext:value-type="float">
            <text:p/>
          </table:table-cell>
          <table:table-cell table:formula="of:=[.$G20]*(SUM([.$H20:.$J20])/COUNT([.$H20:.$J20]))" office:value-type="float" office:value="-0.125982909350404" calcext:value-type="float">
            <text:p/>
          </table:table-cell>
          <table:table-cell table:formula="of:=[.$H20]*(SUM([.$G20];[.$I20];[.$J20])/COUNT([.$G20];[.$I20];[.$J20]))" office:value-type="float" office:value="0.232311835611342" calcext:value-type="float">
            <text:p/>
          </table:table-cell>
          <table:table-cell table:formula="of:=[.$I20]*(SUM([.$G20];[.$H20];[.$J20])/COUNT([.$G20];[.$H20];[.$J20]))" office:value-type="float" office:value="-0.0286056499597675" calcext:value-type="float">
            <text:p/>
          </table:table-cell>
          <table:table-cell table:formula="of:=[.$J20]*(SUM([.$G20:.$I20])/COUNT([.$G20:.$I20]))" office:value-type="float" office:value="0.135690291752634" calcext:value-type="float">
            <text:p/>
          </table:table-cell>
        </table:table-row>
        <table:table-row table:style-name="ro1">
          <table:table-cell office:value-type="float" office:value="0.478840372757986" calcext:value-type="float">
            <text:p>0.478840372757986</text:p>
          </table:table-cell>
          <table:table-cell office:value-type="float" office:value="0.120539233786985" calcext:value-type="float">
            <text:p>0.120539233786985</text:p>
          </table:table-cell>
          <table:table-cell office:value-type="float" office:value="0.575753715122119" calcext:value-type="float">
            <text:p>0.575753715122119</text:p>
          </table:table-cell>
          <table:table-cell office:value-type="float" office:value="0.178921023616567" calcext:value-type="float">
            <text:p>0.178921023616567</text:p>
          </table:table-cell>
          <table:table-cell table:formula="of:=AVERAGE([.$A$2:.D21])" office:value-type="float" office:value="0.461177806273918" calcext:value-type="float">
            <text:p/>
          </table:table-cell>
          <table:table-cell table:formula="of:=STDEV([.$A$2:.D21])" office:value-type="float" office:value="0.292091622152946" calcext:value-type="float">
            <text:p/>
          </table:table-cell>
          <table:table-cell table:formula="of:=([.A21]-[.$E21])/[.$F21]" office:value-type="float" office:value="0.0604692676697861" calcext:value-type="float">
            <text:p/>
          </table:table-cell>
          <table:table-cell table:formula="of:=([.B21]-[.$E21])/[.$F21]" office:value-type="float" office:value="-1.16620452848376" calcext:value-type="float">
            <text:p/>
          </table:table-cell>
          <table:table-cell table:formula="of:=([.C21]-[.$E21])/[.$F21]" office:value-type="float" office:value="0.392260168243396" calcext:value-type="float">
            <text:p/>
          </table:table-cell>
          <table:table-cell table:formula="of:=([.D21]-[.$E21])/[.$F21]" office:value-type="float" office:value="-0.966329607733681" calcext:value-type="float">
            <text:p/>
          </table:table-cell>
          <table:table-cell table:formula="of:=[.$G21]*(SUM([.$H21:.$J21])/COUNT([.$H21:.$J21]))" office:value-type="float" office:value="-0.0350776974627278" calcext:value-type="float">
            <text:p/>
          </table:table-cell>
          <table:table-cell table:formula="of:=[.$H21]*(SUM([.$G21];[.$I21];[.$J21])/COUNT([.$G21];[.$I21];[.$J21]))" office:value-type="float" office:value="0.199654282069034" calcext:value-type="float">
            <text:p/>
          </table:table-cell>
          <table:table-cell table:formula="of:=[.$I21]*(SUM([.$G21];[.$H21];[.$J21])/COUNT([.$G21];[.$H21];[.$J21]))" office:value-type="float" office:value="-0.270929504649244" calcext:value-type="float">
            <text:p/>
          </table:table-cell>
          <table:table-cell table:formula="of:=[.$J21]*(SUM([.$G21:.$I21])/COUNT([.$G21:.$I21]))" office:value-type="float" office:value="0.229817368777159" calcext:value-type="float">
            <text:p/>
          </table:table-cell>
        </table:table-row>
        <table:table-row table:style-name="ro1">
          <table:table-cell office:value-type="float" office:value="0.028530030278489" calcext:value-type="float">
            <text:p>0.028530030278489</text:p>
          </table:table-cell>
          <table:table-cell office:value-type="float" office:value="0.279563412070274" calcext:value-type="float">
            <text:p>0.279563412070274</text:p>
          </table:table-cell>
          <table:table-cell office:value-type="float" office:value="0.379134158836678" calcext:value-type="float">
            <text:p>0.379134158836678</text:p>
          </table:table-cell>
          <table:table-cell office:value-type="float" office:value="0.314205934293568" calcext:value-type="float">
            <text:p>0.314205934293568</text:p>
          </table:table-cell>
          <table:table-cell table:formula="of:=AVERAGE([.$A$2:.D22])" office:value-type="float" office:value="0.451138786159434" calcext:value-type="float">
            <text:p/>
          </table:table-cell>
          <table:table-cell table:formula="of:=STDEV([.$A$2:.D22])" office:value-type="float" office:value="0.289996215983393" calcext:value-type="float">
            <text:p/>
          </table:table-cell>
          <table:table-cell table:formula="of:=([.A22]-[.$E22])/[.$F22]" office:value-type="float" office:value="-1.4572905872163" calcext:value-type="float">
            <text:p/>
          </table:table-cell>
          <table:table-cell table:formula="of:=([.B22]-[.$E22])/[.$F22]" office:value-type="float" office:value="-0.591646941003481" calcext:value-type="float">
            <text:p/>
          </table:table-cell>
          <table:table-cell table:formula="of:=([.C22]-[.$E22])/[.$F22]" office:value-type="float" office:value="-0.248295058190964" calcext:value-type="float">
            <text:p/>
          </table:table-cell>
          <table:table-cell table:formula="of:=([.D22]-[.$E22])/[.$F22]" office:value-type="float" office:value="-0.47218840908499" calcext:value-type="float">
            <text:p/>
          </table:table-cell>
          <table:table-cell table:formula="of:=[.$G22]*(SUM([.$H22:.$J22])/COUNT([.$H22:.$J22]))" office:value-type="float" office:value="0.637385097728635" calcext:value-type="float">
            <text:p/>
          </table:table-cell>
          <table:table-cell table:formula="of:=[.$H22]*(SUM([.$G22];[.$I22];[.$J22])/COUNT([.$G22];[.$I22];[.$J22]))" office:value-type="float" office:value="0.42949111917903" calcext:value-type="float">
            <text:p/>
          </table:table-cell>
          <table:table-cell table:formula="of:=[.$I22]*(SUM([.$G22];[.$H22];[.$J22])/COUNT([.$G22];[.$H22];[.$J22]))" office:value-type="float" office:value="0.208661037103279" calcext:value-type="float">
            <text:p/>
          </table:table-cell>
          <table:table-cell table:formula="of:=[.$J22]*(SUM([.$G22:.$I22])/COUNT([.$G22:.$I22]))" office:value-type="float" office:value="0.361575533425162" calcext:value-type="float">
            <text:p/>
          </table:table-cell>
        </table:table-row>
        <table:table-row table:style-name="ro1">
          <table:table-cell office:value-type="float" office:value="0.384086292935535" calcext:value-type="float">
            <text:p>0.384086292935535</text:p>
          </table:table-cell>
          <table:table-cell office:value-type="float" office:value="0.05479901493527" calcext:value-type="float">
            <text:p>0.05479901493527</text:p>
          </table:table-cell>
          <table:table-cell office:value-type="float" office:value="0.128935348475352" calcext:value-type="float">
            <text:p>0.128935348475352</text:p>
          </table:table-cell>
          <table:table-cell office:value-type="float" office:value="0.759227784816176" calcext:value-type="float">
            <text:p>0.759227784816176</text:p>
          </table:table-cell>
          <table:table-cell table:formula="of:=AVERAGE([.$A$2:.D23])" office:value-type="float" office:value="0.44571257361994" calcext:value-type="float">
            <text:p/>
          </table:table-cell>
          <table:table-cell table:formula="of:=STDEV([.$A$2:.D23])" office:value-type="float" office:value="0.290418681581768" calcext:value-type="float">
            <text:p/>
          </table:table-cell>
          <table:table-cell table:formula="of:=([.A23]-[.$E23])/[.$F23]" office:value-type="float" office:value="-0.212198059535141" calcext:value-type="float">
            <text:p/>
          </table:table-cell>
          <table:table-cell table:formula="of:=([.B23]-[.$E23])/[.$F23]" office:value-type="float" office:value="-1.34603447875859" calcext:value-type="float">
            <text:p/>
          </table:table-cell>
          <table:table-cell table:formula="of:=([.C23]-[.$E23])/[.$F23]" office:value-type="float" office:value="-1.09076049591321" calcext:value-type="float">
            <text:p/>
          </table:table-cell>
          <table:table-cell table:formula="of:=([.D23]-[.$E23])/[.$F23]" office:value-type="float" office:value="1.07952838807983" calcext:value-type="float">
            <text:p/>
          </table:table-cell>
          <table:table-cell table:formula="of:=[.$G23]*(SUM([.$H23:.$J23])/COUNT([.$H23:.$J23]))" office:value-type="float" office:value="0.0960031119822327" calcext:value-type="float">
            <text:p/>
          </table:table-cell>
          <table:table-cell table:formula="of:=[.$H23]*(SUM([.$G23];[.$I23];[.$J23])/COUNT([.$G23];[.$I23];[.$J23]))" office:value-type="float" office:value="0.100248236290941" calcext:value-type="float">
            <text:p/>
          </table:table-cell>
          <table:table-cell table:formula="of:=[.$I23]*(SUM([.$G23];[.$H23];[.$J23])/COUNT([.$G23];[.$H23];[.$J23]))" office:value-type="float" office:value="0.174050525427673" calcext:value-type="float">
            <text:p/>
          </table:table-cell>
          <table:table-cell table:formula="of:=[.$J23]*(SUM([.$G23:.$I23])/COUNT([.$G23:.$I23]))" office:value-type="float" office:value="-0.953221060084036" calcext:value-type="float">
            <text:p/>
          </table:table-cell>
        </table:table-row>
        <table:table-row table:style-name="ro1">
          <table:table-cell office:value-type="float" office:value="0.126840568846092" calcext:value-type="float">
            <text:p>0.126840568846092</text:p>
          </table:table-cell>
          <table:table-cell office:value-type="float" office:value="0.16379868821241" calcext:value-type="float">
            <text:p>0.16379868821241</text:p>
          </table:table-cell>
          <table:table-cell office:value-type="float" office:value="0.901503533590585" calcext:value-type="float">
            <text:p>0.901503533590585</text:p>
          </table:table-cell>
          <table:table-cell office:value-type="float" office:value="0.671040821587667" calcext:value-type="float">
            <text:p>0.671040821587667</text:p>
          </table:table-cell>
          <table:table-cell table:formula="of:=AVERAGE([.$A$2:.D24])" office:value-type="float" office:value="0.446585761856429" calcext:value-type="float">
            <text:p/>
          </table:table-cell>
          <table:table-cell table:formula="of:=STDEV([.$A$2:.D24])" office:value-type="float" office:value="0.29234641482674" calcext:value-type="float">
            <text:p/>
          </table:table-cell>
          <table:table-cell table:formula="of:=([.A24]-[.$E24])/[.$F24]" office:value-type="float" office:value="-1.09372024691952" calcext:value-type="float">
            <text:p/>
          </table:table-cell>
          <table:table-cell table:formula="of:=([.B24]-[.$E24])/[.$F24]" office:value-type="float" office:value="-0.967301322342587" calcext:value-type="float">
            <text:p/>
          </table:table-cell>
          <table:table-cell table:formula="of:=([.C24]-[.$E24])/[.$F24]" office:value-type="float" office:value="1.55609150193877" calcext:value-type="float">
            <text:p/>
          </table:table-cell>
          <table:table-cell table:formula="of:=([.D24]-[.$E24])/[.$F24]" office:value-type="float" office:value="0.767770864794978" calcext:value-type="float">
            <text:p/>
          </table:table-cell>
          <table:table-cell table:formula="of:=[.$G24]*(SUM([.$H24:.$J24])/COUNT([.$H24:.$J24]))" office:value-type="float" office:value="-0.494566093477632" calcext:value-type="float">
            <text:p/>
          </table:table-cell>
          <table:table-cell table:formula="of:=[.$H24]*(SUM([.$G24];[.$I24];[.$J24])/COUNT([.$G24];[.$I24];[.$J24]))" office:value-type="float" office:value="-0.396639366388538" calcext:value-type="float">
            <text:p/>
          </table:table-cell>
          <table:table-cell table:formula="of:=[.$I24]*(SUM([.$G24];[.$H24];[.$J24])/COUNT([.$G24];[.$H24];[.$J24]))" office:value-type="float" office:value="-0.67080547703254" calcext:value-type="float">
            <text:p/>
          </table:table-cell>
          <table:table-cell table:formula="of:=[.$J24]*(SUM([.$G24:.$I24])/COUNT([.$G24:.$I24]))" office:value-type="float" office:value="-0.129223531483275" calcext:value-type="float">
            <text:p/>
          </table:table-cell>
        </table:table-row>
        <table:table-row table:style-name="ro1">
          <table:table-cell office:value-type="float" office:value="0.113218322629109" calcext:value-type="float">
            <text:p>0.113218322629109</text:p>
          </table:table-cell>
          <table:table-cell office:value-type="float" office:value="0.857677294174209" calcext:value-type="float">
            <text:p>0.857677294174209</text:p>
          </table:table-cell>
          <table:table-cell office:value-type="float" office:value="0.586245958227664" calcext:value-type="float">
            <text:p>0.586245958227664</text:p>
          </table:table-cell>
          <table:table-cell office:value-type="float" office:value="0.113583570346236" calcext:value-type="float">
            <text:p>0.113583570346236</text:p>
          </table:table-cell>
          <table:table-cell table:formula="of:=AVERAGE([.$A$2:.D25])" office:value-type="float" office:value="0.445381408710091" calcext:value-type="float">
            <text:p/>
          </table:table-cell>
          <table:table-cell table:formula="of:=STDEV([.$A$2:.D25])" office:value-type="float" office:value="0.293577409724352" calcext:value-type="float">
            <text:p/>
          </table:table-cell>
          <table:table-cell table:formula="of:=([.A25]-[.$E25])/[.$F25]" office:value-type="float" office:value="-1.13143271613732" calcext:value-type="float">
            <text:p/>
          </table:table-cell>
          <table:table-cell table:formula="of:=([.B25]-[.$E25])/[.$F25]" office:value-type="float" office:value="1.40438559578285" calcext:value-type="float">
            <text:p/>
          </table:table-cell>
          <table:table-cell table:formula="of:=([.C25]-[.$E25])/[.$F25]" office:value-type="float" office:value="0.479820806545827" calcext:value-type="float">
            <text:p/>
          </table:table-cell>
          <table:table-cell table:formula="of:=([.D25]-[.$E25])/[.$F25]" office:value-type="float" office:value="-1.13018858867714" calcext:value-type="float">
            <text:p/>
          </table:table-cell>
          <table:table-cell table:formula="of:=[.$G25]*(SUM([.$H25:.$J25])/COUNT([.$H25:.$J25]))" office:value-type="float" office:value="-0.284373474305227" calcext:value-type="float">
            <text:p/>
          </table:table-cell>
          <table:table-cell table:formula="of:=[.$H25]*(SUM([.$G25];[.$I25];[.$J25])/COUNT([.$G25];[.$I25];[.$J25]))" office:value-type="float" office:value="-0.834111651442386" calcext:value-type="float">
            <text:p/>
          </table:table-cell>
          <table:table-cell table:formula="of:=[.$I25]*(SUM([.$G25];[.$H25];[.$J25])/COUNT([.$G25];[.$H25];[.$J25]))" office:value-type="float" office:value="-0.137106509769144" calcext:value-type="float">
            <text:p/>
          </table:table-cell>
          <table:table-cell table:formula="of:=[.$J25]*(SUM([.$G25:.$I25])/COUNT([.$G25:.$I25]))" office:value-type="float" office:value="-0.283592076663297" calcext:value-type="float">
            <text:p/>
          </table:table-cell>
        </table:table-row>
        <table:table-row table:style-name="ro1">
          <table:table-cell office:value-type="float" office:value="0.453296560794115" calcext:value-type="float">
            <text:p>0.453296560794115</text:p>
          </table:table-cell>
          <table:table-cell office:value-type="float" office:value="0.238897514995188" calcext:value-type="float">
            <text:p>0.238897514995188</text:p>
          </table:table-cell>
          <table:table-cell office:value-type="float" office:value="0.326772629516199" calcext:value-type="float">
            <text:p>0.326772629516199</text:p>
          </table:table-cell>
          <table:table-cell office:value-type="float" office:value="0.636426464654505" calcext:value-type="float">
            <text:p>0.636426464654505</text:p>
          </table:table-cell>
          <table:table-cell table:formula="of:=AVERAGE([.$A$2:.D26])" office:value-type="float" office:value="0.444120084061287" calcext:value-type="float">
            <text:p/>
          </table:table-cell>
          <table:table-cell table:formula="of:=STDEV([.$A$2:.D26])" office:value-type="float" office:value="0.289215876215513" calcext:value-type="float">
            <text:p/>
          </table:table-cell>
          <table:table-cell table:formula="of:=([.A26]-[.$E26])/[.$F26]" office:value-type="float" office:value="0.0317288139672864" calcext:value-type="float">
            <text:p/>
          </table:table-cell>
          <table:table-cell table:formula="of:=([.B26]-[.$E26])/[.$F26]" office:value-type="float" office:value="-0.709582654145776" calcext:value-type="float">
            <text:p/>
          </table:table-cell>
          <table:table-cell table:formula="of:=([.C26]-[.$E26])/[.$F26]" office:value-type="float" office:value="-0.405743474668884" calcext:value-type="float">
            <text:p/>
          </table:table-cell>
          <table:table-cell table:formula="of:=([.D26]-[.$E26])/[.$F26]" office:value-type="float" office:value="0.664923319942223" calcext:value-type="float">
            <text:p/>
          </table:table-cell>
          <table:table-cell table:formula="of:=[.$G26]*(SUM([.$H26:.$J26])/COUNT([.$H26:.$J26]))" office:value-type="float" office:value="-0.00476358231101893" calcext:value-type="float">
            <text:p/>
          </table:table-cell>
          <table:table-cell table:formula="of:=[.$H26]*(SUM([.$G26];[.$I26];[.$J26])/COUNT([.$G26];[.$I26];[.$J26]))" office:value-type="float" office:value="-0.0688079128459841" calcext:value-type="float">
            <text:p/>
          </table:table-cell>
          <table:table-cell table:formula="of:=[.$I26]*(SUM([.$G26];[.$H26];[.$J26])/COUNT([.$G26];[.$H26];[.$J26]))" office:value-type="float" office:value="0.00174882473664633" calcext:value-type="float">
            <text:p/>
          </table:table-cell>
          <table:table-cell table:formula="of:=[.$J26]*(SUM([.$G26:.$I26])/COUNT([.$G26:.$I26]))" office:value-type="float" office:value="-0.240169708022932" calcext:value-type="float">
            <text:p/>
          </table:table-cell>
        </table:table-row>
        <table:table-row table:style-name="ro1">
          <table:table-cell office:value-type="float" office:value="0.491623802343383" calcext:value-type="float">
            <text:p>0.491623802343383</text:p>
          </table:table-cell>
          <table:table-cell office:value-type="float" office:value="0.671005283249542" calcext:value-type="float">
            <text:p>0.671005283249542</text:p>
          </table:table-cell>
          <table:table-cell office:value-type="float" office:value="0.843085214262828" calcext:value-type="float">
            <text:p>0.843085214262828</text:p>
          </table:table-cell>
          <table:table-cell office:value-type="float" office:value="0.457162044476718" calcext:value-type="float">
            <text:p>0.457162044476718</text:p>
          </table:table-cell>
          <table:table-cell table:formula="of:=AVERAGE([.$A$2:.D27])" office:value-type="float" office:value="0.450720045677512" calcext:value-type="float">
            <text:p/>
          </table:table-cell>
          <table:table-cell table:formula="of:=STDEV([.$A$2:.D27])" office:value-type="float" office:value="0.28709260810702" calcext:value-type="float">
            <text:p/>
          </table:table-cell>
          <table:table-cell table:formula="of:=([.A27]-[.$E27])/[.$F27]" office:value-type="float" office:value="0.142475826652506" calcext:value-type="float">
            <text:p/>
          </table:table-cell>
          <table:table-cell table:formula="of:=([.B27]-[.$E27])/[.$F27]" office:value-type="float" office:value="0.767296793269975" calcext:value-type="float">
            <text:p/>
          </table:table-cell>
          <table:table-cell table:formula="of:=([.C27]-[.$E27])/[.$F27]" office:value-type="float" office:value="1.36668502603541" calcext:value-type="float">
            <text:p/>
          </table:table-cell>
          <table:table-cell table:formula="of:=([.D27]-[.$E27])/[.$F27]" office:value-type="float" office:value="0.022438748394402" calcext:value-type="float">
            <text:p/>
          </table:table-cell>
          <table:table-cell table:formula="of:=[.$G27]*(SUM([.$H27:.$J27])/COUNT([.$H27:.$J27]))" office:value-type="float" office:value="0.102412600997831" calcext:value-type="float">
            <text:p/>
          </table:table-cell>
          <table:table-cell table:formula="of:=[.$H27]*(SUM([.$G27];[.$I27];[.$J27])/COUNT([.$G27];[.$I27];[.$J27]))" office:value-type="float" office:value="0.391730487494679" calcext:value-type="float">
            <text:p/>
          </table:table-cell>
          <table:table-cell table:formula="of:=[.$I27]*(SUM([.$G27];[.$H27];[.$J27])/COUNT([.$G27];[.$H27];[.$J27]))" office:value-type="float" office:value="0.424679772726222" calcext:value-type="float">
            <text:p/>
          </table:table-cell>
          <table:table-cell table:formula="of:=[.$J27]*(SUM([.$G27:.$I27])/COUNT([.$G27:.$I27]))" office:value-type="float" office:value="0.0170269534493873" calcext:value-type="float">
            <text:p/>
          </table:table-cell>
        </table:table-row>
        <table:table-row table:style-name="ro1">
          <table:table-cell office:value-type="float" office:value="0.611238028854132" calcext:value-type="float">
            <text:p>0.611238028854132</text:p>
          </table:table-cell>
          <table:table-cell office:value-type="float" office:value="0.964158178307116" calcext:value-type="float">
            <text:p>0.964158178307116</text:p>
          </table:table-cell>
          <table:table-cell office:value-type="float" office:value="0.155220363521948" calcext:value-type="float">
            <text:p>0.155220363521948</text:p>
          </table:table-cell>
          <table:table-cell office:value-type="float" office:value="0.731438759248704" calcext:value-type="float">
            <text:p>0.731438759248704</text:p>
          </table:table-cell>
          <table:table-cell table:formula="of:=AVERAGE([.$A$2:.D28])" office:value-type="float" office:value="0.456823519262899" calcext:value-type="float">
            <text:p/>
          </table:table-cell>
          <table:table-cell table:formula="of:=STDEV([.$A$2:.D28])" office:value-type="float" office:value="0.289068235630769" calcext:value-type="float">
            <text:p/>
          </table:table-cell>
          <table:table-cell table:formula="of:=([.A28]-[.$E28])/[.$F28]" office:value-type="float" office:value="0.534180136583629" calcext:value-type="float">
            <text:p/>
          </table:table-cell>
          <table:table-cell table:formula="of:=([.B28]-[.$E28])/[.$F28]" office:value-type="float" office:value="1.75506886094619" calcext:value-type="float">
            <text:p/>
          </table:table-cell>
          <table:table-cell table:formula="of:=([.C28]-[.$E28])/[.$F28]" office:value-type="float" office:value="-1.04336318752847" calcext:value-type="float">
            <text:p/>
          </table:table-cell>
          <table:table-cell table:formula="of:=([.D28]-[.$E28])/[.$F28]" office:value-type="float" office:value="0.950001439579044" calcext:value-type="float">
            <text:p/>
          </table:table-cell>
          <table:table-cell table:formula="of:=[.$G28]*(SUM([.$H28:.$J28])/COUNT([.$H28:.$J28]))" office:value-type="float" office:value="0.295883644194198" calcext:value-type="float">
            <text:p/>
          </table:table-cell>
          <table:table-cell table:formula="of:=[.$H28]*(SUM([.$G28];[.$I28];[.$J28])/COUNT([.$G28];[.$I28];[.$J28]))" office:value-type="float" office:value="0.257888875741453" calcext:value-type="float">
            <text:p/>
          </table:table-cell>
          <table:table-cell table:formula="of:=[.$I28]*(SUM([.$G28];[.$H28];[.$J28])/COUNT([.$G28];[.$H28];[.$J28]))" office:value-type="float" office:value="-1.12657155375497" calcext:value-type="float">
            <text:p/>
          </table:table-cell>
          <table:table-cell table:formula="of:=[.$J28]*(SUM([.$G28:.$I28])/COUNT([.$G28:.$I28]))" office:value-type="float" office:value="0.394531104350793" calcext:value-type="float">
            <text:p/>
          </table:table-cell>
        </table:table-row>
        <table:table-row table:style-name="ro1">
          <table:table-cell office:value-type="float" office:value="0.754342304775491" calcext:value-type="float">
            <text:p>0.754342304775491</text:p>
          </table:table-cell>
          <table:table-cell office:value-type="float" office:value="0.0633664666675031" calcext:value-type="float">
            <text:p>0.0633664666675031</text:p>
          </table:table-cell>
          <table:table-cell office:value-type="float" office:value="0.315104010282084" calcext:value-type="float">
            <text:p>0.315104010282084</text:p>
          </table:table-cell>
          <table:table-cell office:value-type="float" office:value="0.256666749017313" calcext:value-type="float">
            <text:p>0.256666749017313</text:p>
          </table:table-cell>
          <table:table-cell table:formula="of:=AVERAGE([.$A$2:.D29])" office:value-type="float" office:value="0.45291446081371" calcext:value-type="float">
            <text:p/>
          </table:table-cell>
          <table:table-cell table:formula="of:=STDEV([.$A$2:.D29])" office:value-type="float" office:value="0.288561658098767" calcext:value-type="float">
            <text:p/>
          </table:table-cell>
          <table:table-cell table:formula="of:=([.A29]-[.$E29])/[.$F29]" office:value-type="float" office:value="1.04458730223477" calcext:value-type="float">
            <text:p/>
          </table:table-cell>
          <table:table-cell table:formula="of:=([.B29]-[.$E29])/[.$F29]" office:value-type="float" office:value="-1.3499644987931" calcext:value-type="float">
            <text:p/>
          </table:table-cell>
          <table:table-cell table:formula="of:=([.C29]-[.$E29])/[.$F29]" office:value-type="float" office:value="-0.477577137030647" calcext:value-type="float">
            <text:p/>
          </table:table-cell>
          <table:table-cell table:formula="of:=([.D29]-[.$E29])/[.$F29]" office:value-type="float" office:value="-0.680089354522722" calcext:value-type="float">
            <text:p/>
          </table:table-cell>
          <table:table-cell table:formula="of:=[.$G29]*(SUM([.$H29:.$J29])/COUNT([.$H29:.$J29]))" office:value-type="float" office:value="-0.873146497068768" calcext:value-type="float">
            <text:p/>
          </table:table-cell>
          <table:table-cell table:formula="of:=[.$H29]*(SUM([.$G29];[.$I29];[.$J29])/COUNT([.$G29];[.$I29];[.$J29]))" office:value-type="float" office:value="0.0508842970441394" calcext:value-type="float">
            <text:p/>
          </table:table-cell>
          <table:table-cell table:formula="of:=[.$I29]*(SUM([.$G29];[.$H29];[.$J29])/COUNT([.$G29];[.$H29];[.$J29]))" office:value-type="float" office:value="0.156878764701585" calcext:value-type="float">
            <text:p/>
          </table:table-cell>
          <table:table-cell table:formula="of:=[.$J29]*(SUM([.$G29:.$I29])/COUNT([.$G29:.$I29]))" office:value-type="float" office:value="0.177492969117099" calcext:value-type="float">
            <text:p/>
          </table:table-cell>
        </table:table-row>
        <table:table-row table:style-name="ro1">
          <table:table-cell office:value-type="float" office:value="0.361450654221699" calcext:value-type="float">
            <text:p>0.361450654221699</text:p>
          </table:table-cell>
          <table:table-cell office:value-type="float" office:value="0.182343785651028" calcext:value-type="float">
            <text:p>0.182343785651028</text:p>
          </table:table-cell>
          <table:table-cell office:value-type="float" office:value="0.607337746303529" calcext:value-type="float">
            <text:p>0.607337746303529</text:p>
          </table:table-cell>
          <table:table-cell office:value-type="float" office:value="0.37601574184373" calcext:value-type="float">
            <text:p>0.37601574184373</text:p>
          </table:table-cell>
          <table:table-cell table:formula="of:=AVERAGE([.$A$2:.D30])" office:value-type="float" office:value="0.450461789130651" calcext:value-type="float">
            <text:p/>
          </table:table-cell>
          <table:table-cell table:formula="of:=STDEV([.$A$2:.D30])" office:value-type="float" office:value="0.285190484948373" calcext:value-type="float">
            <text:p/>
          </table:table-cell>
          <table:table-cell table:formula="of:=([.A30]-[.$E30])/[.$F30]" office:value-type="float" office:value="-0.312111166419404" calcext:value-type="float">
            <text:p/>
          </table:table-cell>
          <table:table-cell table:formula="of:=([.B30]-[.$E30])/[.$F30]" office:value-type="float" office:value="-0.940136567067304" calcext:value-type="float">
            <text:p/>
          </table:table-cell>
          <table:table-cell table:formula="of:=([.C30]-[.$E30])/[.$F30]" office:value-type="float" office:value="0.550074302798976" calcext:value-type="float">
            <text:p/>
          </table:table-cell>
          <table:table-cell table:formula="of:=([.D30]-[.$E30])/[.$F30]" office:value-type="float" office:value="-0.261039730341625" calcext:value-type="float">
            <text:p/>
          </table:table-cell>
          <table:table-cell table:formula="of:=[.$G30]*(SUM([.$H30:.$J30])/COUNT([.$H30:.$J30]))" office:value-type="float" office:value="0.0677387343319043" calcext:value-type="float">
            <text:p/>
          </table:table-cell>
          <table:table-cell table:formula="of:=[.$H30]*(SUM([.$G30];[.$I30];[.$J30])/COUNT([.$G30];[.$I30];[.$J30]))" office:value-type="float" office:value="0.00723171660903039" calcext:value-type="float">
            <text:p/>
          </table:table-cell>
          <table:table-cell table:formula="of:=[.$I30]*(SUM([.$G30];[.$H30];[.$J30])/COUNT([.$G30];[.$H30];[.$J30]))" office:value-type="float" office:value="-0.277473515533267" calcext:value-type="float">
            <text:p/>
          </table:table-cell>
          <table:table-cell table:formula="of:=[.$J30]*(SUM([.$G30:.$I30])/COUNT([.$G30:.$I30]))" office:value-type="float" office:value="0.0610983876665931" calcext:value-type="float">
            <text:p/>
          </table:table-cell>
        </table:table-row>
        <table:table-row table:style-name="ro1">
          <table:table-cell office:value-type="float" office:value="0.0579620753414929" calcext:value-type="float">
            <text:p>0.0579620753414929</text:p>
          </table:table-cell>
          <table:table-cell office:value-type="float" office:value="0.633755845483393" calcext:value-type="float">
            <text:p>0.633755845483393</text:p>
          </table:table-cell>
          <table:table-cell office:value-type="float" office:value="0.427686795592308" calcext:value-type="float">
            <text:p>0.427686795592308</text:p>
          </table:table-cell>
          <table:table-cell office:value-type="float" office:value="0.377660991623998" calcext:value-type="float">
            <text:p>0.377660991623998</text:p>
          </table:table-cell>
          <table:table-cell table:formula="of:=AVERAGE([.$A$2:.D31])" office:value-type="float" office:value="0.447921943726639" calcext:value-type="float">
            <text:p/>
          </table:table-cell>
          <table:table-cell table:formula="of:=STDEV([.$A$2:.D31])" office:value-type="float" office:value="0.283229614902658" calcext:value-type="float">
            <text:p/>
          </table:table-cell>
          <table:table-cell table:formula="of:=([.A31]-[.$E31])/[.$F31]" office:value-type="float" office:value="-1.37683295766641" calcext:value-type="float">
            <text:p/>
          </table:table-cell>
          <table:table-cell table:formula="of:=([.B31]-[.$E31])/[.$F31]" office:value-type="float" office:value="0.656124543404905" calcext:value-type="float">
            <text:p/>
          </table:table-cell>
          <table:table-cell table:formula="of:=([.C31]-[.$E31])/[.$F31]" office:value-type="float" office:value="-0.0714443231555621" calcext:value-type="float">
            <text:p/>
          </table:table-cell>
          <table:table-cell table:formula="of:=([.D31]-[.$E31])/[.$F31]" office:value-type="float" office:value="-0.24807064094194" calcext:value-type="float">
            <text:p/>
          </table:table-cell>
          <table:table-cell table:formula="of:=[.$G31]*(SUM([.$H31:.$J31])/COUNT([.$H31:.$J31]))" office:value-type="float" office:value="-0.154485054218886" calcext:value-type="float">
            <text:p/>
          </table:table-cell>
          <table:table-cell table:formula="of:=[.$H31]*(SUM([.$G31];[.$I31];[.$J31])/COUNT([.$G31];[.$I31];[.$J31]))" office:value-type="float" office:value="-0.37100516854107" calcext:value-type="float">
            <text:p/>
          </table:table-cell>
          <table:table-cell table:formula="of:=[.$I31]*(SUM([.$G31];[.$H31];[.$J31])/COUNT([.$G31];[.$H31];[.$J31]))" office:value-type="float" office:value="0.0230712546287651" calcext:value-type="float">
            <text:p/>
          </table:table-cell>
          <table:table-cell table:formula="of:=[.$J31]*(SUM([.$G31:.$I31])/COUNT([.$G31:.$I31]))" office:value-type="float" office:value="0.0655032790983218" calcext:value-type="float">
            <text:p/>
          </table:table-cell>
        </table:table-row>
        <table:table-row table:style-name="ro1">
          <table:table-cell office:value-type="float" office:value="0.510440446436405" calcext:value-type="float">
            <text:p>0.510440446436405</text:p>
          </table:table-cell>
          <table:table-cell office:value-type="float" office:value="0.861454786732793" calcext:value-type="float">
            <text:p>0.861454786732793</text:p>
          </table:table-cell>
          <table:table-cell office:value-type="float" office:value="0.0247477104421705" calcext:value-type="float">
            <text:p>0.0247477104421705</text:p>
          </table:table-cell>
          <table:table-cell office:value-type="float" office:value="0.994572401279584" calcext:value-type="float">
            <text:p>0.994572401279584</text:p>
          </table:table-cell>
          <table:table-cell table:formula="of:=AVERAGE([.$A$2:.D32])" office:value-type="float" office:value="0.452756843484578" calcext:value-type="float">
            <text:p/>
          </table:table-cell>
          <table:table-cell table:formula="of:=STDEV([.$A$2:.D32])" office:value-type="float" office:value="0.287913509347544" calcext:value-type="float">
            <text:p/>
          </table:table-cell>
          <table:table-cell table:formula="of:=([.A32]-[.$E32])/[.$F32]" office:value-type="float" office:value="0.200350456227453" calcext:value-type="float">
            <text:p/>
          </table:table-cell>
          <table:table-cell table:formula="of:=([.B32]-[.$E32])/[.$F32]" office:value-type="float" office:value="1.41951638245245" calcext:value-type="float">
            <text:p/>
          </table:table-cell>
          <table:table-cell table:formula="of:=([.C32]-[.$E32])/[.$F32]" office:value-type="float" office:value="-1.48658926777122" calcext:value-type="float">
            <text:p/>
          </table:table-cell>
          <table:table-cell table:formula="of:=([.D32]-[.$E32])/[.$F32]" office:value-type="float" office:value="1.88186917322096" calcext:value-type="float">
            <text:p/>
          </table:table-cell>
          <table:table-cell table:formula="of:=[.$G32]*(SUM([.$H32:.$J32])/COUNT([.$H32:.$J32]))" office:value-type="float" office:value="0.121198421413697" calcext:value-type="float">
            <text:p/>
          </table:table-cell>
          <table:table-cell table:formula="of:=[.$H32]*(SUM([.$G32];[.$I32];[.$J32])/COUNT([.$G32];[.$I32];[.$J32]))" office:value-type="float" office:value="0.28183568542895" calcext:value-type="float">
            <text:p/>
          </table:table-cell>
          <table:table-cell table:formula="of:=[.$I32]*(SUM([.$G32];[.$H32];[.$J32])/COUNT([.$G32];[.$H32];[.$J32]))" office:value-type="float" office:value="-1.7352143912866" calcext:value-type="float">
            <text:p/>
          </table:table-cell>
          <table:table-cell table:formula="of:=[.$J32]*(SUM([.$G32:.$I32])/COUNT([.$G32:.$I32]))" office:value-type="float" office:value="0.0836036507249417" calcext:value-type="float">
            <text:p/>
          </table:table-cell>
        </table:table-row>
        <table:table-row table:style-name="ro1">
          <table:table-cell office:value-type="float" office:value="0.962192756123841" calcext:value-type="float">
            <text:p>0.962192756123841</text:p>
          </table:table-cell>
          <table:table-cell office:value-type="float" office:value="0.454175566555932" calcext:value-type="float">
            <text:p>0.454175566555932</text:p>
          </table:table-cell>
          <table:table-cell office:value-type="float" office:value="0.770803641527891" calcext:value-type="float">
            <text:p>0.770803641527891</text:p>
          </table:table-cell>
          <table:table-cell office:value-type="float" office:value="0.193435929715633" calcext:value-type="float">
            <text:p>0.193435929715633</text:p>
          </table:table-cell>
          <table:table-cell table:formula="of:=AVERAGE([.$A$2:.D33])" office:value-type="float" office:value="0.45720669129696" calcext:value-type="float">
            <text:p/>
          </table:table-cell>
          <table:table-cell table:formula="of:=STDEV([.$A$2:.D33])" office:value-type="float" office:value="0.289193539908723" calcext:value-type="float">
            <text:p/>
          </table:table-cell>
          <table:table-cell table:formula="of:=([.A33]-[.$E33])/[.$F33]" office:value-type="float" office:value="1.74618722460491" calcext:value-type="float">
            <text:p/>
          </table:table-cell>
          <table:table-cell table:formula="of:=([.B33]-[.$E33])/[.$F33]" office:value-type="float" office:value="-0.0104813016984573" calcext:value-type="float">
            <text:p/>
          </table:table-cell>
          <table:table-cell table:formula="of:=([.C33]-[.$E33])/[.$F33]" office:value-type="float" office:value="1.08438435495451" calcext:value-type="float">
            <text:p/>
          </table:table-cell>
          <table:table-cell table:formula="of:=([.D33]-[.$E33])/[.$F33]" office:value-type="float" office:value="-0.912090780674355" calcext:value-type="float">
            <text:p/>
          </table:table-cell>
          <table:table-cell table:formula="of:=[.$G33]*(SUM([.$H33:.$J33])/COUNT([.$H33:.$J33]))" office:value-type="float" office:value="0.0941848410554812" calcext:value-type="float">
            <text:p/>
          </table:table-cell>
          <table:table-cell table:formula="of:=[.$H33]*(SUM([.$G33];[.$I33];[.$J33])/COUNT([.$G33];[.$I33];[.$J33]))" office:value-type="float" office:value="-0.00670272535193725" calcext:value-type="float">
            <text:p/>
          </table:table-cell>
          <table:table-cell table:formula="of:=[.$I33]*(SUM([.$G33];[.$H33];[.$J33])/COUNT([.$G33];[.$H33];[.$J33]))" office:value-type="float" office:value="0.297705124913372" calcext:value-type="float">
            <text:p/>
          </table:table-cell>
          <table:table-cell table:formula="of:=[.$J33]*(SUM([.$G33:.$I33])/COUNT([.$G33:.$I33]))" office:value-type="float" office:value="-0.857392781035453" calcext:value-type="float">
            <text:p/>
          </table:table-cell>
        </table:table-row>
        <table:table-row table:style-name="ro1">
          <table:table-cell office:value-type="float" office:value="0.0308922172989696" calcext:value-type="float">
            <text:p>0.0308922172989696</text:p>
          </table:table-cell>
          <table:table-cell office:value-type="float" office:value="0.804466339293867" calcext:value-type="float">
            <text:p>0.804466339293867</text:p>
          </table:table-cell>
          <table:table-cell office:value-type="float" office:value="0.593512577004731" calcext:value-type="float">
            <text:p>0.593512577004731</text:p>
          </table:table-cell>
          <table:table-cell office:value-type="float" office:value="0.857294127345085" calcext:value-type="float">
            <text:p>0.857294127345085</text:p>
          </table:table-cell>
          <table:table-cell table:formula="of:=AVERAGE([.$A$2:.D34])" office:value-type="float" office:value="0.46067137687086" calcext:value-type="float">
            <text:p/>
          </table:table-cell>
          <table:table-cell table:formula="of:=STDEV([.$A$2:.D34])" office:value-type="float" office:value="0.291099216558504" calcext:value-type="float">
            <text:p/>
          </table:table-cell>
          <table:table-cell table:formula="of:=([.A34]-[.$E34])/[.$F34]" office:value-type="float" office:value="-1.47640094897169" calcext:value-type="float">
            <text:p/>
          </table:table-cell>
          <table:table-cell table:formula="of:=([.B34]-[.$E34])/[.$F34]" office:value-type="float" office:value="1.18102331736751" calcext:value-type="float">
            <text:p/>
          </table:table-cell>
          <table:table-cell table:formula="of:=([.C34]-[.$E34])/[.$F34]" office:value-type="float" office:value="0.456343379086945" calcext:value-type="float">
            <text:p/>
          </table:table-cell>
          <table:table-cell table:formula="of:=([.D34]-[.$E34])/[.$F34]" office:value-type="float" office:value="1.36250023329937" calcext:value-type="float">
            <text:p/>
          </table:table-cell>
          <table:table-cell table:formula="of:=[.$G34]*(SUM([.$H34:.$J34])/COUNT([.$H34:.$J34]))" office:value-type="float" office:value="-1.47633546062577" calcext:value-type="float">
            <text:p/>
          </table:table-cell>
          <table:table-cell table:formula="of:=[.$H34]*(SUM([.$G34];[.$I34];[.$J34])/COUNT([.$G34];[.$I34];[.$J34]))" office:value-type="float" office:value="0.134810923451367" calcext:value-type="float">
            <text:p/>
          </table:table-cell>
          <table:table-cell table:formula="of:=[.$I34]*(SUM([.$G34];[.$H34];[.$J34])/COUNT([.$G34];[.$H34];[.$J34]))" office:value-type="float" office:value="0.162324777985877" calcext:value-type="float">
            <text:p/>
          </table:table-cell>
          <table:table-cell table:formula="of:=[.$J34]*(SUM([.$G34:.$I34])/COUNT([.$G34:.$I34]))" office:value-type="float" office:value="0.0731052894994906" calcext:value-type="float">
            <text:p/>
          </table:table-cell>
        </table:table-row>
        <table:table-row table:style-name="ro1">
          <table:table-cell office:value-type="float" office:value="0.46023432794027" calcext:value-type="float">
            <text:p>0.46023432794027</text:p>
          </table:table-cell>
          <table:table-cell office:value-type="float" office:value="0.760550239589065" calcext:value-type="float">
            <text:p>0.760550239589065</text:p>
          </table:table-cell>
          <table:table-cell office:value-type="float" office:value="0.74847195437178" calcext:value-type="float">
            <text:p>0.74847195437178</text:p>
          </table:table-cell>
          <table:table-cell office:value-type="float" office:value="0.245884199393913" calcext:value-type="float">
            <text:p>0.245884199393913</text:p>
          </table:table-cell>
          <table:table-cell table:formula="of:=AVERAGE([.$A$2:.D35])" office:value-type="float" office:value="0.463410018148887" calcext:value-type="float">
            <text:p/>
          </table:table-cell>
          <table:table-cell table:formula="of:=STDEV([.$A$2:.D35])" office:value-type="float" office:value="0.289554536083994" calcext:value-type="float">
            <text:p/>
          </table:table-cell>
          <table:table-cell table:formula="of:=([.A35]-[.$E35])/[.$F35]" office:value-type="float" office:value="-0.0109675028806847" calcext:value-type="float">
            <text:p/>
          </table:table-cell>
          <table:table-cell table:formula="of:=([.B35]-[.$E35])/[.$F35]" office:value-type="float" office:value="1.02619777765797" calcext:value-type="float">
            <text:p/>
          </table:table-cell>
          <table:table-cell table:formula="of:=([.C35]-[.$E35])/[.$F35]" office:value-type="float" office:value="0.984484443166184" calcext:value-type="float">
            <text:p/>
          </table:table-cell>
          <table:table-cell table:formula="of:=([.D35]-[.$E35])/[.$F35]" office:value-type="float" office:value="-0.751243001393955" calcext:value-type="float">
            <text:p/>
          </table:table-cell>
          <table:table-cell table:formula="of:=[.$G35]*(SUM([.$H35:.$J35])/COUNT([.$H35:.$J35]))" office:value-type="float" office:value="-0.00460430108904932" calcext:value-type="float">
            <text:p/>
          </table:table-cell>
          <table:table-cell table:formula="of:=[.$H35]*(SUM([.$G35];[.$I35];[.$J35])/COUNT([.$G35];[.$I35];[.$J35]))" office:value-type="float" office:value="0.076032340707262" calcext:value-type="float">
            <text:p/>
          </table:table-cell>
          <table:table-cell table:formula="of:=[.$I35]*(SUM([.$G35];[.$H35];[.$J35])/COUNT([.$G35];[.$H35];[.$J35]))" office:value-type="float" office:value="0.0866304546132486" calcext:value-type="float">
            <text:p/>
          </table:table-cell>
          <table:table-cell table:formula="of:=[.$J35]*(SUM([.$G35:.$I35])/COUNT([.$G35:.$I35]))" office:value-type="float" office:value="-0.500757228879839" calcext:value-type="float">
            <text:p/>
          </table:table-cell>
        </table:table-row>
        <table:table-row table:style-name="ro1">
          <table:table-cell office:value-type="float" office:value="0.860227666795254" calcext:value-type="float">
            <text:p>0.860227666795254</text:p>
          </table:table-cell>
          <table:table-cell office:value-type="float" office:value="0.451221312163398" calcext:value-type="float">
            <text:p>0.451221312163398</text:p>
          </table:table-cell>
          <table:table-cell office:value-type="float" office:value="0.325755986152217" calcext:value-type="float">
            <text:p>0.325755986152217</text:p>
          </table:table-cell>
          <table:table-cell office:value-type="float" office:value="0.894224484916776" calcext:value-type="float">
            <text:p>0.894224484916776</text:p>
          </table:table-cell>
          <table:table-cell table:formula="of:=AVERAGE([.$A$2:.D36])" office:value-type="float" office:value="0.46825137084483" calcext:value-type="float">
            <text:p/>
          </table:table-cell>
          <table:table-cell table:formula="of:=STDEV([.$A$2:.D36])" office:value-type="float" office:value="0.289846499876765" calcext:value-type="float">
            <text:p/>
          </table:table-cell>
          <table:table-cell table:formula="of:=([.A36]-[.$E36])/[.$F36]" office:value-type="float" office:value="1.35235821759821" calcext:value-type="float">
            <text:p/>
          </table:table-cell>
          <table:table-cell table:formula="of:=([.B36]-[.$E36])/[.$F36]" office:value-type="float" office:value="-0.0587554401680662" calcext:value-type="float">
            <text:p/>
          </table:table-cell>
          <table:table-cell table:formula="of:=([.C36]-[.$E36])/[.$F36]" office:value-type="float" office:value="-0.491623617167013" calcext:value-type="float">
            <text:p/>
          </table:table-cell>
          <table:table-cell table:formula="of:=([.D36]-[.$E36])/[.$F36]" office:value-type="float" office:value="1.46965070909277" calcext:value-type="float">
            <text:p/>
          </table:table-cell>
          <table:table-cell table:formula="of:=[.$G36]*(SUM([.$H36:.$J36])/COUNT([.$H36:.$J36]))" office:value-type="float" office:value="0.414394857486533" calcext:value-type="float">
            <text:p/>
          </table:table-cell>
          <table:table-cell table:formula="of:=[.$H36]*(SUM([.$G36];[.$I36];[.$J36])/COUNT([.$G36];[.$I36];[.$J36]))" office:value-type="float" office:value="-0.0456409382074254" calcext:value-type="float">
            <text:p/>
          </table:table-cell>
          <table:table-cell table:formula="of:=[.$I36]*(SUM([.$G36];[.$H36];[.$J36])/COUNT([.$G36];[.$H36];[.$J36]))" office:value-type="float" office:value="-0.452826891397919" calcext:value-type="float">
            <text:p/>
          </table:table-cell>
          <table:table-cell table:formula="of:=[.$J36]*(SUM([.$G36:.$I36])/COUNT([.$G36:.$I36]))" office:value-type="float" office:value="0.39287641385278" calcext:value-type="float">
            <text:p/>
          </table:table-cell>
        </table:table-row>
        <table:table-row table:style-name="ro1">
          <table:table-cell office:value-type="float" office:value="0.924044803716242" calcext:value-type="float">
            <text:p>0.924044803716242</text:p>
          </table:table-cell>
          <table:table-cell office:value-type="float" office:value="0.67204346624203" calcext:value-type="float">
            <text:p>0.67204346624203</text:p>
          </table:table-cell>
          <table:table-cell office:value-type="float" office:value="0.64189297449775" calcext:value-type="float">
            <text:p>0.64189297449775</text:p>
          </table:table-cell>
          <table:table-cell office:value-type="float" office:value="0.951641132123768" calcext:value-type="float">
            <text:p>0.951641132123768</text:p>
          </table:table-cell>
          <table:table-cell table:formula="of:=AVERAGE([.$A$2:.D37])" office:value-type="float" office:value="0.477394543714278" calcext:value-type="float">
            <text:p/>
          </table:table-cell>
          <table:table-cell table:formula="of:=STDEV([.$A$2:.D37])" office:value-type="float" office:value="0.291830322130187" calcext:value-type="float">
            <text:p/>
          </table:table-cell>
          <table:table-cell table:formula="of:=([.A37]-[.$E37])/[.$F37]" office:value-type="float" office:value="1.53051354205308" calcext:value-type="float">
            <text:p/>
          </table:table-cell>
          <table:table-cell table:formula="of:=([.B37]-[.$E37])/[.$F37]" office:value-type="float" office:value="0.666993481372777" calcext:value-type="float">
            <text:p/>
          </table:table-cell>
          <table:table-cell table:formula="of:=([.C37]-[.$E37])/[.$F37]" office:value-type="float" office:value="0.563678337407615" calcext:value-type="float">
            <text:p/>
          </table:table-cell>
          <table:table-cell table:formula="of:=([.D37]-[.$E37])/[.$F37]" office:value-type="float" office:value="1.6250764654878" calcext:value-type="float">
            <text:p/>
          </table:table-cell>
          <table:table-cell table:formula="of:=[.$G37]*(SUM([.$H37:.$J37])/COUNT([.$H37:.$J37]))" office:value-type="float" office:value="1.45692047392244" calcext:value-type="float">
            <text:p/>
          </table:table-cell>
          <table:table-cell table:formula="of:=[.$H37]*(SUM([.$G37];[.$I37];[.$J37])/COUNT([.$G37];[.$I37];[.$J37]))" office:value-type="float" office:value="0.826909247185588" calcext:value-type="float">
            <text:p/>
          </table:table-cell>
          <table:table-cell table:formula="of:=[.$I37]*(SUM([.$G37];[.$H37];[.$J37])/COUNT([.$G37];[.$H37];[.$J37]))" office:value-type="float" office:value="0.718235835210884" calcext:value-type="float">
            <text:p/>
          </table:table-cell>
          <table:table-cell table:formula="of:=[.$J37]*(SUM([.$G37:.$I37])/COUNT([.$G37:.$I37]))" office:value-type="float" office:value="1.49571244891331" calcext:value-type="float">
            <text:p/>
          </table:table-cell>
        </table:table-row>
        <table:table-row table:style-name="ro1">
          <table:table-cell office:value-type="float" office:value="0.173892814898863" calcext:value-type="float">
            <text:p>0.173892814898863</text:p>
          </table:table-cell>
          <table:table-cell office:value-type="float" office:value="0.251750072464347" calcext:value-type="float">
            <text:p>0.251750072464347</text:p>
          </table:table-cell>
          <table:table-cell office:value-type="float" office:value="0.64731286955066" calcext:value-type="float">
            <text:p>0.64731286955066</text:p>
          </table:table-cell>
          <table:table-cell office:value-type="float" office:value="0.471396516542882" calcext:value-type="float">
            <text:p>0.471396516542882</text:p>
          </table:table-cell>
          <table:table-cell table:formula="of:=AVERAGE([.$A$2:.D38])" office:value-type="float" office:value="0.474926801137249" calcext:value-type="float">
            <text:p/>
          </table:table-cell>
          <table:table-cell table:formula="of:=STDEV([.$A$2:.D38])" office:value-type="float" office:value="0.289846565507523" calcext:value-type="float">
            <text:p/>
          </table:table-cell>
          <table:table-cell table:formula="of:=([.A38]-[.$E38])/[.$F38]" office:value-type="float" office:value="-1.03859773432634" calcext:value-type="float">
            <text:p/>
          </table:table-cell>
          <table:table-cell table:formula="of:=([.B38]-[.$E38])/[.$F38]" office:value-type="float" office:value="-0.769982312131655" calcext:value-type="float">
            <text:p/>
          </table:table-cell>
          <table:table-cell table:formula="of:=([.C38]-[.$E38])/[.$F38]" office:value-type="float" office:value="0.594749391325588" calcext:value-type="float">
            <text:p/>
          </table:table-cell>
          <table:table-cell table:formula="of:=([.D38]-[.$E38])/[.$F38]" office:value-type="float" office:value="-0.0121798393166582" calcext:value-type="float">
            <text:p/>
          </table:table-cell>
          <table:table-cell table:formula="of:=[.$G38]*(SUM([.$H38:.$J38])/COUNT([.$H38:.$J38]))" office:value-type="float" office:value="0.0648821560157693" calcext:value-type="float">
            <text:p/>
          </table:table-cell>
          <table:table-cell table:formula="of:=[.$H38]*(SUM([.$G38];[.$I38];[.$J38])/COUNT([.$G38];[.$I38];[.$J38]))" office:value-type="float" office:value="0.117044544739319" calcext:value-type="float">
            <text:p/>
          </table:table-cell>
          <table:table-cell table:formula="of:=[.$I38]*(SUM([.$G38];[.$H38];[.$J38])/COUNT([.$G38];[.$H38];[.$J38]))" office:value-type="float" office:value="-0.360965277938175" calcext:value-type="float">
            <text:p/>
          </table:table-cell>
          <table:table-cell table:formula="of:=[.$J38]*(SUM([.$G38:.$I38])/COUNT([.$G38:.$I38]))" office:value-type="float" office:value="0.00492808744571557" calcext:value-type="float">
            <text:p/>
          </table:table-cell>
        </table:table-row>
        <table:table-row table:style-name="ro1">
          <table:table-cell office:value-type="float" office:value="0.218251562677324" calcext:value-type="float">
            <text:p>0.218251562677324</text:p>
          </table:table-cell>
          <table:table-cell office:value-type="float" office:value="0.00405036029405892" calcext:value-type="float">
            <text:p>0.00405036029405892</text:p>
          </table:table-cell>
          <table:table-cell office:value-type="float" office:value="0.73154908278957" calcext:value-type="float">
            <text:p>0.73154908278957</text:p>
          </table:table-cell>
          <table:table-cell office:value-type="float" office:value="0.217066881014034" calcext:value-type="float">
            <text:p>0.217066881014034</text:p>
          </table:table-cell>
          <table:table-cell table:formula="of:=AVERAGE([.$A$2:.D39])" office:value-type="float" office:value="0.470132134572946" calcext:value-type="float">
            <text:p/>
          </table:table-cell>
          <table:table-cell table:formula="of:=STDEV([.$A$2:.D39])" office:value-type="float" office:value="0.290763790577018" calcext:value-type="float">
            <text:p/>
          </table:table-cell>
          <table:table-cell table:formula="of:=([.A39]-[.$E39])/[.$F39]" office:value-type="float" office:value="-0.866272142744346" calcext:value-type="float">
            <text:p/>
          </table:table-cell>
          <table:table-cell table:formula="of:=([.B39]-[.$E39])/[.$F39]" office:value-type="float" office:value="-1.60295672770654" calcext:value-type="float">
            <text:p/>
          </table:table-cell>
          <table:table-cell table:formula="of:=([.C39]-[.$E39])/[.$F39]" office:value-type="float" office:value="0.899069817798992" calcext:value-type="float">
            <text:p/>
          </table:table-cell>
          <table:table-cell table:formula="of:=([.D39]-[.$E39])/[.$F39]" office:value-type="float" office:value="-0.870346520991165" calcext:value-type="float">
            <text:p/>
          </table:table-cell>
          <table:table-cell table:formula="of:=[.$G39]*(SUM([.$H39:.$J39])/COUNT([.$H39:.$J39]))" office:value-type="float" office:value="0.454571522454804" calcext:value-type="float">
            <text:p/>
          </table:table-cell>
          <table:table-cell table:formula="of:=[.$H39]*(SUM([.$G39];[.$I39];[.$J39])/COUNT([.$G39];[.$I39];[.$J39]))" office:value-type="float" office:value="0.447518185792264" calcext:value-type="float">
            <text:p/>
          </table:table-cell>
          <table:table-cell table:formula="of:=[.$I39]*(SUM([.$G39];[.$H39];[.$J39])/COUNT([.$G39];[.$H39];[.$J39]))" office:value-type="float" office:value="-1.0008371462366" calcext:value-type="float">
            <text:p/>
          </table:table-cell>
          <table:table-cell table:formula="of:=[.$J39]*(SUM([.$G39:.$I39])/COUNT([.$G39:.$I39]))" office:value-type="float" office:value="0.45552748962612" calcext:value-type="float">
            <text:p/>
          </table:table-cell>
        </table:table-row>
        <table:table-row table:style-name="ro1">
          <table:table-cell office:value-type="float" office:value="0.750065048690885" calcext:value-type="float">
            <text:p>0.750065048690885</text:p>
          </table:table-cell>
          <table:table-cell office:value-type="float" office:value="0.0170256090350449" calcext:value-type="float">
            <text:p>0.0170256090350449</text:p>
          </table:table-cell>
          <table:table-cell office:value-type="float" office:value="0.508580732392147" calcext:value-type="float">
            <text:p>0.508580732392147</text:p>
          </table:table-cell>
          <table:table-cell office:value-type="float" office:value="0.667994483839721" calcext:value-type="float">
            <text:p>0.667994483839721</text:p>
          </table:table-cell>
          <table:table-cell table:formula="of:=AVERAGE([.$A$2:.D40])" office:value-type="float" office:value="0.470536861083626" calcext:value-type="float">
            <text:p/>
          </table:table-cell>
          <table:table-cell table:formula="of:=STDEV([.$A$2:.D40])" office:value-type="float" office:value="0.290609493872712" calcext:value-type="float">
            <text:p/>
          </table:table-cell>
          <table:table-cell table:formula="of:=([.A40]-[.$E40])/[.$F40]" office:value-type="float" office:value="0.961868739669236" calcext:value-type="float">
            <text:p/>
          </table:table-cell>
          <table:table-cell table:formula="of:=([.B40]-[.$E40])/[.$F40]" office:value-type="float" office:value="-1.56055208659914" calcext:value-type="float">
            <text:p/>
          </table:table-cell>
          <table:table-cell table:formula="of:=([.C40]-[.$E40])/[.$F40]" office:value-type="float" office:value="0.130910627872278" calcext:value-type="float">
            <text:p/>
          </table:table-cell>
          <table:table-cell table:formula="of:=([.D40]-[.$E40])/[.$F40]" office:value-type="float" office:value="0.679460330509994" calcext:value-type="float">
            <text:p/>
          </table:table-cell>
          <table:table-cell table:formula="of:=[.$G40]*(SUM([.$H40:.$J40])/COUNT([.$H40:.$J40]))" office:value-type="float" office:value="-0.240525258773868" calcext:value-type="float">
            <text:p/>
          </table:table-cell>
          <table:table-cell table:formula="of:=[.$H40]*(SUM([.$G40];[.$I40];[.$J40])/COUNT([.$G40];[.$I40];[.$J40]))" office:value-type="float" office:value="-0.921890786249371" calcext:value-type="float">
            <text:p/>
          </table:table-cell>
          <table:table-cell table:formula="of:=[.$I40]*(SUM([.$G40];[.$H40];[.$J40])/COUNT([.$G40];[.$H40];[.$J40]))" office:value-type="float" office:value="0.0035248552126994" calcext:value-type="float">
            <text:p/>
          </table:table-cell>
          <table:table-cell table:formula="of:=[.$J40]*(SUM([.$G40:.$I40])/COUNT([.$G40:.$I40]))" office:value-type="float" office:value="-0.105944335431485" calcext:value-type="float">
            <text:p/>
          </table:table-cell>
        </table:table-row>
        <table:table-row table:style-name="ro1">
          <table:table-cell office:value-type="float" office:value="0.712694955989718" calcext:value-type="float">
            <text:p>0.712694955989718</text:p>
          </table:table-cell>
          <table:table-cell office:value-type="float" office:value="0.301989673404023" calcext:value-type="float">
            <text:p>0.301989673404023</text:p>
          </table:table-cell>
          <table:table-cell office:value-type="float" office:value="0.541694001061842" calcext:value-type="float">
            <text:p>0.541694001061842</text:p>
          </table:table-cell>
          <table:table-cell office:value-type="float" office:value="0.255788098089397" calcext:value-type="float">
            <text:p>0.255788098089397</text:p>
          </table:table-cell>
          <table:table-cell table:formula="of:=AVERAGE([.$A$2:.D41])" office:value-type="float" office:value="0.470099481609941" calcext:value-type="float">
            <text:p/>
          </table:table-cell>
          <table:table-cell table:formula="of:=STDEV([.$A$2:.D41])" office:value-type="float" office:value="0.288441371456222" calcext:value-type="float">
            <text:p/>
          </table:table-cell>
          <table:table-cell table:formula="of:=([.A41]-[.$E41])/[.$F41]" office:value-type="float" office:value="0.841056444694506" calcext:value-type="float">
            <text:p/>
          </table:table-cell>
          <table:table-cell table:formula="of:=([.B41]-[.$E41])/[.$F41]" office:value-type="float" office:value="-0.582821414824096" calcext:value-type="float">
            <text:p/>
          </table:table-cell>
          <table:table-cell table:formula="of:=([.C41]-[.$E41])/[.$F41]" office:value-type="float" office:value="0.248211687146159" calcext:value-type="float">
            <text:p/>
          </table:table-cell>
          <table:table-cell table:formula="of:=([.D41]-[.$E41])/[.$F41]" office:value-type="float" office:value="-0.742998074231078" calcext:value-type="float">
            <text:p/>
          </table:table-cell>
          <table:table-cell table:formula="of:=[.$G41]*(SUM([.$H41:.$J41])/COUNT([.$H41:.$J41]))" office:value-type="float" office:value="-0.302109662216219" calcext:value-type="float">
            <text:p/>
          </table:table-cell>
          <table:table-cell table:formula="of:=[.$H41]*(SUM([.$G41];[.$I41];[.$J41])/COUNT([.$G41];[.$I41];[.$J41]))" office:value-type="float" office:value="-0.0672712016290802" calcext:value-type="float">
            <text:p/>
          </table:table-cell>
          <table:table-cell table:formula="of:=[.$I41]*(SUM([.$G41];[.$H41];[.$J41])/COUNT([.$G41];[.$H41];[.$J41]))" office:value-type="float" office:value="-0.0401079510356233" calcext:value-type="float">
            <text:p/>
          </table:table-cell>
          <table:table-cell table:formula="of:=[.$J41]*(SUM([.$G41:.$I41])/COUNT([.$G41:.$I41]))" office:value-type="float" office:value="-0.125429645147988" calcext:value-type="float">
            <text:p/>
          </table:table-cell>
        </table:table-row>
        <table:table-row table:style-name="ro1">
          <table:table-cell office:value-type="float" office:value="0.211362608708441" calcext:value-type="float">
            <text:p>0.211362608708441</text:p>
          </table:table-cell>
          <table:table-cell office:value-type="float" office:value="0.646812811493874" calcext:value-type="float">
            <text:p>0.646812811493874</text:p>
          </table:table-cell>
          <table:table-cell office:value-type="float" office:value="0.646953732473776" calcext:value-type="float">
            <text:p>0.646953732473776</text:p>
          </table:table-cell>
          <table:table-cell office:value-type="float" office:value="0.97852245811373" calcext:value-type="float">
            <text:p>0.97852245811373</text:p>
          </table:table-cell>
          <table:table-cell table:formula="of:=AVERAGE([.$A$2:.D42])" office:value-type="float" office:value="0.473777857734027" calcext:value-type="float">
            <text:p/>
          </table:table-cell>
          <table:table-cell table:formula="of:=STDEV([.$A$2:.D42])" office:value-type="float" office:value="0.289003728334089" calcext:value-type="float">
            <text:p/>
          </table:table-cell>
          <table:table-cell table:formula="of:=([.A42]-[.$E42])/[.$F42]" office:value-type="float" office:value="-0.90799952837367" calcext:value-type="float">
            <text:p/>
          </table:table-cell>
          <table:table-cell table:formula="of:=([.B42]-[.$E42])/[.$F42]" office:value-type="float" office:value="0.598729140130047" calcext:value-type="float">
            <text:p/>
          </table:table-cell>
          <table:table-cell table:formula="of:=([.C42]-[.$E42])/[.$F42]" office:value-type="float" office:value="0.599216749686901" calcext:value-type="float">
            <text:p/>
          </table:table-cell>
          <table:table-cell table:formula="of:=([.D42]-[.$E42])/[.$F42]" office:value-type="float" office:value="1.74649857733398" calcext:value-type="float">
            <text:p/>
          </table:table-cell>
          <table:table-cell table:formula="of:=[.$G42]*(SUM([.$H42:.$J42])/COUNT([.$H42:.$J42]))" office:value-type="float" office:value="-0.891184729165168" calcext:value-type="float">
            <text:p/>
          </table:table-cell>
          <table:table-cell table:formula="of:=[.$H42]*(SUM([.$G42];[.$I42];[.$J42])/COUNT([.$G42];[.$I42];[.$J42]))" office:value-type="float" office:value="0.286934114625142" calcext:value-type="float">
            <text:p/>
          </table:table-cell>
          <table:table-cell table:formula="of:=[.$I42]*(SUM([.$G42];[.$H42];[.$J42])/COUNT([.$G42];[.$H42];[.$J42]))" office:value-type="float" office:value="0.287070401341705" calcext:value-type="float">
            <text:p/>
          </table:table-cell>
          <table:table-cell table:formula="of:=[.$J42]*(SUM([.$G42:.$I42])/COUNT([.$G42:.$I42]))" office:value-type="float" office:value="0.168796969254616" calcext:value-type="float">
            <text:p/>
          </table:table-cell>
        </table:table-row>
        <table:table-row table:style-name="ro1">
          <table:table-cell office:value-type="float" office:value="0.604924817103893" calcext:value-type="float">
            <text:p>0.604924817103893</text:p>
          </table:table-cell>
          <table:table-cell office:value-type="float" office:value="0.943501925328746" calcext:value-type="float">
            <text:p>0.943501925328746</text:p>
          </table:table-cell>
          <table:table-cell office:value-type="float" office:value="0.00432849093340337" calcext:value-type="float">
            <text:p>0.00432849093340337</text:p>
          </table:table-cell>
          <table:table-cell office:value-type="float" office:value="0.369504841510206" calcext:value-type="float">
            <text:p>0.369504841510206</text:p>
          </table:table-cell>
          <table:table-cell table:formula="of:=AVERAGE([.$A$2:.D43])" office:value-type="float" office:value="0.473939456805099" calcext:value-type="float">
            <text:p/>
          </table:table-cell>
          <table:table-cell table:formula="of:=STDEV([.$A$2:.D43])" office:value-type="float" office:value="0.290398916945796" calcext:value-type="float">
            <text:p/>
          </table:table-cell>
          <table:table-cell table:formula="of:=([.A43]-[.$E43])/[.$F43]" office:value-type="float" office:value="0.451053198394822" calcext:value-type="float">
            <text:p/>
          </table:table-cell>
          <table:table-cell table:formula="of:=([.B43]-[.$E43])/[.$F43]" office:value-type="float" office:value="1.61695667966728" calcext:value-type="float">
            <text:p/>
          </table:table-cell>
          <table:table-cell table:formula="of:=([.C43]-[.$E43])/[.$F43]" office:value-type="float" office:value="-1.61712368217733" calcext:value-type="float">
            <text:p/>
          </table:table-cell>
          <table:table-cell table:formula="of:=([.D43]-[.$E43])/[.$F43]" office:value-type="float" office:value="-0.359624672134661" calcext:value-type="float">
            <text:p/>
          </table:table-cell>
          <table:table-cell table:formula="of:=[.$G43]*(SUM([.$H43:.$J43])/COUNT([.$H43:.$J43]))" office:value-type="float" office:value="-0.0540950618681099" calcext:value-type="float">
            <text:p/>
          </table:table-cell>
          <table:table-cell table:formula="of:=[.$H43]*(SUM([.$G43];[.$I43];[.$J43])/COUNT([.$G43];[.$I43];[.$J43]))" office:value-type="float" office:value="-0.822327657832093" calcext:value-type="float">
            <text:p/>
          </table:table-cell>
          <table:table-cell table:formula="of:=[.$I43]*(SUM([.$G43];[.$H43];[.$J43])/COUNT([.$G43];[.$H43];[.$J43]))" office:value-type="float" office:value="-0.92089005826222" calcext:value-type="float">
            <text:p/>
          </table:table-cell>
          <table:table-cell table:formula="of:=[.$J43]*(SUM([.$G43:.$I43])/COUNT([.$G43:.$I43]))" office:value-type="float" office:value="-0.0540499334550343" calcext:value-type="float">
            <text:p/>
          </table:table-cell>
        </table:table-row>
        <table:table-row table:style-name="ro1">
          <table:table-cell office:value-type="float" office:value="0.65838209236972" calcext:value-type="float">
            <text:p>0.65838209236972</text:p>
          </table:table-cell>
          <table:table-cell office:value-type="float" office:value="0.940921946195886" calcext:value-type="float">
            <text:p>0.940921946195886</text:p>
          </table:table-cell>
          <table:table-cell office:value-type="float" office:value="0.113256882177666" calcext:value-type="float">
            <text:p>0.113256882177666</text:p>
          </table:table-cell>
          <table:table-cell office:value-type="float" office:value="0.234022377524525" calcext:value-type="float">
            <text:p>0.234022377524525</text:p>
          </table:table-cell>
          <table:table-cell table:formula="of:=AVERAGE([.$A$2:.D44])" office:value-type="float" office:value="0.474234953729793" calcext:value-type="float">
            <text:p/>
          </table:table-cell>
          <table:table-cell table:formula="of:=STDEV([.$A$2:.D44])" office:value-type="float" office:value="0.291428168232022" calcext:value-type="float">
            <text:p/>
          </table:table-cell>
          <table:table-cell table:formula="of:=([.A44]-[.$E44])/[.$F44]" office:value-type="float" office:value="0.631878310724299" calcext:value-type="float">
            <text:p/>
          </table:table-cell>
          <table:table-cell table:formula="of:=([.B44]-[.$E44])/[.$F44]" office:value-type="float" office:value="1.60137915046886" calcext:value-type="float">
            <text:p/>
          </table:table-cell>
          <table:table-cell table:formula="of:=([.C44]-[.$E44])/[.$F44]" office:value-type="float" office:value="-1.23865195921876" calcext:value-type="float">
            <text:p/>
          </table:table-cell>
          <table:table-cell table:formula="of:=([.D44]-[.$E44])/[.$F44]" office:value-type="float" office:value="-0.824259980298204" calcext:value-type="float">
            <text:p/>
          </table:table-cell>
          <table:table-cell table:formula="of:=[.$G44]*(SUM([.$H44:.$J44])/COUNT([.$H44:.$J44]))" office:value-type="float" office:value="-0.0972108530291953" calcext:value-type="float">
            <text:p/>
          </table:table-cell>
          <table:table-cell table:formula="of:=[.$H44]*(SUM([.$G44];[.$I44];[.$J44])/COUNT([.$G44];[.$I44];[.$J44]))" office:value-type="float" office:value="-0.763875805589454" calcext:value-type="float">
            <text:p/>
          </table:table-cell>
          <table:table-cell table:formula="of:=[.$I44]*(SUM([.$G44];[.$H44];[.$J44])/COUNT([.$G44];[.$H44];[.$J44]))" office:value-type="float" office:value="-0.581752496748277" calcext:value-type="float">
            <text:p/>
          </table:table-cell>
          <table:table-cell table:formula="of:=[.$J44]*(SUM([.$G44:.$I44])/COUNT([.$G44:.$I44]))" office:value-type="float" office:value="-0.273271170487303" calcext:value-type="float">
            <text:p/>
          </table:table-cell>
        </table:table-row>
        <table:table-row table:style-name="ro1">
          <table:table-cell office:value-type="float" office:value="0.194096735212952" calcext:value-type="float">
            <text:p>0.194096735212952</text:p>
          </table:table-cell>
          <table:table-cell office:value-type="float" office:value="0.472101882565767" calcext:value-type="float">
            <text:p>0.472101882565767</text:p>
          </table:table-cell>
          <table:table-cell office:value-type="float" office:value="0.242978898342699" calcext:value-type="float">
            <text:p>0.242978898342699</text:p>
          </table:table-cell>
          <table:table-cell office:value-type="float" office:value="0.980877105612308" calcext:value-type="float">
            <text:p>0.980877105612308</text:p>
          </table:table-cell>
          <table:table-cell table:formula="of:=AVERAGE([.$A$2:.D45])" office:value-type="float" office:value="0.474195833313967" calcext:value-type="float">
            <text:p/>
          </table:table-cell>
          <table:table-cell table:formula="of:=STDEV([.$A$2:.D45])" office:value-type="float" office:value="0.291907439764373" calcext:value-type="float">
            <text:p/>
          </table:table-cell>
          <table:table-cell table:formula="of:=([.A45]-[.$E45])/[.$F45]" office:value-type="float" office:value="-0.959547650882453" calcext:value-type="float">
            <text:p/>
          </table:table-cell>
          <table:table-cell table:formula="of:=([.B45]-[.$E45])/[.$F45]" office:value-type="float" office:value="-0.00717333806185418" calcext:value-type="float">
            <text:p/>
          </table:table-cell>
          <table:table-cell table:formula="of:=([.C45]-[.$E45])/[.$F45]" office:value-type="float" office:value="-0.792089900681894" calcext:value-type="float">
            <text:p/>
          </table:table-cell>
          <table:table-cell table:formula="of:=([.D45]-[.$E45])/[.$F45]" office:value-type="float" office:value="1.73576005019719" calcext:value-type="float">
            <text:p/>
          </table:table-cell>
          <table:table-cell table:formula="of:=[.$G45]*(SUM([.$H45:.$J45])/COUNT([.$H45:.$J45]))" office:value-type="float" office:value="-0.299537771829686" calcext:value-type="float">
            <text:p/>
          </table:table-cell>
          <table:table-cell table:formula="of:=[.$H45]*(SUM([.$G45];[.$I45];[.$J45])/COUNT([.$G45];[.$I45];[.$J45]))" office:value-type="float" office:value="0.0000379648949613866" calcext:value-type="float">
            <text:p/>
          </table:table-cell>
          <table:table-cell table:formula="of:=[.$I45]*(SUM([.$G45];[.$H45];[.$J45])/COUNT([.$G45];[.$H45];[.$J45]))" office:value-type="float" office:value="-0.203049357882765" calcext:value-type="float">
            <text:p/>
          </table:table-cell>
          <table:table-cell table:formula="of:=[.$J45]*(SUM([.$G45:.$I45])/COUNT([.$G45:.$I45]))" office:value-type="float" office:value="-1.01762455935498" calcext:value-type="float">
            <text:p/>
          </table:table-cell>
        </table:table-row>
        <table:table-row table:style-name="ro1">
          <table:table-cell office:value-type="float" office:value="0.320408458821475" calcext:value-type="float">
            <text:p>0.320408458821475</text:p>
          </table:table-cell>
          <table:table-cell office:value-type="float" office:value="0.658401616150513" calcext:value-type="float">
            <text:p>0.658401616150513</text:p>
          </table:table-cell>
          <table:table-cell office:value-type="float" office:value="0.121231528464705" calcext:value-type="float">
            <text:p>0.121231528464705</text:p>
          </table:table-cell>
          <table:table-cell office:value-type="float" office:value="0.85593930259347" calcext:value-type="float">
            <text:p>0.85593930259347</text:p>
          </table:table-cell>
          <table:table-cell table:formula="of:=AVERAGE([.$A$2:.D46])" office:value-type="float" office:value="0.474524708718268" calcext:value-type="float">
            <text:p/>
          </table:table-cell>
          <table:table-cell table:formula="of:=STDEV([.$A$2:.D46])" office:value-type="float" office:value="0.291783349052675" calcext:value-type="float">
            <text:p/>
          </table:table-cell>
          <table:table-cell table:formula="of:=([.A46]-[.$E46])/[.$F46]" office:value-type="float" office:value="-0.528187267701046" calcext:value-type="float">
            <text:p/>
          </table:table-cell>
          <table:table-cell table:formula="of:=([.B46]-[.$E46])/[.$F46]" office:value-type="float" office:value="0.630183004031015" calcext:value-type="float">
            <text:p/>
          </table:table-cell>
          <table:table-cell table:formula="of:=([.C46]-[.$E46])/[.$F46]" office:value-type="float" office:value="-1.21080651586388" calcext:value-type="float">
            <text:p/>
          </table:table-cell>
          <table:table-cell table:formula="of:=([.D46]-[.$E46])/[.$F46]" office:value-type="float" office:value="1.3071842348562" calcext:value-type="float">
            <text:p/>
          </table:table-cell>
          <table:table-cell table:formula="of:=[.$G46]*(SUM([.$H46:.$J46])/COUNT([.$H46:.$J46]))" office:value-type="float" office:value="-0.127920041037531" calcext:value-type="float">
            <text:p/>
          </table:table-cell>
          <table:table-cell table:formula="of:=[.$H46]*(SUM([.$G46];[.$I46];[.$J46])/COUNT([.$G46];[.$I46];[.$J46]))" office:value-type="float" office:value="-0.0907063461915134" calcext:value-type="float">
            <text:p/>
          </table:table-cell>
          <table:table-cell table:formula="of:=[.$I46]*(SUM([.$G46];[.$H46];[.$J46])/COUNT([.$G46];[.$H46];[.$J46]))" office:value-type="float" office:value="-0.568748097045698" calcext:value-type="float">
            <text:p/>
          </table:table-cell>
          <table:table-cell table:formula="of:=[.$J46]*(SUM([.$G46:.$I46])/COUNT([.$G46:.$I46]))" office:value-type="float" office:value="-0.483139990148449" calcext:value-type="float">
            <text:p/>
          </table:table-cell>
        </table:table-row>
        <table:table-row table:style-name="ro1">
          <table:table-cell office:value-type="float" office:value="0.487328235991299" calcext:value-type="float">
            <text:p>0.487328235991299</text:p>
          </table:table-cell>
          <table:table-cell office:value-type="float" office:value="0.219287318177521" calcext:value-type="float">
            <text:p>0.219287318177521</text:p>
          </table:table-cell>
          <table:table-cell office:value-type="float" office:value="0.0584411902818829" calcext:value-type="float">
            <text:p>0.0584411902818829</text:p>
          </table:table-cell>
          <table:table-cell office:value-type="float" office:value="0.961348879383877" calcext:value-type="float">
            <text:p>0.961348879383877</text:p>
          </table:table-cell>
          <table:table-cell table:formula="of:=AVERAGE([.$A$2:.D47])" office:value-type="float" office:value="0.473591593440885" calcext:value-type="float">
            <text:p/>
          </table:table-cell>
          <table:table-cell table:formula="of:=STDEV([.$A$2:.D47])" office:value-type="float" office:value="0.293042171307718" calcext:value-type="float">
            <text:p/>
          </table:table-cell>
          <table:table-cell table:formula="of:=([.A47]-[.$E47])/[.$F47]" office:value-type="float" office:value="0.0468759922475091" calcext:value-type="float">
            <text:p/>
          </table:table-cell>
          <table:table-cell table:formula="of:=([.B47]-[.$E47])/[.$F47]" office:value-type="float" office:value="-0.867807777046273" calcext:value-type="float">
            <text:p/>
          </table:table-cell>
          <table:table-cell table:formula="of:=([.C47]-[.$E47])/[.$F47]" office:value-type="float" office:value="-1.41669167037075" calcext:value-type="float">
            <text:p/>
          </table:table-cell>
          <table:table-cell table:formula="of:=([.D47]-[.$E47])/[.$F47]" office:value-type="float" office:value="1.66446106977144" calcext:value-type="float">
            <text:p/>
          </table:table-cell>
          <table:table-cell table:formula="of:=[.$G47]*(SUM([.$H47:.$J47])/COUNT([.$H47:.$J47]))" office:value-type="float" office:value="-0.00968830472789073" calcext:value-type="float">
            <text:p/>
          </table:table-cell>
          <table:table-cell table:formula="of:=[.$H47]*(SUM([.$G47];[.$I47];[.$J47])/COUNT([.$G47];[.$I47];[.$J47]))" office:value-type="float" office:value="-0.0852318541143857" calcext:value-type="float">
            <text:p/>
          </table:table-cell>
          <table:table-cell table:formula="of:=[.$I47]*(SUM([.$G47];[.$H47];[.$J47])/COUNT([.$G47];[.$H47];[.$J47]))" office:value-type="float" office:value="-0.39834030391153" calcext:value-type="float">
            <text:p/>
          </table:table-cell>
          <table:table-cell table:formula="of:=[.$J47]*(SUM([.$G47:.$I47])/COUNT([.$G47:.$I47]))" office:value-type="float" office:value="-1.24147904331237" calcext:value-type="float">
            <text:p/>
          </table:table-cell>
        </table:table-row>
        <table:table-row table:style-name="ro1">
          <table:table-cell office:value-type="float" office:value="0.341195423388854" calcext:value-type="float">
            <text:p>0.341195423388854</text:p>
          </table:table-cell>
          <table:table-cell office:value-type="float" office:value="0.220856992295012" calcext:value-type="float">
            <text:p>0.220856992295012</text:p>
          </table:table-cell>
          <table:table-cell office:value-type="float" office:value="0.58284824853763" calcext:value-type="float">
            <text:p>0.58284824853763</text:p>
          </table:table-cell>
          <table:table-cell office:value-type="float" office:value="0.290731457993388" calcext:value-type="float">
            <text:p>0.290731457993388</text:p>
          </table:table-cell>
          <table:table-cell table:formula="of:=AVERAGE([.$A$2:.D48])" office:value-type="float" office:value="0.471151517634775" calcext:value-type="float">
            <text:p/>
          </table:table-cell>
          <table:table-cell table:formula="of:=STDEV([.$A$2:.D48])" office:value-type="float" office:value="0.291047791030138" calcext:value-type="float">
            <text:p/>
          </table:table-cell>
          <table:table-cell table:formula="of:=([.A48]-[.$E48])/[.$F48]" office:value-type="float" office:value="-0.446511185623343" calcext:value-type="float">
            <text:p/>
          </table:table-cell>
          <table:table-cell table:formula="of:=([.B48]-[.$E48])/[.$F48]" office:value-type="float" office:value="-0.859977409393379" calcext:value-type="float">
            <text:p/>
          </table:table-cell>
          <table:table-cell table:formula="of:=([.C48]-[.$E48])/[.$F48]" office:value-type="float" office:value="0.383774535815969" calcext:value-type="float">
            <text:p/>
          </table:table-cell>
          <table:table-cell table:formula="of:=([.D48]-[.$E48])/[.$F48]" office:value-type="float" office:value="-0.619898398825864" calcext:value-type="float">
            <text:p/>
          </table:table-cell>
          <table:table-cell table:formula="of:=[.$G48]*(SUM([.$H48:.$J48])/COUNT([.$H48:.$J48]))" office:value-type="float" office:value="0.163140492901347" calcext:value-type="float">
            <text:p/>
          </table:table-cell>
          <table:table-cell table:formula="of:=[.$H48]*(SUM([.$G48];[.$I48];[.$J48])/COUNT([.$G48];[.$I48];[.$J48]))" office:value-type="float" office:value="0.195683573561578" calcext:value-type="float">
            <text:p/>
          </table:table-cell>
          <table:table-cell table:formula="of:=[.$I48]*(SUM([.$G48];[.$H48];[.$J48])/COUNT([.$G48];[.$H48];[.$J48]))" office:value-type="float" office:value="-0.246432758121286" calcext:value-type="float">
            <text:p/>
          </table:table-cell>
          <table:table-cell table:formula="of:=[.$J48]*(SUM([.$G48:.$I48])/COUNT([.$G48:.$I48]))" office:value-type="float" office:value="0.190662989290887" calcext:value-type="float">
            <text:p/>
          </table:table-cell>
        </table:table-row>
        <table:table-row table:style-name="ro1">
          <table:table-cell office:value-type="float" office:value="0.638875773409382" calcext:value-type="float">
            <text:p>0.638875773409382</text:p>
          </table:table-cell>
          <table:table-cell office:value-type="float" office:value="0.164352979045361" calcext:value-type="float">
            <text:p>0.164352979045361</text:p>
          </table:table-cell>
          <table:table-cell office:value-type="float" office:value="0.671540646115318" calcext:value-type="float">
            <text:p>0.671540646115318</text:p>
          </table:table-cell>
          <table:table-cell office:value-type="float" office:value="0.652200625976548" calcext:value-type="float">
            <text:p>0.652200625976548</text:p>
          </table:table-cell>
          <table:table-cell table:formula="of:=AVERAGE([.$A$2:.D49])" office:value-type="float" office:value="0.472413829895231" calcext:value-type="float">
            <text:p/>
          </table:table-cell>
          <table:table-cell table:formula="of:=STDEV([.$A$2:.D49])" office:value-type="float" office:value="0.289750155317897" calcext:value-type="float">
            <text:p/>
          </table:table-cell>
          <table:table-cell table:formula="of:=([.A49]-[.$E49])/[.$F49]" office:value-type="float" office:value="0.574501654128598" calcext:value-type="float">
            <text:p/>
          </table:table-cell>
          <table:table-cell table:formula="of:=([.B49]-[.$E49])/[.$F49]" office:value-type="float" office:value="-1.0631947738281" calcext:value-type="float">
            <text:p/>
          </table:table-cell>
          <table:table-cell table:formula="of:=([.C49]-[.$E49])/[.$F49]" office:value-type="float" office:value="0.687236270854164" calcext:value-type="float">
            <text:p/>
          </table:table-cell>
          <table:table-cell table:formula="of:=([.D49]-[.$E49])/[.$F49]" office:value-type="float" office:value="0.620489041270969" calcext:value-type="float">
            <text:p/>
          </table:table-cell>
          <table:table-cell table:formula="of:=[.$G49]*(SUM([.$H49:.$J49])/COUNT([.$H49:.$J49]))" office:value-type="float" office:value="0.0468277329121999" calcext:value-type="float">
            <text:p/>
          </table:table-cell>
          <table:table-cell table:formula="of:=[.$H49]*(SUM([.$G49];[.$I49];[.$J49])/COUNT([.$G49];[.$I49];[.$J49]))" office:value-type="float" office:value="-0.667057957893098" calcext:value-type="float">
            <text:p/>
          </table:table-cell>
          <table:table-cell table:formula="of:=[.$I49]*(SUM([.$G49];[.$H49];[.$J49])/COUNT([.$G49];[.$H49];[.$J49]))" office:value-type="float" office:value="0.0301916458848534" calcext:value-type="float">
            <text:p/>
          </table:table-cell>
          <table:table-cell table:formula="of:=[.$J49]*(SUM([.$G49:.$I49])/COUNT([.$G49:.$I49]))" office:value-type="float" office:value="0.0410646165036237" calcext:value-type="float">
            <text:p/>
          </table:table-cell>
        </table:table-row>
        <table:table-row table:style-name="ro1">
          <table:table-cell office:value-type="float" office:value="0.493496387498453" calcext:value-type="float">
            <text:p>0.493496387498453</text:p>
          </table:table-cell>
          <table:table-cell office:value-type="float" office:value="0.303414499154314" calcext:value-type="float">
            <text:p>0.303414499154314</text:p>
          </table:table-cell>
          <table:table-cell office:value-type="float" office:value="0.74222360807471" calcext:value-type="float">
            <text:p>0.74222360807471</text:p>
          </table:table-cell>
          <table:table-cell office:value-type="float" office:value="0.288554582744837" calcext:value-type="float">
            <text:p>0.288554582744837</text:p>
          </table:table-cell>
          <table:table-cell table:formula="of:=AVERAGE([.$A$2:.D50])" office:value-type="float" office:value="0.472097675598759" calcext:value-type="float">
            <text:p/>
          </table:table-cell>
          <table:table-cell table:formula="of:=STDEV([.$A$2:.D50])" office:value-type="float" office:value="0.287972766920092" calcext:value-type="float">
            <text:p/>
          </table:table-cell>
          <table:table-cell table:formula="of:=([.A50]-[.$E50])/[.$F50]" office:value-type="float" office:value="0.0743081095082592" calcext:value-type="float">
            <text:p/>
          </table:table-cell>
          <table:table-cell table:formula="of:=([.B50]-[.$E50])/[.$F50]" office:value-type="float" office:value="-0.585760862905662" calcext:value-type="float">
            <text:p/>
          </table:table-cell>
          <table:table-cell table:formula="of:=([.C50]-[.$E50])/[.$F50]" office:value-type="float" office:value="0.938025964625004" calcext:value-type="float">
            <text:p/>
          </table:table-cell>
          <table:table-cell table:formula="of:=([.D50]-[.$E50])/[.$F50]" office:value-type="float" office:value="-0.63736267431445" calcext:value-type="float">
            <text:p/>
          </table:table-cell>
          <table:table-cell table:formula="of:=[.$G50]*(SUM([.$H50:.$J50])/COUNT([.$H50:.$J50]))" office:value-type="float" office:value="-0.0070616872149787" calcext:value-type="float">
            <text:p/>
          </table:table-cell>
          <table:table-cell table:formula="of:=[.$H50]*(SUM([.$G50];[.$I50];[.$J50])/COUNT([.$G50];[.$I50];[.$J50]))" office:value-type="float" office:value="-0.0732145235742707" calcext:value-type="float">
            <text:p/>
          </table:table-cell>
          <table:table-cell table:formula="of:=[.$I50]*(SUM([.$G50];[.$H50];[.$J50])/COUNT([.$G50];[.$H50];[.$J50]))" office:value-type="float" office:value="-0.359206233251832" calcext:value-type="float">
            <text:p/>
          </table:table-cell>
          <table:table-cell table:formula="of:=[.$J50]*(SUM([.$G50:.$I50])/COUNT([.$G50:.$I50]))" office:value-type="float" office:value="-0.0906272808996424" calcext:value-type="float">
            <text:p/>
          </table:table-cell>
        </table:table-row>
        <table:table-row table:style-name="ro1">
          <table:table-cell office:value-type="float" office:value="0.716317621758208" calcext:value-type="float">
            <text:p>0.716317621758208</text:p>
          </table:table-cell>
          <table:table-cell office:value-type="float" office:value="0.953031743410975" calcext:value-type="float">
            <text:p>0.953031743410975</text:p>
          </table:table-cell>
          <table:table-cell office:value-type="float" office:value="0.21929062413983" calcext:value-type="float">
            <text:p>0.21929062413983</text:p>
          </table:table-cell>
          <table:table-cell office:value-type="float" office:value="0.13492039218545" calcext:value-type="float">
            <text:p>0.13492039218545</text:p>
          </table:table-cell>
          <table:table-cell table:formula="of:=AVERAGE([.$A$2:.D51])" office:value-type="float" office:value="0.472773523994256" calcext:value-type="float">
            <text:p/>
          </table:table-cell>
          <table:table-cell table:formula="of:=STDEV([.$A$2:.D51])" office:value-type="float" office:value="0.289163330037839" calcext:value-type="float">
            <text:p/>
          </table:table-cell>
          <table:table-cell table:formula="of:=([.A51]-[.$E51])/[.$F51]" office:value-type="float" office:value="0.842237145809888" calcext:value-type="float">
            <text:p/>
          </table:table-cell>
          <table:table-cell table:formula="of:=([.B51]-[.$E51])/[.$F51]" office:value-type="float" office:value="1.66085450514723" calcext:value-type="float">
            <text:p/>
          </table:table-cell>
          <table:table-cell table:formula="of:=([.C51]-[.$E51])/[.$F51]" office:value-type="float" office:value="-0.876608039550713" calcext:value-type="float">
            <text:p/>
          </table:table-cell>
          <table:table-cell table:formula="of:=([.D51]-[.$E51])/[.$F51]" office:value-type="float" office:value="-1.16838166085788" calcext:value-type="float">
            <text:p/>
          </table:table-cell>
          <table:table-cell table:formula="of:=[.$G51]*(SUM([.$H51:.$J51])/COUNT([.$H51:.$J51]))" office:value-type="float" office:value="-0.10784431015402" calcext:value-type="float">
            <text:p/>
          </table:table-cell>
          <table:table-cell table:formula="of:=[.$H51]*(SUM([.$G51];[.$I51];[.$J51])/COUNT([.$G51];[.$I51];[.$J51]))" office:value-type="float" office:value="-0.665865666294201" calcext:value-type="float">
            <text:p/>
          </table:table-cell>
          <table:table-cell table:formula="of:=[.$I51]*(SUM([.$G51];[.$H51];[.$J51])/COUNT([.$G51];[.$H51];[.$J51]))" office:value-type="float" office:value="-0.39000583592988" calcext:value-type="float">
            <text:p/>
          </table:table-cell>
          <table:table-cell table:formula="of:=[.$J51]*(SUM([.$G51:.$I51])/COUNT([.$G51:.$I51]))" office:value-type="float" office:value="-0.633451207751048" calcext:value-type="float">
            <text:p/>
          </table:table-cell>
        </table:table-row>
        <table:table-row table:style-name="ro1">
          <table:table-cell office:value-type="float" office:value="0.742883416824043" calcext:value-type="float">
            <text:p>0.742883416824043</text:p>
          </table:table-cell>
          <table:table-cell office:value-type="float" office:value="0.412490741349757" calcext:value-type="float">
            <text:p>0.412490741349757</text:p>
          </table:table-cell>
          <table:table-cell office:value-type="float" office:value="0.209597547771409" calcext:value-type="float">
            <text:p>0.209597547771409</text:p>
          </table:table-cell>
          <table:table-cell office:value-type="float" office:value="0.140683104284108" calcext:value-type="float">
            <text:p>0.140683104284108</text:p>
          </table:table-cell>
          <table:table-cell table:formula="of:=AVERAGE([.$A$2:.D52])" office:value-type="float" office:value="0.470884115730787" calcext:value-type="float">
            <text:p/>
          </table:table-cell>
          <table:table-cell table:formula="of:=STDEV([.$A$2:.D52])" office:value-type="float" office:value="0.288489198758936" calcext:value-type="float">
            <text:p/>
          </table:table-cell>
          <table:table-cell table:formula="of:=([.A52]-[.$E52])/[.$F52]" office:value-type="float" office:value="0.942840502394481" calcext:value-type="float">
            <text:p/>
          </table:table-cell>
          <table:table-cell table:formula="of:=([.B52]-[.$E52])/[.$F52]" office:value-type="float" office:value="-0.202410955530519" calcext:value-type="float">
            <text:p/>
          </table:table-cell>
          <table:table-cell table:formula="of:=([.C52]-[.$E52])/[.$F52]" office:value-type="float" office:value="-0.90570658826541" calcext:value-type="float">
            <text:p/>
          </table:table-cell>
          <table:table-cell table:formula="of:=([.D52]-[.$E52])/[.$F52]" office:value-type="float" office:value="-1.14458708633524" calcext:value-type="float">
            <text:p/>
          </table:table-cell>
          <table:table-cell table:formula="of:=[.$G52]*(SUM([.$H52:.$J52])/COUNT([.$H52:.$J52]))" office:value-type="float" office:value="-0.707980388406416" calcext:value-type="float">
            <text:p/>
          </table:table-cell>
          <table:table-cell table:formula="of:=[.$H52]*(SUM([.$G52];[.$I52];[.$J52])/COUNT([.$G52];[.$I52];[.$J52]))" office:value-type="float" office:value="0.0747202182638519" calcext:value-type="float">
            <text:p/>
          </table:table-cell>
          <table:table-cell table:formula="of:=[.$I52]*(SUM([.$G52];[.$H52];[.$J52])/COUNT([.$G52];[.$H52];[.$J52]))" office:value-type="float" office:value="0.122016048732092" calcext:value-type="float">
            <text:p/>
          </table:table-cell>
          <table:table-cell table:formula="of:=[.$J52]*(SUM([.$G52:.$I52])/COUNT([.$G52:.$I52]))" office:value-type="float" office:value="0.0630579890852644" calcext:value-type="float">
            <text:p/>
          </table:table-cell>
        </table:table-row>
        <table:table-row table:style-name="ro1">
          <table:table-cell office:value-type="float" office:value="0.651227703318" calcext:value-type="float">
            <text:p>0.651227703318</text:p>
          </table:table-cell>
          <table:table-cell office:value-type="float" office:value="0.537973966216669" calcext:value-type="float">
            <text:p>0.537973966216669</text:p>
          </table:table-cell>
          <table:table-cell office:value-type="float" office:value="0.129244912881404" calcext:value-type="float">
            <text:p>0.129244912881404</text:p>
          </table:table-cell>
          <table:table-cell office:value-type="float" office:value="0.0387369822710752" calcext:value-type="float">
            <text:p>0.0387369822710752</text:p>
          </table:table-cell>
          <table:table-cell table:formula="of:=AVERAGE([.$A$2:.D53])" office:value-type="float" office:value="0.468353572950806" calcext:value-type="float">
            <text:p/>
          </table:table-cell>
          <table:table-cell table:formula="of:=STDEV([.$A$2:.D53])" office:value-type="float" office:value="0.288541585198485" calcext:value-type="float">
            <text:p/>
          </table:table-cell>
          <table:table-cell table:formula="of:=([.A53]-[.$E53])/[.$F53]" office:value-type="float" office:value="0.633787778775099" calcext:value-type="float">
            <text:p/>
          </table:table-cell>
          <table:table-cell table:formula="of:=([.B53]-[.$E53])/[.$F53]" office:value-type="float" office:value="0.241283741537537" calcext:value-type="float">
            <text:p/>
          </table:table-cell>
          <table:table-cell table:formula="of:=([.C53]-[.$E53])/[.$F53]" office:value-type="float" office:value="-1.17525056166906" calcext:value-type="float">
            <text:p/>
          </table:table-cell>
          <table:table-cell table:formula="of:=([.D53]-[.$E53])/[.$F53]" office:value-type="float" office:value="-1.48892434476715" calcext:value-type="float">
            <text:p/>
          </table:table-cell>
          <table:table-cell table:formula="of:=[.$G53]*(SUM([.$H53:.$J53])/COUNT([.$H53:.$J53]))" office:value-type="float" office:value="-0.511866269871648" calcext:value-type="float">
            <text:p/>
          </table:table-cell>
          <table:table-cell table:formula="of:=[.$H53]*(SUM([.$G53];[.$I53];[.$J53])/COUNT([.$G53];[.$I53];[.$J53]))" office:value-type="float" office:value="-0.163299800977242" calcext:value-type="float">
            <text:p/>
          </table:table-cell>
          <table:table-cell table:formula="of:=[.$I53]*(SUM([.$G53];[.$H53];[.$J53])/COUNT([.$G53];[.$H53];[.$J53]))" office:value-type="float" office:value="0.240476958907437" calcext:value-type="float">
            <text:p/>
          </table:table-cell>
          <table:table-cell table:formula="of:=[.$J53]*(SUM([.$G53:.$I53])/COUNT([.$G53:.$I53]))" office:value-type="float" office:value="0.148981294154817" calcext:value-type="float">
            <text:p/>
          </table:table-cell>
        </table:table-row>
        <table:table-row table:style-name="ro1">
          <table:table-cell office:value-type="float" office:value="0.422040248755366" calcext:value-type="float">
            <text:p>0.422040248755366</text:p>
          </table:table-cell>
          <table:table-cell office:value-type="float" office:value="0.850190341472626" calcext:value-type="float">
            <text:p>0.850190341472626</text:p>
          </table:table-cell>
          <table:table-cell office:value-type="float" office:value="0.326244974741712" calcext:value-type="float">
            <text:p>0.326244974741712</text:p>
          </table:table-cell>
          <table:table-cell office:value-type="float" office:value="0.247076419182122" calcext:value-type="float">
            <text:p>0.247076419182122</text:p>
          </table:table-cell>
          <table:table-cell table:formula="of:=AVERAGE([.$A$2:.D54])" office:value-type="float" office:value="0.468222146971318" calcext:value-type="float">
            <text:p/>
          </table:table-cell>
          <table:table-cell table:formula="of:=STDEV([.$A$2:.D54])" office:value-type="float" office:value="0.287587959055892" calcext:value-type="float">
            <text:p/>
          </table:table-cell>
          <table:table-cell table:formula="of:=([.A54]-[.$E54])/[.$F54]" office:value-type="float" office:value="-0.160583559783103" calcext:value-type="float">
            <text:p/>
          </table:table-cell>
          <table:table-cell table:formula="of:=([.B54]-[.$E54])/[.$F54]" office:value-type="float" office:value="1.32817867533554" calcext:value-type="float">
            <text:p/>
          </table:table-cell>
          <table:table-cell table:formula="of:=([.C54]-[.$E54])/[.$F54]" office:value-type="float" office:value="-0.493682603039763" calcext:value-type="float">
            <text:p/>
          </table:table-cell>
          <table:table-cell table:formula="of:=([.D54]-[.$E54])/[.$F54]" office:value-type="float" office:value="-0.768967270101239" calcext:value-type="float">
            <text:p/>
          </table:table-cell>
          <table:table-cell table:formula="of:=[.$G54]*(SUM([.$H54:.$J54])/COUNT([.$H54:.$J54]))" office:value-type="float" office:value="-0.00350761610824073" calcext:value-type="float">
            <text:p/>
          </table:table-cell>
          <table:table-cell table:formula="of:=[.$H54]*(SUM([.$G54];[.$I54];[.$J54])/COUNT([.$G54];[.$I54];[.$J54]))" office:value-type="float" office:value="-0.630102765211465" calcext:value-type="float">
            <text:p/>
          </table:table-cell>
          <table:table-cell table:formula="of:=[.$I54]*(SUM([.$G54];[.$H54];[.$J54])/COUNT([.$G54];[.$H54];[.$J54]))" office:value-type="float" office:value="-0.0655985441288272" calcext:value-type="float">
            <text:p/>
          </table:table-cell>
          <table:table-cell table:formula="of:=[.$J54]*(SUM([.$G54:.$I54])/COUNT([.$G54:.$I54]))" office:value-type="float" office:value="-0.172738888344646" calcext:value-type="float">
            <text:p/>
          </table:table-cell>
        </table:table-row>
        <table:table-row table:style-name="ro1">
          <table:table-cell office:value-type="float" office:value="0.617212287383154" calcext:value-type="float">
            <text:p>0.617212287383154</text:p>
          </table:table-cell>
          <table:table-cell office:value-type="float" office:value="0.692889199825004" calcext:value-type="float">
            <text:p>0.692889199825004</text:p>
          </table:table-cell>
          <table:table-cell office:value-type="float" office:value="0.369107641279697" calcext:value-type="float">
            <text:p>0.369107641279697</text:p>
          </table:table-cell>
          <table:table-cell office:value-type="float" office:value="0.624123007291928" calcext:value-type="float">
            <text:p>0.624123007291928</text:p>
          </table:table-cell>
          <table:table-cell table:formula="of:=AVERAGE([.$A$2:.D55])" office:value-type="float" office:value="0.470214941174534" calcext:value-type="float">
            <text:p/>
          </table:table-cell>
          <table:table-cell table:formula="of:=STDEV([.$A$2:.D55])" office:value-type="float" office:value="0.285763655309264" calcext:value-type="float">
            <text:p/>
          </table:table-cell>
          <table:table-cell table:formula="of:=([.A55]-[.$E55])/[.$F55]" office:value-type="float" office:value="0.514401826395783" calcext:value-type="float">
            <text:p/>
          </table:table-cell>
          <table:table-cell table:formula="of:=([.B55]-[.$E55])/[.$F55]" office:value-type="float" office:value="0.779225260152428" calcext:value-type="float">
            <text:p/>
          </table:table-cell>
          <table:table-cell table:formula="of:=([.C55]-[.$E55])/[.$F55]" office:value-type="float" office:value="-0.35381441277203" calcext:value-type="float">
            <text:p/>
          </table:table-cell>
          <table:table-cell table:formula="of:=([.D55]-[.$E55])/[.$F55]" office:value-type="float" office:value="0.538585167350373" calcext:value-type="float">
            <text:p/>
          </table:table-cell>
          <table:table-cell table:formula="of:=[.$G55]*(SUM([.$H55:.$J55])/COUNT([.$H55:.$J55]))" office:value-type="float" office:value="0.165293770205255" calcext:value-type="float">
            <text:p/>
          </table:table-cell>
          <table:table-cell table:formula="of:=[.$H55]*(SUM([.$G55];[.$I55];[.$J55])/COUNT([.$G55];[.$I55];[.$J55]))" office:value-type="float" office:value="0.181604312100336" calcext:value-type="float">
            <text:p/>
          </table:table-cell>
          <table:table-cell table:formula="of:=[.$I55]*(SUM([.$G55];[.$H55];[.$J55])/COUNT([.$G55];[.$H55];[.$J55]))" office:value-type="float" office:value="-0.216087700895615" calcext:value-type="float">
            <text:p/>
          </table:table-cell>
          <table:table-cell table:formula="of:=[.$J55]*(SUM([.$G55:.$I55])/COUNT([.$G55:.$I55]))" office:value-type="float" office:value="0.168723055394582" calcext:value-type="float">
            <text:p/>
          </table:table-cell>
        </table:table-row>
        <table:table-row table:style-name="ro1">
          <table:table-cell office:value-type="float" office:value="0.193209071177989" calcext:value-type="float">
            <text:p>0.193209071177989</text:p>
          </table:table-cell>
          <table:table-cell office:value-type="float" office:value="0.888984946999699" calcext:value-type="float">
            <text:p>0.888984946999699</text:p>
          </table:table-cell>
          <table:table-cell office:value-type="float" office:value="0.101051127538085" calcext:value-type="float">
            <text:p>0.101051127538085</text:p>
          </table:table-cell>
          <table:table-cell office:value-type="float" office:value="0.00954263308085501" calcext:value-type="float">
            <text:p>0.00954263308085501</text:p>
          </table:table-cell>
          <table:table-cell table:formula="of:=AVERAGE([.$A$2:.D56])" office:value-type="float" office:value="0.467087341238618" calcext:value-type="float">
            <text:p/>
          </table:table-cell>
          <table:table-cell table:formula="of:=STDEV([.$A$2:.D56])" office:value-type="float" office:value="0.287927056593823" calcext:value-type="float">
            <text:p/>
          </table:table-cell>
          <table:table-cell table:formula="of:=([.A56]-[.$E56])/[.$F56]" office:value-type="float" office:value="-0.951207133155905" calcext:value-type="float">
            <text:p/>
          </table:table-cell>
          <table:table-cell table:formula="of:=([.B56]-[.$E56])/[.$F56]" office:value-type="float" office:value="1.4652933654521" calcext:value-type="float">
            <text:p/>
          </table:table-cell>
          <table:table-cell table:formula="of:=([.C56]-[.$E56])/[.$F56]" office:value-type="float" office:value="-1.27128105996964" calcext:value-type="float">
            <text:p/>
          </table:table-cell>
          <table:table-cell table:formula="of:=([.D56]-[.$E56])/[.$F56]" office:value-type="float" office:value="-1.58909938360957" calcext:value-type="float">
            <text:p/>
          </table:table-cell>
          <table:table-cell table:formula="of:=[.$G56]*(SUM([.$H56:.$J56])/COUNT([.$H56:.$J56]))" office:value-type="float" office:value="0.442338926696044" calcext:value-type="float">
            <text:p/>
          </table:table-cell>
          <table:table-cell table:formula="of:=[.$H56]*(SUM([.$G56];[.$I56];[.$J56])/COUNT([.$G56];[.$I56];[.$J56]))" office:value-type="float" office:value="-1.86169799600988" calcext:value-type="float">
            <text:p/>
          </table:table-cell>
          <table:table-cell table:formula="of:=[.$I56]*(SUM([.$G56];[.$H56];[.$J56])/COUNT([.$G56];[.$H56];[.$J56]))" office:value-type="float" office:value="0.455547952827655" calcext:value-type="float">
            <text:p/>
          </table:table-cell>
          <table:table-cell table:formula="of:=[.$J56]*(SUM([.$G56:.$I56])/COUNT([.$G56:.$I56]))" office:value-type="float" office:value="0.401085944642738" calcext:value-type="float">
            <text:p/>
          </table:table-cell>
        </table:table-row>
        <table:table-row table:style-name="ro1">
          <table:table-cell office:value-type="float" office:value="0.0384018868207932" calcext:value-type="float">
            <text:p>0.0384018868207932</text:p>
          </table:table-cell>
          <table:table-cell office:value-type="float" office:value="0.0799063984304667" calcext:value-type="float">
            <text:p>0.0799063984304667</text:p>
          </table:table-cell>
          <table:table-cell office:value-type="float" office:value="0.0674597527831793" calcext:value-type="float">
            <text:p>0.0674597527831793</text:p>
          </table:table-cell>
          <table:table-cell office:value-type="float" office:value="0.193263945868239" calcext:value-type="float">
            <text:p>0.193263945868239</text:p>
          </table:table-cell>
          <table:table-cell table:formula="of:=AVERAGE([.$A$2:.D57])" office:value-type="float" office:value="0.460438602930351" calcext:value-type="float">
            <text:p/>
          </table:table-cell>
          <table:table-cell table:formula="of:=STDEV([.$A$2:.D57])" office:value-type="float" office:value="0.289688215521624" calcext:value-type="float">
            <text:p/>
          </table:table-cell>
          <table:table-cell table:formula="of:=([.A57]-[.$E57])/[.$F57]" office:value-type="float" office:value="-1.45686532449938" calcext:value-type="float">
            <text:p/>
          </table:table-cell>
          <table:table-cell table:formula="of:=([.B57]-[.$E57])/[.$F57]" office:value-type="float" office:value="-1.31359228339573" calcext:value-type="float">
            <text:p/>
          </table:table-cell>
          <table:table-cell table:formula="of:=([.C57]-[.$E57])/[.$F57]" office:value-type="float" office:value="-1.35655794433874" calcext:value-type="float">
            <text:p/>
          </table:table-cell>
          <table:table-cell table:formula="of:=([.D57]-[.$E57])/[.$F57]" office:value-type="float" office:value="-0.922283485301696" calcext:value-type="float">
            <text:p/>
          </table:table-cell>
          <table:table-cell table:formula="of:=[.$G57]*(SUM([.$H57:.$J57])/COUNT([.$H57:.$J57]))" office:value-type="float" office:value="1.74456403569499" calcext:value-type="float">
            <text:p/>
          </table:table-cell>
          <table:table-cell table:formula="of:=[.$H57]*(SUM([.$G57];[.$I57];[.$J57])/COUNT([.$G57];[.$I57];[.$J57]))" office:value-type="float" office:value="1.63573185508912" calcext:value-type="float">
            <text:p/>
          </table:table-cell>
          <table:table-cell table:formula="of:=[.$I57]*(SUM([.$G57];[.$H57];[.$J57])/COUNT([.$G57];[.$H57];[.$J57]))" office:value-type="float" office:value="1.66980575545408" calcext:value-type="float">
            <text:p/>
          </table:table-cell>
          <table:table-cell table:formula="of:=[.$J57]*(SUM([.$G57:.$I57])/COUNT([.$G57:.$I57]))" office:value-type="float" office:value="1.26875942913618" calcext:value-type="float">
            <text:p/>
          </table:table-cell>
        </table:table-row>
        <table:table-row table:style-name="ro1">
          <table:table-cell office:value-type="float" office:value="0.969595554517582" calcext:value-type="float">
            <text:p>0.969595554517582</text:p>
          </table:table-cell>
          <table:table-cell office:value-type="float" office:value="0.422218663617969" calcext:value-type="float">
            <text:p>0.422218663617969</text:p>
          </table:table-cell>
          <table:table-cell office:value-type="float" office:value="0.677393947262317" calcext:value-type="float">
            <text:p>0.677393947262317</text:p>
          </table:table-cell>
          <table:table-cell office:value-type="float" office:value="0.779931351542473" calcext:value-type="float">
            <text:p>0.779931351542473</text:p>
          </table:table-cell>
          <table:table-cell table:formula="of:=AVERAGE([.$A$2:.D58])" office:value-type="float" office:value="0.464856958654995" calcext:value-type="float">
            <text:p/>
          </table:table-cell>
          <table:table-cell table:formula="of:=STDEV([.$A$2:.D58])" office:value-type="float" office:value="0.290217837753432" calcext:value-type="float">
            <text:p/>
          </table:table-cell>
          <table:table-cell table:formula="of:=([.A58]-[.$E58])/[.$F58]" office:value-type="float" office:value="1.73917151257743" calcext:value-type="float">
            <text:p/>
          </table:table-cell>
          <table:table-cell table:formula="of:=([.B58]-[.$E58])/[.$F58]" office:value-type="float" office:value="-0.146918243782286" calcext:value-type="float">
            <text:p/>
          </table:table-cell>
          <table:table-cell table:formula="of:=([.C58]-[.$E58])/[.$F58]" office:value-type="float" office:value="0.732336062636828" calcext:value-type="float">
            <text:p/>
          </table:table-cell>
          <table:table-cell table:formula="of:=([.D58]-[.$E58])/[.$F58]" office:value-type="float" office:value="1.08564792338907" calcext:value-type="float">
            <text:p/>
          </table:table-cell>
          <table:table-cell table:formula="of:=[.$G58]*(SUM([.$H58:.$J58])/COUNT([.$H58:.$J58]))" office:value-type="float" office:value="0.96875664485138" calcext:value-type="float">
            <text:p/>
          </table:table-cell>
          <table:table-cell table:formula="of:=[.$H58]*(SUM([.$G58];[.$I58];[.$J58])/COUNT([.$G58];[.$I58];[.$J58]))" office:value-type="float" office:value="-0.174203679571767" calcext:value-type="float">
            <text:p/>
          </table:table-cell>
          <table:table-cell table:formula="of:=[.$I58]*(SUM([.$G58];[.$H58];[.$J58])/COUNT([.$G58];[.$H58];[.$J58]))" office:value-type="float" office:value="0.653707871738217" calcext:value-type="float">
            <text:p/>
          </table:table-cell>
          <table:table-cell table:formula="of:=[.$J58]*(SUM([.$G58:.$I58])/COUNT([.$G58:.$I58]))" office:value-type="float" office:value="0.841228526800499" calcext:value-type="float">
            <text:p/>
          </table:table-cell>
        </table:table-row>
        <table:table-row table:style-name="ro1">
          <table:table-cell office:value-type="float" office:value="0.286629330599681" calcext:value-type="float">
            <text:p>0.286629330599681</text:p>
          </table:table-cell>
          <table:table-cell office:value-type="float" office:value="0.832684616092593" calcext:value-type="float">
            <text:p>0.832684616092593</text:p>
          </table:table-cell>
          <table:table-cell office:value-type="float" office:value="0.122340746689588" calcext:value-type="float">
            <text:p>0.122340746689588</text:p>
          </table:table-cell>
          <table:table-cell office:value-type="float" office:value="0.874889780301601" calcext:value-type="float">
            <text:p>0.874889780301601</text:p>
          </table:table-cell>
          <table:table-cell table:formula="of:=AVERAGE([.$A$2:.D59])" office:value-type="float" office:value="0.465965220030269" calcext:value-type="float">
            <text:p/>
          </table:table-cell>
          <table:table-cell table:formula="of:=STDEV([.$A$2:.D59])" office:value-type="float" office:value="0.291076616870727" calcext:value-type="float">
            <text:p/>
          </table:table-cell>
          <table:table-cell table:formula="of:=([.A59]-[.$E59])/[.$F59]" office:value-type="float" office:value="-0.616112319012677" calcext:value-type="float">
            <text:p/>
          </table:table-cell>
          <table:table-cell table:formula="of:=([.B59]-[.$E59])/[.$F59]" office:value-type="float" office:value="1.25987240062362" calcext:value-type="float">
            <text:p/>
          </table:table-cell>
          <table:table-cell table:formula="of:=([.C59]-[.$E59])/[.$F59]" office:value-type="float" office:value="-1.18052929512126" calcext:value-type="float">
            <text:p/>
          </table:table-cell>
          <table:table-cell table:formula="of:=([.D59]-[.$E59])/[.$F59]" office:value-type="float" office:value="1.40486915324065" calcext:value-type="float">
            <text:p/>
          </table:table-cell>
          <table:table-cell table:formula="of:=[.$G59]*(SUM([.$H59:.$J59])/COUNT([.$H59:.$J59]))" office:value-type="float" office:value="-0.304813818880399" calcext:value-type="float">
            <text:p/>
          </table:table-cell>
          <table:table-cell table:formula="of:=[.$H59]*(SUM([.$G59];[.$I59];[.$J59])/COUNT([.$G59];[.$I59];[.$J59]))" office:value-type="float" office:value="-0.164527770267949" calcext:value-type="float">
            <text:p/>
          </table:table-cell>
          <table:table-cell table:formula="of:=[.$I59]*(SUM([.$G59];[.$H59];[.$J59])/COUNT([.$G59];[.$H59];[.$J59]))" office:value-type="float" office:value="-0.806155608861386" calcext:value-type="float">
            <text:p/>
          </table:table-cell>
          <table:table-cell table:formula="of:=[.$J59]*(SUM([.$G59:.$I59])/COUNT([.$G59:.$I59]))" office:value-type="float" office:value="-0.251363503489965" calcext:value-type="float">
            <text:p/>
          </table:table-cell>
        </table:table-row>
        <table:table-row table:style-name="ro1">
          <table:table-cell office:value-type="float" office:value="0.98889462929219" calcext:value-type="float">
            <text:p>0.98889462929219</text:p>
          </table:table-cell>
          <table:table-cell office:value-type="float" office:value="0.655818911036477" calcext:value-type="float">
            <text:p>0.655818911036477</text:p>
          </table:table-cell>
          <table:table-cell office:value-type="float" office:value="0.507251999806613" calcext:value-type="float">
            <text:p>0.507251999806613</text:p>
          </table:table-cell>
          <table:table-cell office:value-type="float" office:value="0.990534723037854" calcext:value-type="float">
            <text:p>0.990534723037854</text:p>
          </table:table-cell>
          <table:table-cell table:formula="of:=AVERAGE([.$A$2:.D60])" office:value-type="float" office:value="0.471383183517777" calcext:value-type="float">
            <text:p/>
          </table:table-cell>
          <table:table-cell table:formula="of:=STDEV([.$A$2:.D60])" office:value-type="float" office:value="0.292829647759081" calcext:value-type="float">
            <text:p/>
          </table:table-cell>
          <table:table-cell table:formula="of:=([.A60]-[.$E60])/[.$F60]" office:value-type="float" office:value="1.76727817601373" calcext:value-type="float">
            <text:p/>
          </table:table-cell>
          <table:table-cell table:formula="of:=([.B60]-[.$E60])/[.$F60]" office:value-type="float" office:value="0.629839665929042" calcext:value-type="float">
            <text:p/>
          </table:table-cell>
          <table:table-cell table:formula="of:=([.C60]-[.$E60])/[.$F60]" office:value-type="float" office:value="0.122490384984329" calcext:value-type="float">
            <text:p/>
          </table:table-cell>
          <table:table-cell table:formula="of:=([.D60]-[.$E60])/[.$F60]" office:value-type="float" office:value="1.77287902196022" calcext:value-type="float">
            <text:p/>
          </table:table-cell>
          <table:table-cell table:formula="of:=[.$G60]*(SUM([.$H60:.$J60])/COUNT([.$H60:.$J60]))" office:value-type="float" office:value="1.48758229478712" calcext:value-type="float">
            <text:p/>
          </table:table-cell>
          <table:table-cell table:formula="of:=[.$H60]*(SUM([.$G60];[.$I60];[.$J60])/COUNT([.$G60];[.$I60];[.$J60]))" office:value-type="float" office:value="0.768960243355419" calcext:value-type="float">
            <text:p/>
          </table:table-cell>
          <table:table-cell table:formula="of:=[.$I60]*(SUM([.$G60];[.$H60];[.$J60])/COUNT([.$G60];[.$H60];[.$J60]))" office:value-type="float" office:value="0.170261507080974" calcext:value-type="float">
            <text:p/>
          </table:table-cell>
          <table:table-cell table:formula="of:=[.$J60]*(SUM([.$G60:.$I60])/COUNT([.$G60:.$I60]))" office:value-type="float" office:value="1.48898685635915" calcext:value-type="float">
            <text:p/>
          </table:table-cell>
        </table:table-row>
        <table:table-row table:style-name="ro1">
          <table:table-cell office:value-type="float" office:value="0.0997092328034341" calcext:value-type="float">
            <text:p>0.0997092328034341</text:p>
          </table:table-cell>
          <table:table-cell office:value-type="float" office:value="0.178121143719181" calcext:value-type="float">
            <text:p>0.178121143719181</text:p>
          </table:table-cell>
          <table:table-cell office:value-type="float" office:value="0.355004689656198" calcext:value-type="float">
            <text:p>0.355004689656198</text:p>
          </table:table-cell>
          <table:table-cell office:value-type="float" office:value="0.383094353135675" calcext:value-type="float">
            <text:p>0.383094353135675</text:p>
          </table:table-cell>
          <table:table-cell table:formula="of:=AVERAGE([.$A$2:.D61])" office:value-type="float" office:value="0.467759836372958" calcext:value-type="float">
            <text:p/>
          </table:table-cell>
          <table:table-cell table:formula="of:=STDEV([.$A$2:.D61])" office:value-type="float" office:value="0.292109588243169" calcext:value-type="float">
            <text:p/>
          </table:table-cell>
          <table:table-cell table:formula="of:=([.A61]-[.$E61])/[.$F61]" office:value-type="float" office:value="-1.25997440133029" calcext:value-type="float">
            <text:p/>
          </table:table-cell>
          <table:table-cell table:formula="of:=([.B61]-[.$E61])/[.$F61]" office:value-type="float" office:value="-0.991541203408445" calcext:value-type="float">
            <text:p/>
          </table:table-cell>
          <table:table-cell table:formula="of:=([.C61]-[.$E61])/[.$F61]" office:value-type="float" office:value="-0.386002894991918" calcext:value-type="float">
            <text:p/>
          </table:table-cell>
          <table:table-cell table:formula="of:=([.D61]-[.$E61])/[.$F61]" office:value-type="float" office:value="-0.289841506903233" calcext:value-type="float">
            <text:p/>
          </table:table-cell>
          <table:table-cell table:formula="of:=[.$G61]*(SUM([.$H61:.$J61])/COUNT([.$H61:.$J61]))" office:value-type="float" office:value="0.700287726609714" calcext:value-type="float">
            <text:p/>
          </table:table-cell>
          <table:table-cell table:formula="of:=[.$H61]*(SUM([.$G61];[.$I61];[.$J61])/COUNT([.$G61];[.$I61];[.$J61]))" office:value-type="float" office:value="0.639814701910284" calcext:value-type="float">
            <text:p/>
          </table:table-cell>
          <table:table-cell table:formula="of:=[.$I61]*(SUM([.$G61];[.$H61];[.$J61])/COUNT([.$G61];[.$H61];[.$J61]))" office:value-type="float" office:value="0.326990400767366" calcext:value-type="float">
            <text:p/>
          </table:table-cell>
          <table:table-cell table:formula="of:=[.$J61]*(SUM([.$G61:.$I61])/COUNT([.$G61:.$I61]))" office:value-type="float" office:value="0.254820778815696" calcext:value-type="float">
            <text:p/>
          </table:table-cell>
        </table:table-row>
        <table:table-row table:style-name="ro1">
          <table:table-cell office:value-type="float" office:value="0.36944121751003" calcext:value-type="float">
            <text:p>0.36944121751003</text:p>
          </table:table-cell>
          <table:table-cell office:value-type="float" office:value="0.167761574266478" calcext:value-type="float">
            <text:p>0.167761574266478</text:p>
          </table:table-cell>
          <table:table-cell office:value-type="float" office:value="0.443021615967155" calcext:value-type="float">
            <text:p>0.443021615967155</text:p>
          </table:table-cell>
          <table:table-cell office:value-type="float" office:value="0.126258365344256" calcext:value-type="float">
            <text:p>0.126258365344256</text:p>
          </table:table-cell>
          <table:table-cell table:formula="of:=AVERAGE([.$A$2:.D62])" office:value-type="float" office:value="0.464626407797532" calcext:value-type="float">
            <text:p/>
          </table:table-cell>
          <table:table-cell table:formula="of:=STDEV([.$A$2:.D62])" office:value-type="float" office:value="0.291214992900314" calcext:value-type="float">
            <text:p/>
          </table:table-cell>
          <table:table-cell table:formula="of:=([.A62]-[.$E62])/[.$F62]" office:value-type="float" office:value="-0.326855390718449" calcext:value-type="float">
            <text:p/>
          </table:table-cell>
          <table:table-cell table:formula="of:=([.B62]-[.$E62])/[.$F62]" office:value-type="float" office:value="-1.01940092635503" calcext:value-type="float">
            <text:p/>
          </table:table-cell>
          <table:table-cell table:formula="of:=([.C62]-[.$E62])/[.$F62]" office:value-type="float" office:value="-0.0741884599251156" calcext:value-type="float">
            <text:p/>
          </table:table-cell>
          <table:table-cell table:formula="of:=([.D62]-[.$E62])/[.$F62]" office:value-type="float" office:value="-1.16191834453078" calcext:value-type="float">
            <text:p/>
          </table:table-cell>
          <table:table-cell table:formula="of:=[.$G62]*(SUM([.$H62:.$J62])/COUNT([.$H62:.$J62]))" office:value-type="float" office:value="0.245741620207563" calcext:value-type="float">
            <text:p/>
          </table:table-cell>
          <table:table-cell table:formula="of:=[.$H62]*(SUM([.$G62];[.$I62];[.$J62])/COUNT([.$G62];[.$I62];[.$J62]))" office:value-type="float" office:value="0.531095036539541" calcext:value-type="float">
            <text:p/>
          </table:table-cell>
          <table:table-cell table:formula="of:=[.$I62]*(SUM([.$G62];[.$H62];[.$J62])/COUNT([.$G62];[.$H62];[.$J62]))" office:value-type="float" office:value="0.0620258717892061" calcext:value-type="float">
            <text:p/>
          </table:table-cell>
          <table:table-cell table:formula="of:=[.$J62]*(SUM([.$G62:.$I62])/COUNT([.$G62:.$I62]))" office:value-type="float" office:value="0.550146947929201" calcext:value-type="float">
            <text:p/>
          </table:table-cell>
        </table:table-row>
        <table:table-row table:style-name="ro1">
          <table:table-cell office:value-type="float" office:value="0.262052919715643" calcext:value-type="float">
            <text:p>0.262052919715643</text:p>
          </table:table-cell>
          <table:table-cell office:value-type="float" office:value="0.379125090781599" calcext:value-type="float">
            <text:p>0.379125090781599</text:p>
          </table:table-cell>
          <table:table-cell office:value-type="float" office:value="0.54111048951745" calcext:value-type="float">
            <text:p>0.54111048951745</text:p>
          </table:table-cell>
          <table:table-cell office:value-type="float" office:value="0.909270333824679" calcext:value-type="float">
            <text:p>0.909270333824679</text:p>
          </table:table-cell>
          <table:table-cell table:formula="of:=AVERAGE([.$A$2:.D63])" office:value-type="float" office:value="0.465566138453376" calcext:value-type="float">
            <text:p/>
          </table:table-cell>
          <table:table-cell table:formula="of:=STDEV([.$A$2:.D63])" office:value-type="float" office:value="0.290605854222754" calcext:value-type="float">
            <text:p/>
          </table:table-cell>
          <table:table-cell table:formula="of:=([.A63]-[.$E63])/[.$F63]" office:value-type="float" office:value="-0.700306672355393" calcext:value-type="float">
            <text:p/>
          </table:table-cell>
          <table:table-cell table:formula="of:=([.B63]-[.$E63])/[.$F63]" office:value-type="float" office:value="-0.297451157351835" calcext:value-type="float">
            <text:p/>
          </table:table-cell>
          <table:table-cell table:formula="of:=([.C63]-[.$E63])/[.$F63]" office:value-type="float" office:value="0.259954677327899" calcext:value-type="float">
            <text:p/>
          </table:table-cell>
          <table:table-cell table:formula="of:=([.D63]-[.$E63])/[.$F63]" office:value-type="float" office:value="1.52682469717626" calcext:value-type="float">
            <text:p/>
          </table:table-cell>
          <table:table-cell table:formula="of:=[.$G63]*(SUM([.$H63:.$J63])/COUNT([.$H63:.$J63]))" office:value-type="float" office:value="-0.347662162599643" calcext:value-type="float">
            <text:p/>
          </table:table-cell>
          <table:table-cell table:formula="of:=[.$H63]*(SUM([.$G63];[.$I63];[.$J63])/COUNT([.$G63];[.$I63];[.$J63]))" office:value-type="float" office:value="-0.107724187561775" calcext:value-type="float">
            <text:p/>
          </table:table-cell>
          <table:table-cell table:formula="of:=[.$I63]*(SUM([.$G63];[.$H63];[.$J63])/COUNT([.$G63];[.$H63];[.$J63]))" office:value-type="float" office:value="0.0458444689392644" calcext:value-type="float">
            <text:p/>
          </table:table-cell>
          <table:table-cell table:formula="of:=[.$J63]*(SUM([.$G63:.$I63])/COUNT([.$G63:.$I63]))" office:value-type="float" office:value="-0.375498691569085" calcext:value-type="float">
            <text:p/>
          </table:table-cell>
        </table:table-row>
        <table:table-row table:style-name="ro1">
          <table:table-cell office:value-type="float" office:value="0.912657747743651" calcext:value-type="float">
            <text:p>0.912657747743651</text:p>
          </table:table-cell>
          <table:table-cell office:value-type="float" office:value="0.848371726227924" calcext:value-type="float">
            <text:p>0.848371726227924</text:p>
          </table:table-cell>
          <table:table-cell office:value-type="float" office:value="0.583655534079298" calcext:value-type="float">
            <text:p>0.583655534079298</text:p>
          </table:table-cell>
          <table:table-cell office:value-type="float" office:value="0.411068218993023" calcext:value-type="float">
            <text:p>0.411068218993023</text:p>
          </table:table-cell>
          <table:table-cell table:formula="of:=AVERAGE([.$A$2:.D64])" office:value-type="float" office:value="0.469111728426512" calcext:value-type="float">
            <text:p/>
          </table:table-cell>
          <table:table-cell table:formula="of:=STDEV([.$A$2:.D64])" office:value-type="float" office:value="0.29075916259481" calcext:value-type="float">
            <text:p/>
          </table:table-cell>
          <table:table-cell table:formula="of:=([.A64]-[.$E64])/[.$F64]" office:value-type="float" office:value="1.52547563887177" calcext:value-type="float">
            <text:p/>
          </table:table-cell>
          <table:table-cell table:formula="of:=([.B64]-[.$E64])/[.$F64]" office:value-type="float" office:value="1.30437849117736" calcext:value-type="float">
            <text:p/>
          </table:table-cell>
          <table:table-cell table:formula="of:=([.C64]-[.$E64])/[.$F64]" office:value-type="float" office:value="0.393947363964621" calcext:value-type="float">
            <text:p/>
          </table:table-cell>
          <table:table-cell table:formula="of:=([.D64]-[.$E64])/[.$F64]" office:value-type="float" office:value="-0.199627447388052" calcext:value-type="float">
            <text:p/>
          </table:table-cell>
          <table:table-cell table:formula="of:=[.$G64]*(SUM([.$H64:.$J64])/COUNT([.$H64:.$J64]))" office:value-type="float" office:value="0.76207597034818" calcext:value-type="float">
            <text:p/>
          </table:table-cell>
          <table:table-cell table:formula="of:=[.$H64]*(SUM([.$G64];[.$I64];[.$J64])/COUNT([.$G64];[.$I64];[.$J64]))" office:value-type="float" office:value="0.747754777249748" calcext:value-type="float">
            <text:p/>
          </table:table-cell>
          <table:table-cell table:formula="of:=[.$I64]*(SUM([.$G64];[.$H64];[.$J64])/COUNT([.$G64];[.$H64];[.$J64]))" office:value-type="float" office:value="0.345390289421248" calcext:value-type="float">
            <text:p/>
          </table:table-cell>
          <table:table-cell table:formula="of:=[.$J64]*(SUM([.$G64:.$I64])/COUNT([.$G64:.$I64]))" office:value-type="float" office:value="-0.214519754378585" calcext:value-type="float">
            <text:p/>
          </table:table-cell>
        </table:table-row>
        <table:table-row table:style-name="ro1">
          <table:table-cell office:value-type="float" office:value="0.750792179256678" calcext:value-type="float">
            <text:p>0.750792179256678</text:p>
          </table:table-cell>
          <table:table-cell office:value-type="float" office:value="0.862518490059301" calcext:value-type="float">
            <text:p>0.862518490059301</text:p>
          </table:table-cell>
          <table:table-cell office:value-type="float" office:value="0.357027568854392" calcext:value-type="float">
            <text:p>0.357027568854392</text:p>
          </table:table-cell>
          <table:table-cell office:value-type="float" office:value="0.867890997091308" calcext:value-type="float">
            <text:p>0.867890997091308</text:p>
          </table:table-cell>
          <table:table-cell table:formula="of:=AVERAGE([.$A$2:.D65])" office:value-type="float" office:value="0.472868690620089" calcext:value-type="float">
            <text:p/>
          </table:table-cell>
          <table:table-cell table:formula="of:=STDEV([.$A$2:.D65])" office:value-type="float" office:value="0.291189923127758" calcext:value-type="float">
            <text:p/>
          </table:table-cell>
          <table:table-cell table:formula="of:=([.A65]-[.$E65])/[.$F65]" office:value-type="float" office:value="0.954440612680993" calcext:value-type="float">
            <text:p/>
          </table:table-cell>
          <table:table-cell table:formula="of:=([.B65]-[.$E65])/[.$F65]" office:value-type="float" office:value="1.33812940796119" calcext:value-type="float">
            <text:p/>
          </table:table-cell>
          <table:table-cell table:formula="of:=([.C65]-[.$E65])/[.$F65]" office:value-type="float" office:value="-0.397819816432566" calcext:value-type="float">
            <text:p/>
          </table:table-cell>
          <table:table-cell table:formula="of:=([.D65]-[.$E65])/[.$F65]" office:value-type="float" office:value="1.35657958980231" calcext:value-type="float">
            <text:p/>
          </table:table-cell>
          <table:table-cell table:formula="of:=[.$G65]*(SUM([.$H65:.$J65])/COUNT([.$H65:.$J65]))" office:value-type="float" office:value="0.730748105829947" calcext:value-type="float">
            <text:p/>
          </table:table-cell>
          <table:table-cell table:formula="of:=[.$H65]*(SUM([.$G65];[.$I65];[.$J65])/COUNT([.$G65];[.$I65];[.$J65]))" office:value-type="float" office:value="0.853369899965731" calcext:value-type="float">
            <text:p/>
          </table:table-cell>
          <table:table-cell table:formula="of:=[.$I65]*(SUM([.$G65];[.$H65];[.$J65])/COUNT([.$G65];[.$H65];[.$J65]))" office:value-type="float" office:value="-0.483901342720665" calcext:value-type="float">
            <text:p/>
          </table:table-cell>
          <table:table-cell table:formula="of:=[.$J65]*(SUM([.$G65:.$I65])/COUNT([.$G65:.$I65]))" office:value-type="float" office:value="0.856793151601507" calcext:value-type="float">
            <text:p/>
          </table:table-cell>
        </table:table-row>
        <table:table-row table:style-name="ro1">
          <table:table-cell office:value-type="float" office:value="0.105394972022623" calcext:value-type="float">
            <text:p>0.105394972022623</text:p>
          </table:table-cell>
          <table:table-cell office:value-type="float" office:value="0.70732955657877" calcext:value-type="float">
            <text:p>0.70732955657877</text:p>
          </table:table-cell>
          <table:table-cell office:value-type="float" office:value="0.17513754684478" calcext:value-type="float">
            <text:p>0.17513754684478</text:p>
          </table:table-cell>
          <table:table-cell office:value-type="float" office:value="0.206674080574885" calcext:value-type="float">
            <text:p>0.206674080574885</text:p>
          </table:table-cell>
          <table:table-cell table:formula="of:=AVERAGE([.$A$2:.D66])" office:value-type="float" office:value="0.470188157518323" calcext:value-type="float">
            <text:p/>
          </table:table-cell>
          <table:table-cell table:formula="of:=STDEV([.$A$2:.D66])" office:value-type="float" office:value="0.291246122869154" calcext:value-type="float">
            <text:p/>
          </table:table-cell>
          <table:table-cell table:formula="of:=([.A66]-[.$E66])/[.$F66]" office:value-type="float" office:value="-1.25252546506718" calcext:value-type="float">
            <text:p/>
          </table:table-cell>
          <table:table-cell table:formula="of:=([.B66]-[.$E66])/[.$F66]" office:value-type="float" office:value="0.814230234978909" calcext:value-type="float">
            <text:p/>
          </table:table-cell>
          <table:table-cell table:formula="of:=([.C66]-[.$E66])/[.$F66]" office:value-type="float" office:value="-1.01306279296325" calcext:value-type="float">
            <text:p/>
          </table:table-cell>
          <table:table-cell table:formula="of:=([.D66]-[.$E66])/[.$F66]" office:value-type="float" office:value="-0.904781407379711" calcext:value-type="float">
            <text:p/>
          </table:table-cell>
          <table:table-cell table:formula="of:=[.$G66]*(SUM([.$H66:.$J66])/COUNT([.$H66:.$J66]))" office:value-type="float" office:value="0.460768198407413" calcext:value-type="float">
            <text:p/>
          </table:table-cell>
          <table:table-cell table:formula="of:=[.$H66]*(SUM([.$G66];[.$I66];[.$J66])/COUNT([.$G66];[.$I66];[.$J66]))" office:value-type="float" office:value="-0.8604702792123" calcext:value-type="float">
            <text:p/>
          </table:table-cell>
          <table:table-cell table:formula="of:=[.$I66]*(SUM([.$G66];[.$H66];[.$J66])/COUNT([.$G66];[.$H66];[.$J66]))" office:value-type="float" office:value="0.453540323172333" calcext:value-type="float">
            <text:p/>
          </table:table-cell>
          <table:table-cell table:formula="of:=[.$J66]*(SUM([.$G66:.$I66])/COUNT([.$G66:.$I66]))" office:value-type="float" office:value="0.437720584902795" calcext:value-type="float">
            <text:p/>
          </table:table-cell>
        </table:table-row>
        <table:table-row table:style-name="ro1">
          <table:table-cell office:value-type="float" office:value="0.415560883004218" calcext:value-type="float">
            <text:p>0.415560883004218</text:p>
          </table:table-cell>
          <table:table-cell office:value-type="float" office:value="0.772352528758347" calcext:value-type="float">
            <text:p>0.772352528758347</text:p>
          </table:table-cell>
          <table:table-cell office:value-type="float" office:value="0.404591136844829" calcext:value-type="float">
            <text:p>0.404591136844829</text:p>
          </table:table-cell>
          <table:table-cell office:value-type="float" office:value="0.423840238945559" calcext:value-type="float">
            <text:p>0.423840238945559</text:p>
          </table:table-cell>
          <table:table-cell table:formula="of:=AVERAGE([.$A$2:.D67])" office:value-type="float" office:value="0.470701764175443" calcext:value-type="float">
            <text:p/>
          </table:table-cell>
          <table:table-cell table:formula="of:=STDEV([.$A$2:.D67])" office:value-type="float" office:value="0.289684262776302" calcext:value-type="float">
            <text:p/>
          </table:table-cell>
          <table:table-cell table:formula="of:=([.A67]-[.$E67])/[.$F67]" office:value-type="float" office:value="-0.190348210989303" calcext:value-type="float">
            <text:p/>
          </table:table-cell>
          <table:table-cell table:formula="of:=([.B67]-[.$E67])/[.$F67]" office:value-type="float" office:value="1.04130877422169" calcext:value-type="float">
            <text:p/>
          </table:table-cell>
          <table:table-cell table:formula="of:=([.C67]-[.$E67])/[.$F67]" office:value-type="float" office:value="-0.228216150566885" calcext:value-type="float">
            <text:p/>
          </table:table-cell>
          <table:table-cell table:formula="of:=([.D67]-[.$E67])/[.$F67]" office:value-type="float" office:value="-0.161767590620105" calcext:value-type="float">
            <text:p/>
          </table:table-cell>
          <table:table-cell table:formula="of:=[.$G67]*(SUM([.$H67:.$J67])/COUNT([.$H67:.$J67]))" office:value-type="float" office:value="-0.041326184936901" calcext:value-type="float">
            <text:p/>
          </table:table-cell>
          <table:table-cell table:formula="of:=[.$H67]*(SUM([.$G67];[.$I67];[.$J67])/COUNT([.$G67];[.$I67];[.$J67]))" office:value-type="float" office:value="-0.201434917920792" calcext:value-type="float">
            <text:p/>
          </table:table-cell>
          <table:table-cell table:formula="of:=[.$I67]*(SUM([.$G67];[.$H67];[.$J67])/COUNT([.$G67];[.$H67];[.$J67]))" office:value-type="float" office:value="-0.0524283224024411" calcext:value-type="float">
            <text:p/>
          </table:table-cell>
          <table:table-cell table:formula="of:=[.$J67]*(SUM([.$G67:.$I67])/COUNT([.$G67:.$I67]))" office:value-type="float" office:value="-0.0335799544030101" calcext:value-type="float">
            <text:p/>
          </table:table-cell>
        </table:table-row>
        <table:table-row table:style-name="ro1">
          <table:table-cell office:value-type="float" office:value="0.801720388233662" calcext:value-type="float">
            <text:p>0.801720388233662</text:p>
          </table:table-cell>
          <table:table-cell office:value-type="float" office:value="0.87767253164202" calcext:value-type="float">
            <text:p>0.87767253164202</text:p>
          </table:table-cell>
          <table:table-cell office:value-type="float" office:value="0.663390141213313" calcext:value-type="float">
            <text:p>0.663390141213313</text:p>
          </table:table-cell>
          <table:table-cell office:value-type="float" office:value="0.762111776741222" calcext:value-type="float">
            <text:p>0.762111776741222</text:p>
          </table:table-cell>
          <table:table-cell table:formula="of:=AVERAGE([.$A$2:.D68])" office:value-type="float" office:value="0.475261793209504" calcext:value-type="float">
            <text:p/>
          </table:table-cell>
          <table:table-cell table:formula="of:=STDEV([.$A$2:.D68])" office:value-type="float" office:value="0.29004608989109" calcext:value-type="float">
            <text:p/>
          </table:table-cell>
          <table:table-cell table:formula="of:=([.A68]-[.$E68])/[.$F68]" office:value-type="float" office:value="1.12554041030769" calcext:value-type="float">
            <text:p/>
          </table:table-cell>
          <table:table-cell table:formula="of:=([.B68]-[.$E68])/[.$F68]" office:value-type="float" office:value="1.3874027351433" calcext:value-type="float">
            <text:p/>
          </table:table-cell>
          <table:table-cell table:formula="of:=([.C68]-[.$E68])/[.$F68]" office:value-type="float" office:value="0.648615356526439" calcext:value-type="float">
            <text:p/>
          </table:table-cell>
          <table:table-cell table:formula="of:=([.D68]-[.$E68])/[.$F68]" office:value-type="float" office:value="0.988980694893794" calcext:value-type="float">
            <text:p/>
          </table:table-cell>
          <table:table-cell table:formula="of:=[.$G68]*(SUM([.$H68:.$J68])/COUNT([.$H68:.$J68]))" office:value-type="float" office:value="1.13491945846966" calcext:value-type="float">
            <text:p/>
          </table:table-cell>
          <table:table-cell table:formula="of:=[.$H68]*(SUM([.$G68];[.$I68];[.$J68])/COUNT([.$G68];[.$I68];[.$J68]))" office:value-type="float" office:value="1.27786102819183" calcext:value-type="float">
            <text:p/>
          </table:table-cell>
          <table:table-cell table:formula="of:=[.$I68]*(SUM([.$G68];[.$H68];[.$J68])/COUNT([.$G68];[.$H68];[.$J68]))" office:value-type="float" office:value="0.757133860077888" calcext:value-type="float">
            <text:p/>
          </table:table-cell>
          <table:table-cell table:formula="of:=[.$J68]*(SUM([.$G68:.$I68])/COUNT([.$G68:.$I68]))" office:value-type="float" office:value="1.04224010807767" calcext:value-type="float">
            <text:p/>
          </table:table-cell>
        </table:table-row>
        <table:table-row table:style-name="ro1">
          <table:table-cell office:value-type="float" office:value="0.589565191185102" calcext:value-type="float">
            <text:p>0.589565191185102</text:p>
          </table:table-cell>
          <table:table-cell office:value-type="float" office:value="0.976722760824487" calcext:value-type="float">
            <text:p>0.976722760824487</text:p>
          </table:table-cell>
          <table:table-cell office:value-type="float" office:value="0.872700148029253" calcext:value-type="float">
            <text:p>0.872700148029253</text:p>
          </table:table-cell>
          <table:table-cell office:value-type="float" office:value="0.594379386166111" calcext:value-type="float">
            <text:p>0.594379386166111</text:p>
          </table:table-cell>
          <table:table-cell table:formula="of:=AVERAGE([.$A$2:.D69])" office:value-type="float" office:value="0.479424735538059" calcext:value-type="float">
            <text:p/>
          </table:table-cell>
          <table:table-cell table:formula="of:=STDEV([.$A$2:.D69])" office:value-type="float" office:value="0.290652649487221" calcext:value-type="float">
            <text:p/>
          </table:table-cell>
          <table:table-cell table:formula="of:=([.A69]-[.$E69])/[.$F69]" office:value-type="float" office:value="0.37894186012533" calcext:value-type="float">
            <text:p/>
          </table:table-cell>
          <table:table-cell table:formula="of:=([.B69]-[.$E69])/[.$F69]" office:value-type="float" office:value="1.7109702119137" calcext:value-type="float">
            <text:p/>
          </table:table-cell>
          <table:table-cell table:formula="of:=([.C69]-[.$E69])/[.$F69]" office:value-type="float" office:value="1.35307699133321" calcext:value-type="float">
            <text:p/>
          </table:table-cell>
          <table:table-cell table:formula="of:=([.D69]-[.$E69])/[.$F69]" office:value-type="float" office:value="0.395505256294269" calcext:value-type="float">
            <text:p/>
          </table:table-cell>
          <table:table-cell table:formula="of:=[.$G69]*(SUM([.$H69:.$J69])/COUNT([.$H69:.$J69]))" office:value-type="float" office:value="0.436989748073231" calcext:value-type="float">
            <text:p/>
          </table:table-cell>
          <table:table-cell table:formula="of:=[.$H69]*(SUM([.$G69];[.$I69];[.$J69])/COUNT([.$G69];[.$I69];[.$J69]))" office:value-type="float" office:value="1.21337679116444" calcext:value-type="float">
            <text:p/>
          </table:table-cell>
          <table:table-cell table:formula="of:=[.$I69]*(SUM([.$G69];[.$H69];[.$J69])/COUNT([.$G69];[.$H69];[.$J69]))" office:value-type="float" office:value="1.12098700027621" calcext:value-type="float">
            <text:p/>
          </table:table-cell>
          <table:table-cell table:formula="of:=[.$J69]*(SUM([.$G69:.$I69])/COUNT([.$G69:.$I69]))" office:value-type="float" office:value="0.453906757309134" calcext:value-type="float">
            <text:p/>
          </table:table-cell>
        </table:table-row>
        <table:table-row table:style-name="ro1">
          <table:table-cell office:value-type="float" office:value="0.28482614015229" calcext:value-type="float">
            <text:p>0.28482614015229</text:p>
          </table:table-cell>
          <table:table-cell office:value-type="float" office:value="0.417607253883034" calcext:value-type="float">
            <text:p>0.417607253883034</text:p>
          </table:table-cell>
          <table:table-cell office:value-type="float" office:value="0.830378682119772" calcext:value-type="float">
            <text:p>0.830378682119772</text:p>
          </table:table-cell>
          <table:table-cell office:value-type="float" office:value="0.442412960808724" calcext:value-type="float">
            <text:p>0.442412960808724</text:p>
          </table:table-cell>
          <table:table-cell table:formula="of:=AVERAGE([.$A$2:.D70])" office:value-type="float" office:value="0.479633163417811" calcext:value-type="float">
            <text:p/>
          </table:table-cell>
          <table:table-cell table:formula="of:=STDEV([.$A$2:.D70])" office:value-type="float" office:value="0.289576590261966" calcext:value-type="float">
            <text:p/>
          </table:table-cell>
          <table:table-cell table:formula="of:=([.A70]-[.$E70])/[.$F70]" office:value-type="float" office:value="-0.672730565303252" calcext:value-type="float">
            <text:p/>
          </table:table-cell>
          <table:table-cell table:formula="of:=([.B70]-[.$E70])/[.$F70]" office:value-type="float" office:value="-0.214195178825281" calcext:value-type="float">
            <text:p/>
          </table:table-cell>
          <table:table-cell table:formula="of:=([.C70]-[.$E70])/[.$F70]" office:value-type="float" office:value="1.21123575073751" calcext:value-type="float">
            <text:p/>
          </table:table-cell>
          <table:table-cell table:formula="of:=([.D70]-[.$E70])/[.$F70]" office:value-type="float" office:value="-0.128533189010256" calcext:value-type="float">
            <text:p/>
          </table:table-cell>
          <table:table-cell table:formula="of:=[.$G70]*(SUM([.$H70:.$J70])/COUNT([.$H70:.$J70]))" office:value-type="float" office:value="-0.194757154223231" calcext:value-type="float">
            <text:p/>
          </table:table-cell>
          <table:table-cell table:formula="of:=[.$H70]*(SUM([.$G70];[.$I70];[.$J70])/COUNT([.$G70];[.$I70];[.$J70]))" office:value-type="float" office:value="-0.0292713416957989" calcext:value-type="float">
            <text:p/>
          </table:table-cell>
          <table:table-cell table:formula="of:=[.$I70]*(SUM([.$G70];[.$H70];[.$J70])/COUNT([.$G70];[.$H70];[.$J70]))" office:value-type="float" office:value="-0.409986721074491" calcext:value-type="float">
            <text:p/>
          </table:table-cell>
          <table:table-cell table:formula="of:=[.$J70]*(SUM([.$G70:.$I70])/COUNT([.$G70:.$I70]))" office:value-type="float" office:value="-0.0138948664591297" calcext:value-type="float">
            <text:p/>
          </table:table-cell>
        </table:table-row>
        <table:table-row table:style-name="ro1">
          <table:table-cell office:value-type="float" office:value="0.82595098647289" calcext:value-type="float">
            <text:p>0.82595098647289</text:p>
          </table:table-cell>
          <table:table-cell office:value-type="float" office:value="0.857356699882075" calcext:value-type="float">
            <text:p>0.857356699882075</text:p>
          </table:table-cell>
          <table:table-cell office:value-type="float" office:value="0.580328092211857" calcext:value-type="float">
            <text:p>0.580328092211857</text:p>
          </table:table-cell>
          <table:table-cell office:value-type="float" office:value="0.0106188298668712" calcext:value-type="float">
            <text:p>0.0106188298668712</text:p>
          </table:table-cell>
          <table:table-cell table:formula="of:=AVERAGE([.$A$2:.D71])" office:value-type="float" office:value="0.480903598970534" calcext:value-type="float">
            <text:p/>
          </table:table-cell>
          <table:table-cell table:formula="of:=STDEV([.$A$2:.D71])" office:value-type="float" office:value="0.290545701771164" calcext:value-type="float">
            <text:p/>
          </table:table-cell>
          <table:table-cell table:formula="of:=([.A71]-[.$E71])/[.$F71]" office:value-type="float" office:value="1.1875838651164" calcext:value-type="float">
            <text:p/>
          </table:table-cell>
          <table:table-cell table:formula="of:=([.B71]-[.$E71])/[.$F71]" office:value-type="float" office:value="1.29567602830359" calcext:value-type="float">
            <text:p/>
          </table:table-cell>
          <table:table-cell table:formula="of:=([.C71]-[.$E71])/[.$F71]" office:value-type="float" office:value="0.342199153645132" calcext:value-type="float">
            <text:p/>
          </table:table-cell>
          <table:table-cell table:formula="of:=([.D71]-[.$E71])/[.$F71]" office:value-type="float" office:value="-1.61862580047411" calcext:value-type="float">
            <text:p/>
          </table:table-cell>
          <table:table-cell table:formula="of:=[.$G71]*(SUM([.$H71:.$J71])/COUNT([.$H71:.$J71]))" office:value-type="float" office:value="0.00762008495090629" calcext:value-type="float">
            <text:p/>
          </table:table-cell>
          <table:table-cell table:formula="of:=[.$H71]*(SUM([.$G71];[.$I71];[.$J71])/COUNT([.$G71];[.$I71];[.$J71]))" office:value-type="float" office:value="-0.038370487517599" calcext:value-type="float">
            <text:p/>
          </table:table-cell>
          <table:table-cell table:formula="of:=[.$I71]*(SUM([.$G71];[.$H71];[.$J71])/COUNT([.$G71];[.$H71];[.$J71]))" office:value-type="float" office:value="0.0986256849396019" calcext:value-type="float">
            <text:p/>
          </table:table-cell>
          <table:table-cell table:formula="of:=[.$J71]*(SUM([.$G71:.$I71])/COUNT([.$G71:.$I71]))" office:value-type="float" office:value="-1.5244536372542" calcext:value-type="float">
            <text:p/>
          </table:table-cell>
        </table:table-row>
        <table:table-row table:style-name="ro1">
          <table:table-cell office:value-type="float" office:value="0.77031825017184" calcext:value-type="float">
            <text:p>0.77031825017184</text:p>
          </table:table-cell>
          <table:table-cell office:value-type="float" office:value="0.722099836915731" calcext:value-type="float">
            <text:p>0.722099836915731</text:p>
          </table:table-cell>
          <table:table-cell office:value-type="float" office:value="0.0686779171228409" calcext:value-type="float">
            <text:p>0.0686779171228409</text:p>
          </table:table-cell>
          <table:table-cell office:value-type="float" office:value="0.542839845409617" calcext:value-type="float">
            <text:p>0.542839845409617</text:p>
          </table:table-cell>
          <table:table-cell table:formula="of:=AVERAGE([.$A$2:.D72])" office:value-type="float" office:value="0.481538533666794" calcext:value-type="float">
            <text:p/>
          </table:table-cell>
          <table:table-cell table:formula="of:=STDEV([.$A$2:.D72])" office:value-type="float" office:value="0.290411409338393" calcext:value-type="float">
            <text:p/>
          </table:table-cell>
          <table:table-cell table:formula="of:=([.A72]-[.$E72])/[.$F72]" office:value-type="float" office:value="0.994381443769497" calcext:value-type="float">
            <text:p/>
          </table:table-cell>
          <table:table-cell table:formula="of:=([.B72]-[.$E72])/[.$F72]" office:value-type="float" office:value="0.82834659904367" calcext:value-type="float">
            <text:p/>
          </table:table-cell>
          <table:table-cell table:formula="of:=([.C72]-[.$E72])/[.$F72]" office:value-type="float" office:value="-1.42164048404476" calcext:value-type="float">
            <text:p/>
          </table:table-cell>
          <table:table-cell table:formula="of:=([.D72]-[.$E72])/[.$F72]" office:value-type="float" office:value="0.211084378132655" calcext:value-type="float">
            <text:p/>
          </table:table-cell>
          <table:table-cell table:formula="of:=[.$G72]*(SUM([.$H72:.$J72])/COUNT([.$H72:.$J72]))" office:value-type="float" office:value="-0.12668734708742" calcext:value-type="float">
            <text:p/>
          </table:table-cell>
          <table:table-cell table:formula="of:=[.$H72]*(SUM([.$G72];[.$I72];[.$J72])/COUNT([.$G72];[.$I72];[.$J72]))" office:value-type="float" office:value="-0.0596891820617469" calcext:value-type="float">
            <text:p/>
          </table:table-cell>
          <table:table-cell table:formula="of:=[.$I72]*(SUM([.$G72];[.$H72];[.$J72])/COUNT([.$G72];[.$H72];[.$J72]))" office:value-type="float" office:value="-0.963783358189886" calcext:value-type="float">
            <text:p/>
          </table:table-cell>
          <table:table-cell table:formula="of:=[.$J72]*(SUM([.$G72:.$I72])/COUNT([.$G72:.$I72]))" office:value-type="float" office:value="0.0282211059731249" calcext:value-type="float">
            <text:p/>
          </table:table-cell>
        </table:table-row>
        <table:table-row table:style-name="ro1">
          <table:table-cell office:value-type="float" office:value="0.535142264096066" calcext:value-type="float">
            <text:p>0.535142264096066</text:p>
          </table:table-cell>
          <table:table-cell office:value-type="float" office:value="0.39872466493398" calcext:value-type="float">
            <text:p>0.39872466493398</text:p>
          </table:table-cell>
          <table:table-cell office:value-type="float" office:value="0.130725088529289" calcext:value-type="float">
            <text:p>0.130725088529289</text:p>
          </table:table-cell>
          <table:table-cell office:value-type="float" office:value="0.270380698377267" calcext:value-type="float">
            <text:p>0.270380698377267</text:p>
          </table:table-cell>
          <table:table-cell table:formula="of:=AVERAGE([.$A$2:.D73])" office:value-type="float" office:value="0.479485820407313" calcext:value-type="float">
            <text:p/>
          </table:table-cell>
          <table:table-cell table:formula="of:=STDEV([.$A$2:.D73])" office:value-type="float" office:value="0.289442888544654" calcext:value-type="float">
            <text:p/>
          </table:table-cell>
          <table:table-cell table:formula="of:=([.A73]-[.$E73])/[.$F73]" office:value-type="float" office:value="0.192288171143534" calcext:value-type="float">
            <text:p/>
          </table:table-cell>
          <table:table-cell table:formula="of:=([.B73]-[.$E73])/[.$F73]" office:value-type="float" office:value="-0.279022766388935" calcext:value-type="float">
            <text:p/>
          </table:table-cell>
          <table:table-cell table:formula="of:=([.C73]-[.$E73])/[.$F73]" office:value-type="float" office:value="-1.20493798839428" calcext:value-type="float">
            <text:p/>
          </table:table-cell>
          <table:table-cell table:formula="of:=([.D73]-[.$E73])/[.$F73]" office:value-type="float" office:value="-0.722440005630979" calcext:value-type="float">
            <text:p/>
          </table:table-cell>
          <table:table-cell table:formula="of:=[.$G73]*(SUM([.$H73:.$J73])/COUNT([.$H73:.$J73]))" office:value-type="float" office:value="-0.141421589009916" calcext:value-type="float">
            <text:p/>
          </table:table-cell>
          <table:table-cell table:formula="of:=[.$H73]*(SUM([.$G73];[.$I73];[.$J73])/COUNT([.$G73];[.$I73];[.$J73]))" office:value-type="float" office:value="0.161376520771249" calcext:value-type="float">
            <text:p/>
          </table:table-cell>
          <table:table-cell table:formula="of:=[.$I73]*(SUM([.$G73];[.$H73];[.$J73])/COUNT([.$G73];[.$H73];[.$J73]))" office:value-type="float" office:value="0.325001738613243" calcext:value-type="float">
            <text:p/>
          </table:table-cell>
          <table:table-cell table:formula="of:=[.$J73]*(SUM([.$G73:.$I73])/COUNT([.$G73:.$I73]))" office:value-type="float" office:value="0.31105198286601" calcext:value-type="float">
            <text:p/>
          </table:table-cell>
        </table:table-row>
        <table:table-row table:style-name="ro1">
          <table:table-cell office:value-type="float" office:value="0.102172400336713" calcext:value-type="float">
            <text:p>0.102172400336713</text:p>
          </table:table-cell>
          <table:table-cell office:value-type="float" office:value="0.787666322896257" calcext:value-type="float">
            <text:p>0.787666322896257</text:p>
          </table:table-cell>
          <table:table-cell office:value-type="float" office:value="0.553768388694152" calcext:value-type="float">
            <text:p>0.553768388694152</text:p>
          </table:table-cell>
          <table:table-cell office:value-type="float" office:value="0.763631685171276" calcext:value-type="float">
            <text:p>0.763631685171276</text:p>
          </table:table-cell>
          <table:table-cell table:formula="of:=AVERAGE([.$A$2:.D74])" office:value-type="float" office:value="0.480476558473988" calcext:value-type="float">
            <text:p/>
          </table:table-cell>
          <table:table-cell table:formula="of:=STDEV([.$A$2:.D74])" office:value-type="float" office:value="0.289372844189205" calcext:value-type="float">
            <text:p/>
          </table:table-cell>
          <table:table-cell table:formula="of:=([.A74]-[.$E74])/[.$F74]" office:value-type="float" office:value="-1.30732432477293" calcext:value-type="float">
            <text:p/>
          </table:table-cell>
          <table:table-cell table:formula="of:=([.B74]-[.$E74])/[.$F74]" office:value-type="float" office:value="1.06157080939293" calcext:value-type="float">
            <text:p/>
          </table:table-cell>
          <table:table-cell table:formula="of:=([.C74]-[.$E74])/[.$F74]" office:value-type="float" office:value="0.253278190030307" calcext:value-type="float">
            <text:p/>
          </table:table-cell>
          <table:table-cell table:formula="of:=([.D74]-[.$E74])/[.$F74]" office:value-type="float" office:value="0.978513127210197" calcext:value-type="float">
            <text:p/>
          </table:table-cell>
          <table:table-cell table:formula="of:=[.$G74]*(SUM([.$H74:.$J74])/COUNT([.$H74:.$J74]))" office:value-type="float" office:value="-0.999389364553624" calcext:value-type="float">
            <text:p/>
          </table:table-cell>
          <table:table-cell table:formula="of:=[.$H74]*(SUM([.$G74];[.$I74];[.$J74])/COUNT([.$G74];[.$I74];[.$J74]))" office:value-type="float" office:value="-0.0267278786473607" calcext:value-type="float">
            <text:p/>
          </table:table-cell>
          <table:table-cell table:formula="of:=[.$I74]*(SUM([.$G74];[.$H74];[.$J74])/COUNT([.$G74];[.$H74];[.$J74]))" office:value-type="float" office:value="0.0618640094038875" calcext:value-type="float">
            <text:p/>
          </table:table-cell>
          <table:table-cell table:formula="of:=[.$J74]*(SUM([.$G74:.$I74])/COUNT([.$G74:.$I74]))" office:value-type="float" office:value="0.00245433097443659" calcext:value-type="float">
            <text:p/>
          </table:table-cell>
        </table:table-row>
        <table:table-row table:style-name="ro1">
          <table:table-cell office:value-type="float" office:value="0.00126857333816588" calcext:value-type="float">
            <text:p>0.00126857333816588</text:p>
          </table:table-cell>
          <table:table-cell office:value-type="float" office:value="0.117671658517793" calcext:value-type="float">
            <text:p>0.117671658517793</text:p>
          </table:table-cell>
          <table:table-cell office:value-type="float" office:value="0.683825609274209" calcext:value-type="float">
            <text:p>0.683825609274209</text:p>
          </table:table-cell>
          <table:table-cell office:value-type="float" office:value="0.167138735530898" calcext:value-type="float">
            <text:p>0.167138735530898</text:p>
          </table:table-cell>
          <table:table-cell table:formula="of:=AVERAGE([.$A$2:.D75])" office:value-type="float" office:value="0.477260336659005" calcext:value-type="float">
            <text:p/>
          </table:table-cell>
          <table:table-cell table:formula="of:=STDEV([.$A$2:.D75])" office:value-type="float" office:value="0.290324776451395" calcext:value-type="float">
            <text:p/>
          </table:table-cell>
          <table:table-cell table:formula="of:=([.A75]-[.$E75])/[.$F75]" office:value-type="float" office:value="-1.63951478457619" calcext:value-type="float">
            <text:p/>
          </table:table-cell>
          <table:table-cell table:formula="of:=([.B75]-[.$E75])/[.$F75]" office:value-type="float" office:value="-1.23857385696261" calcext:value-type="float">
            <text:p/>
          </table:table-cell>
          <table:table-cell table:formula="of:=([.C75]-[.$E75])/[.$F75]" office:value-type="float" office:value="0.711497224384449" calcext:value-type="float">
            <text:p/>
          </table:table-cell>
          <table:table-cell table:formula="of:=([.D75]-[.$E75])/[.$F75]" office:value-type="float" office:value="-1.06818854704268" calcext:value-type="float">
            <text:p/>
          </table:table-cell>
          <table:table-cell table:formula="of:=[.$G75]*(SUM([.$H75:.$J75])/COUNT([.$H75:.$J75]))" office:value-type="float" office:value="0.871820282435991" calcext:value-type="float">
            <text:p/>
          </table:table-cell>
          <table:table-cell table:formula="of:=[.$H75]*(SUM([.$G75];[.$I75];[.$J75])/COUNT([.$G75];[.$I75];[.$J75]))" office:value-type="float" office:value="0.824149565843222" calcext:value-type="float">
            <text:p/>
          </table:table-cell>
          <table:table-cell table:formula="of:=[.$I75]*(SUM([.$G75];[.$H75];[.$J75])/COUNT([.$G75];[.$H75];[.$J75]))" office:value-type="float" office:value="-0.935921755442464" calcext:value-type="float">
            <text:p/>
          </table:table-cell>
          <table:table-cell table:formula="of:=[.$J75]*(SUM([.$G75:.$I75])/COUNT([.$G75:.$I75]))" office:value-type="float" office:value="0.771442712641753" calcext:value-type="float">
            <text:p/>
          </table:table-cell>
        </table:table-row>
        <table:table-row table:style-name="ro1">
          <table:table-cell office:value-type="float" office:value="0.54953332641162" calcext:value-type="float">
            <text:p>0.54953332641162</text:p>
          </table:table-cell>
          <table:table-cell office:value-type="float" office:value="0.453846824588254" calcext:value-type="float">
            <text:p>0.453846824588254</text:p>
          </table:table-cell>
          <table:table-cell office:value-type="float" office:value="0.993096616817638" calcext:value-type="float">
            <text:p>0.993096616817638</text:p>
          </table:table-cell>
          <table:table-cell office:value-type="float" office:value="0.755266360705718" calcext:value-type="float">
            <text:p>0.755266360705718</text:p>
          </table:table-cell>
          <table:table-cell table:formula="of:=AVERAGE([.$A$2:.D76])" office:value-type="float" office:value="0.48006934259863" calcext:value-type="float">
            <text:p/>
          </table:table-cell>
          <table:table-cell table:formula="of:=STDEV([.$A$2:.D76])" office:value-type="float" office:value="0.290380209806753" calcext:value-type="float">
            <text:p/>
          </table:table-cell>
          <table:table-cell table:formula="of:=([.A76]-[.$E76])/[.$F76]" office:value-type="float" office:value="0.239217348383412" calcext:value-type="float">
            <text:p/>
          </table:table-cell>
          <table:table-cell table:formula="of:=([.B76]-[.$E76])/[.$F76]" office:value-type="float" office:value="-0.0903040810798586" calcext:value-type="float">
            <text:p/>
          </table:table-cell>
          <table:table-cell table:formula="of:=([.C76]-[.$E76])/[.$F76]" office:value-type="float" office:value="1.76674324521091" calcext:value-type="float">
            <text:p/>
          </table:table-cell>
          <table:table-cell table:formula="of:=([.D76]-[.$E76])/[.$F76]" office:value-type="float" office:value="0.947712718749778" calcext:value-type="float">
            <text:p/>
          </table:table-cell>
          <table:table-cell table:formula="of:=[.$G76]*(SUM([.$H76:.$J76])/COUNT([.$H76:.$J76]))" office:value-type="float" office:value="0.20924755172603" calcext:value-type="float">
            <text:p/>
          </table:table-cell>
          <table:table-cell table:formula="of:=[.$H76]*(SUM([.$G76];[.$I76];[.$J76])/COUNT([.$G76];[.$I76];[.$J76]))" office:value-type="float" office:value="-0.0889095847604455" calcext:value-type="float">
            <text:p/>
          </table:table-cell>
          <table:table-cell table:formula="of:=[.$I76]*(SUM([.$G76];[.$H76];[.$J76])/COUNT([.$G76];[.$H76];[.$J76]))" office:value-type="float" office:value="0.645818851127493" calcext:value-type="float">
            <text:p/>
          </table:table-cell>
          <table:table-cell table:formula="of:=[.$J76]*(SUM([.$G76:.$I76])/COUNT([.$G76:.$I76]))" office:value-type="float" office:value="0.605164013888601" calcext:value-type="float">
            <text:p/>
          </table:table-cell>
        </table:table-row>
        <table:table-row table:style-name="ro1">
          <table:table-cell office:value-type="float" office:value="0.706271364353597" calcext:value-type="float">
            <text:p>0.706271364353597</text:p>
          </table:table-cell>
          <table:table-cell office:value-type="float" office:value="0.700417570071295" calcext:value-type="float">
            <text:p>0.700417570071295</text:p>
          </table:table-cell>
          <table:table-cell office:value-type="float" office:value="0.690153519622982" calcext:value-type="float">
            <text:p>0.690153519622982</text:p>
          </table:table-cell>
          <table:table-cell office:value-type="float" office:value="0.853864030446857" calcext:value-type="float">
            <text:p>0.853864030446857</text:p>
          </table:table-cell>
          <table:table-cell table:formula="of:=AVERAGE([.$A$2:.D77])" office:value-type="float" office:value="0.483458912052907" calcext:value-type="float">
            <text:p/>
          </table:table-cell>
          <table:table-cell table:formula="of:=STDEV([.$A$2:.D77])" office:value-type="float" office:value="0.29005499093405" calcext:value-type="float">
            <text:p/>
          </table:table-cell>
          <table:table-cell table:formula="of:=([.A77]-[.$E77])/[.$F77]" office:value-type="float" office:value="0.768173137042665" calcext:value-type="float">
            <text:p/>
          </table:table-cell>
          <table:table-cell table:formula="of:=([.B77]-[.$E77])/[.$F77]" office:value-type="float" office:value="0.747991466444784" calcext:value-type="float">
            <text:p/>
          </table:table-cell>
          <table:table-cell table:formula="of:=([.C77]-[.$E77])/[.$F77]" office:value-type="float" office:value="0.712604899176072" calcext:value-type="float">
            <text:p/>
          </table:table-cell>
          <table:table-cell table:formula="of:=([.D77]-[.$E77])/[.$F77]" office:value-type="float" office:value="1.27701687601083" calcext:value-type="float">
            <text:p/>
          </table:table-cell>
          <table:table-cell table:formula="of:=[.$G77]*(SUM([.$H77:.$J77])/COUNT([.$H77:.$J77]))" office:value-type="float" office:value="0.700986983944584" calcext:value-type="float">
            <text:p/>
          </table:table-cell>
          <table:table-cell table:formula="of:=[.$H77]*(SUM([.$G77];[.$I77];[.$J77])/COUNT([.$G77];[.$I77];[.$J77]))" office:value-type="float" office:value="0.68760235351752" calcext:value-type="float">
            <text:p/>
          </table:table-cell>
          <table:table-cell table:formula="of:=[.$I77]*(SUM([.$G77];[.$H77];[.$J77])/COUNT([.$G77];[.$H77];[.$J77]))" office:value-type="float" office:value="0.663478268859449" calcext:value-type="float">
            <text:p/>
          </table:table-cell>
          <table:table-cell table:formula="of:=[.$J77]*(SUM([.$G77:.$I77])/COUNT([.$G77:.$I77]))" office:value-type="float" office:value="0.948725422546529" calcext:value-type="float">
            <text:p/>
          </table:table-cell>
        </table:table-row>
        <table:table-row table:style-name="ro1">
          <table:table-cell office:value-type="float" office:value="0.545325328130275" calcext:value-type="float">
            <text:p>0.545325328130275</text:p>
          </table:table-cell>
          <table:table-cell office:value-type="float" office:value="0.0939786843955517" calcext:value-type="float">
            <text:p>0.0939786843955517</text:p>
          </table:table-cell>
          <table:table-cell office:value-type="float" office:value="0.837387519422919" calcext:value-type="float">
            <text:p>0.837387519422919</text:p>
          </table:table-cell>
          <table:table-cell office:value-type="float" office:value="0.621009221533313" calcext:value-type="float">
            <text:p>0.621009221533313</text:p>
          </table:table-cell>
          <table:table-cell table:formula="of:=AVERAGE([.$A$2:.D78])" office:value-type="float" office:value="0.483990941615473" calcext:value-type="float">
            <text:p/>
          </table:table-cell>
          <table:table-cell table:formula="of:=STDEV([.$A$2:.D78])" office:value-type="float" office:value="0.289847683743657" calcext:value-type="float">
            <text:p/>
          </table:table-cell>
          <table:table-cell table:formula="of:=([.A78]-[.$E78])/[.$F78]" office:value-type="float" office:value="0.211609027619647" calcext:value-type="float">
            <text:p/>
          </table:table-cell>
          <table:table-cell table:formula="of:=([.B78]-[.$E78])/[.$F78]" office:value-type="float" office:value="-1.34557658761507" calcext:value-type="float">
            <text:p/>
          </table:table-cell>
          <table:table-cell table:formula="of:=([.C78]-[.$E78])/[.$F78]" office:value-type="float" office:value="1.2192492734218" calcext:value-type="float">
            <text:p/>
          </table:table-cell>
          <table:table-cell table:formula="of:=([.D78]-[.$E78])/[.$F78]" office:value-type="float" office:value="0.472725115992372" calcext:value-type="float">
            <text:p/>
          </table:table-cell>
          <table:table-cell table:formula="of:=[.$G78]*(SUM([.$H78:.$J78])/COUNT([.$H78:.$J78]))" office:value-type="float" office:value="0.024433634002764" calcext:value-type="float">
            <text:p/>
          </table:table-cell>
          <table:table-cell table:formula="of:=[.$H78]*(SUM([.$G78];[.$I78];[.$J78])/COUNT([.$G78];[.$I78];[.$J78]))" office:value-type="float" office:value="-0.853805759511001" calcext:value-type="float">
            <text:p/>
          </table:table-cell>
          <table:table-cell table:formula="of:=[.$I78]*(SUM([.$G78];[.$H78];[.$J78])/COUNT([.$G78];[.$H78];[.$J78]))" office:value-type="float" office:value="-0.268739789802125" calcext:value-type="float">
            <text:p/>
          </table:table-cell>
          <table:table-cell table:formula="of:=[.$J78]*(SUM([.$G78:.$I78])/COUNT([.$G78:.$I78]))" office:value-type="float" office:value="0.0134382692905047" calcext:value-type="float">
            <text:p/>
          </table:table-cell>
        </table:table-row>
        <table:table-row table:style-name="ro1">
          <table:table-cell office:value-type="float" office:value="0.483753381064162" calcext:value-type="float">
            <text:p>0.483753381064162</text:p>
          </table:table-cell>
          <table:table-cell office:value-type="float" office:value="0.308005891973153" calcext:value-type="float">
            <text:p>0.308005891973153</text:p>
          </table:table-cell>
          <table:table-cell office:value-type="float" office:value="0.993135559605435" calcext:value-type="float">
            <text:p>0.993135559605435</text:p>
          </table:table-cell>
          <table:table-cell office:value-type="float" office:value="0.980882334755734" calcext:value-type="float">
            <text:p>0.980882334755734</text:p>
          </table:table-cell>
          <table:table-cell table:formula="of:=AVERAGE([.$A$2:.D79])" office:value-type="float" office:value="0.486650599951808" calcext:value-type="float">
            <text:p/>
          </table:table-cell>
          <table:table-cell table:formula="of:=STDEV([.$A$2:.D79])" office:value-type="float" office:value="0.290948547193618" calcext:value-type="float">
            <text:p/>
          </table:table-cell>
          <table:table-cell table:formula="of:=([.A79]-[.$E79])/[.$F79]" office:value-type="float" office:value="-0.00995783933479625" calcext:value-type="float">
            <text:p/>
          </table:table-cell>
          <table:table-cell table:formula="of:=([.B79]-[.$E79])/[.$F79]" office:value-type="float" office:value="-0.614007905183909" calcext:value-type="float">
            <text:p/>
          </table:table-cell>
          <table:table-cell table:formula="of:=([.C79]-[.$E79])/[.$F79]" office:value-type="float" office:value="1.74080594159686" calcext:value-type="float">
            <text:p/>
          </table:table-cell>
          <table:table-cell table:formula="of:=([.D79]-[.$E79])/[.$F79]" office:value-type="float" office:value="1.69869119324053" calcext:value-type="float">
            <text:p/>
          </table:table-cell>
          <table:table-cell table:formula="of:=[.$G79]*(SUM([.$H79:.$J79])/COUNT([.$H79:.$J79]))" office:value-type="float" office:value="-0.00937858926369553" calcext:value-type="float">
            <text:p/>
          </table:table-cell>
          <table:table-cell table:formula="of:=[.$H79]*(SUM([.$G79];[.$I79];[.$J79])/COUNT([.$G79];[.$I79];[.$J79]))" office:value-type="float" office:value="-0.701921412859149" calcext:value-type="float">
            <text:p/>
          </table:table-cell>
          <table:table-cell table:formula="of:=[.$I79]*(SUM([.$G79];[.$H79];[.$J79])/COUNT([.$G79];[.$H79];[.$J79]))" office:value-type="float" office:value="0.623629482240101" calcext:value-type="float">
            <text:p/>
          </table:table-cell>
          <table:table-cell table:formula="of:=[.$J79]*(SUM([.$G79:.$I79])/COUNT([.$G79:.$I79]))" office:value-type="float" office:value="0.632388869011228" calcext:value-type="float">
            <text:p/>
          </table:table-cell>
        </table:table-row>
        <table:table-row table:style-name="ro1">
          <table:table-cell office:value-type="float" office:value="0.560721868881956" calcext:value-type="float">
            <text:p>0.560721868881956</text:p>
          </table:table-cell>
          <table:table-cell office:value-type="float" office:value="0.59913174319081" calcext:value-type="float">
            <text:p>0.59913174319081</text:p>
          </table:table-cell>
          <table:table-cell office:value-type="float" office:value="0.530405714875087" calcext:value-type="float">
            <text:p>0.530405714875087</text:p>
          </table:table-cell>
          <table:table-cell office:value-type="float" office:value="0.0114096526522189" calcext:value-type="float">
            <text:p>0.0114096526522189</text:p>
          </table:table-cell>
          <table:table-cell table:formula="of:=AVERAGE([.$A$2:.D80])" office:value-type="float" office:value="0.485875494191659" calcext:value-type="float">
            <text:p/>
          </table:table-cell>
          <table:table-cell table:formula="of:=STDEV([.$A$2:.D80])" office:value-type="float" office:value="0.290441349660705" calcext:value-type="float">
            <text:p/>
          </table:table-cell>
          <table:table-cell table:formula="of:=([.A80]-[.$E80])/[.$F80]" office:value-type="float" office:value="0.257698756660278" calcext:value-type="float">
            <text:p/>
          </table:table-cell>
          <table:table-cell table:formula="of:=([.B80]-[.$E80])/[.$F80]" office:value-type="float" office:value="0.389945333649832" calcext:value-type="float">
            <text:p/>
          </table:table-cell>
          <table:table-cell table:formula="of:=([.C80]-[.$E80])/[.$F80]" office:value-type="float" office:value="0.153319149409851" calcext:value-type="float">
            <text:p/>
          </table:table-cell>
          <table:table-cell table:formula="of:=([.D80]-[.$E80])/[.$F80]" office:value-type="float" office:value="-1.6336029359928" calcext:value-type="float">
            <text:p/>
          </table:table-cell>
          <table:table-cell table:formula="of:=[.$G80]*(SUM([.$H80:.$J80])/COUNT([.$H80:.$J80]))" office:value-type="float" office:value="-0.0936596212199187" calcext:value-type="float">
            <text:p/>
          </table:table-cell>
          <table:table-cell table:formula="of:=[.$H80]*(SUM([.$G80];[.$I80];[.$J80])/COUNT([.$G80];[.$I80];[.$J80]))" office:value-type="float" office:value="-0.158913775802829" calcext:value-type="float">
            <text:p/>
          </table:table-cell>
          <table:table-cell table:formula="of:=[.$I80]*(SUM([.$G80];[.$H80];[.$J80])/COUNT([.$G80];[.$H80];[.$J80]))" office:value-type="float" office:value="-0.0503887905243961" calcext:value-type="float">
            <text:p/>
          </table:table-cell>
          <table:table-cell table:formula="of:=[.$J80]*(SUM([.$G80:.$I80])/COUNT([.$G80:.$I80]))" office:value-type="float" office:value="-0.436151966676278" calcext:value-type="float">
            <text:p/>
          </table:table-cell>
        </table:table-row>
        <table:table-row table:style-name="ro1">
          <table:table-cell office:value-type="float" office:value="0.552982644876465" calcext:value-type="float">
            <text:p>0.552982644876465</text:p>
          </table:table-cell>
          <table:table-cell office:value-type="float" office:value="0.352337699616328" calcext:value-type="float">
            <text:p>0.352337699616328</text:p>
          </table:table-cell>
          <table:table-cell office:value-type="float" office:value="0.858322267653421" calcext:value-type="float">
            <text:p>0.858322267653421</text:p>
          </table:table-cell>
          <table:table-cell office:value-type="float" office:value="0.84349174448289" calcext:value-type="float">
            <text:p>0.84349174448289</text:p>
          </table:table-cell>
          <table:table-cell table:formula="of:=AVERAGE([.$A$2:.D81])" office:value-type="float" office:value="0.487949345378729" calcext:value-type="float">
            <text:p/>
          </table:table-cell>
          <table:table-cell table:formula="of:=STDEV([.$A$2:.D81])" office:value-type="float" office:value="0.290172153856406" calcext:value-type="float">
            <text:p/>
          </table:table-cell>
          <table:table-cell table:formula="of:=([.A81]-[.$E81])/[.$F81]" office:value-type="float" office:value="0.224119711810522" calcext:value-type="float">
            <text:p/>
          </table:table-cell>
          <table:table-cell table:formula="of:=([.B81]-[.$E81])/[.$F81]" office:value-type="float" office:value="-0.467348930488725" calcext:value-type="float">
            <text:p/>
          </table:table-cell>
          <table:table-cell table:formula="of:=([.C81]-[.$E81])/[.$F81]" office:value-type="float" office:value="1.27639029918072" calcext:value-type="float">
            <text:p/>
          </table:table-cell>
          <table:table-cell table:formula="of:=([.D81]-[.$E81])/[.$F81]" office:value-type="float" office:value="1.22528090438376" calcext:value-type="float">
            <text:p/>
          </table:table-cell>
          <table:table-cell table:formula="of:=[.$G81]*(SUM([.$H81:.$J81])/COUNT([.$H81:.$J81]))" office:value-type="float" office:value="0.151977240523821" calcext:value-type="float">
            <text:p/>
          </table:table-cell>
          <table:table-cell table:formula="of:=[.$H81]*(SUM([.$G81];[.$I81];[.$J81])/COUNT([.$G81];[.$I81];[.$J81]))" office:value-type="float" office:value="-0.42463182301213" calcext:value-type="float">
            <text:p/>
          </table:table-cell>
          <table:table-cell table:formula="of:=[.$I81]*(SUM([.$G81];[.$H81];[.$J81])/COUNT([.$G81];[.$H81];[.$J81]))" office:value-type="float" office:value="0.417827081642882" calcext:value-type="float">
            <text:p/>
          </table:table-cell>
          <table:table-cell table:formula="of:=[.$J81]*(SUM([.$G81:.$I81])/COUNT([.$G81:.$I81]))" office:value-type="float" office:value="0.421970847697409" calcext:value-type="float">
            <text:p/>
          </table:table-cell>
        </table:table-row>
        <table:table-row table:style-name="ro1">
          <table:table-cell office:value-type="float" office:value="0.381893086479977" calcext:value-type="float">
            <text:p>0.381893086479977</text:p>
          </table:table-cell>
          <table:table-cell office:value-type="float" office:value="0.176816319348291" calcext:value-type="float">
            <text:p>0.176816319348291</text:p>
          </table:table-cell>
          <table:table-cell office:value-type="float" office:value="0.162790903821588" calcext:value-type="float">
            <text:p>0.162790903821588</text:p>
          </table:table-cell>
          <table:table-cell office:value-type="float" office:value="0.781787020154297" calcext:value-type="float">
            <text:p>0.781787020154297</text:p>
          </table:table-cell>
          <table:table-cell table:formula="of:=AVERAGE([.$A$2:.D82])" office:value-type="float" office:value="0.486565055095671" calcext:value-type="float">
            <text:p/>
          </table:table-cell>
          <table:table-cell table:formula="of:=STDEV([.$A$2:.D82])" office:value-type="float" office:value="0.289973099925469" calcext:value-type="float">
            <text:p/>
          </table:table-cell>
          <table:table-cell table:formula="of:=([.A82]-[.$E82])/[.$F82]" office:value-type="float" office:value="-0.360971306105973" calcext:value-type="float">
            <text:p/>
          </table:table-cell>
          <table:table-cell table:formula="of:=([.B82]-[.$E82])/[.$F82]" office:value-type="float" office:value="-1.06819817364781" calcext:value-type="float">
            <text:p/>
          </table:table-cell>
          <table:table-cell table:formula="of:=([.C82]-[.$E82])/[.$F82]" office:value-type="float" office:value="-1.11656616202435" calcext:value-type="float">
            <text:p/>
          </table:table-cell>
          <table:table-cell table:formula="of:=([.D82]-[.$E82])/[.$F82]" office:value-type="float" office:value="1.01810121399022" calcext:value-type="float">
            <text:p/>
          </table:table-cell>
          <table:table-cell table:formula="of:=[.$G82]*(SUM([.$H82:.$J82])/COUNT([.$H82:.$J82]))" office:value-type="float" office:value="0.140377303606401" calcext:value-type="float">
            <text:p/>
          </table:table-cell>
          <table:table-cell table:formula="of:=[.$H82]*(SUM([.$G82];[.$I82];[.$J82])/COUNT([.$G82];[.$I82];[.$J82]))" office:value-type="float" office:value="0.163589655860017" calcext:value-type="float">
            <text:p/>
          </table:table-cell>
          <table:table-cell table:formula="of:=[.$I82]*(SUM([.$G82];[.$H82];[.$J82])/COUNT([.$G82];[.$H82];[.$J82]))" office:value-type="float" office:value="0.152994971944544" calcext:value-type="float">
            <text:p/>
          </table:table-cell>
          <table:table-cell table:formula="of:=[.$J82]*(SUM([.$G82:.$I82])/COUNT([.$G82:.$I82]))" office:value-type="float" office:value="-0.863938849130825" calcext:value-type="float">
            <text:p/>
          </table:table-cell>
        </table:table-row>
        <table:table-row table:style-name="ro1">
          <table:table-cell office:value-type="float" office:value="0.431521005462855" calcext:value-type="float">
            <text:p>0.431521005462855</text:p>
          </table:table-cell>
          <table:table-cell office:value-type="float" office:value="0.558682943228632" calcext:value-type="float">
            <text:p>0.558682943228632</text:p>
          </table:table-cell>
          <table:table-cell office:value-type="float" office:value="0.328618504106998" calcext:value-type="float">
            <text:p>0.328618504106998</text:p>
          </table:table-cell>
          <table:table-cell office:value-type="float" office:value="0.714307043002918" calcext:value-type="float">
            <text:p>0.714307043002918</text:p>
          </table:table-cell>
          <table:table-cell table:formula="of:=AVERAGE([.$A$2:.D83])" office:value-type="float" office:value="0.486829900447557" calcext:value-type="float">
            <text:p/>
          </table:table-cell>
          <table:table-cell table:formula="of:=STDEV([.$A$2:.D83])" office:value-type="float" office:value="0.288644846641201" calcext:value-type="float">
            <text:p/>
          </table:table-cell>
          <table:table-cell table:formula="of:=([.A83]-[.$E83])/[.$F83]" office:value-type="float" office:value="-0.191615736876307" calcext:value-type="float">
            <text:p/>
          </table:table-cell>
          <table:table-cell table:formula="of:=([.B83]-[.$E83])/[.$F83]" office:value-type="float" office:value="0.24893235967033" calcext:value-type="float">
            <text:p/>
          </table:table-cell>
          <table:table-cell table:formula="of:=([.C83]-[.$E83])/[.$F83]" office:value-type="float" office:value="-0.548117862423586" calcext:value-type="float">
            <text:p/>
          </table:table-cell>
          <table:table-cell table:formula="of:=([.D83]-[.$E83])/[.$F83]" office:value-type="float" office:value="0.788086623414156" calcext:value-type="float">
            <text:p/>
          </table:table-cell>
          <table:table-cell table:formula="of:=[.$G83]*(SUM([.$H83:.$J83])/COUNT([.$H83:.$J83]))" office:value-type="float" office:value="-0.0312270494983635" calcext:value-type="float">
            <text:p/>
          </table:table-cell>
          <table:table-cell table:formula="of:=[.$H83]*(SUM([.$G83];[.$I83];[.$J83])/COUNT([.$G83];[.$I83];[.$J83]))" office:value-type="float" office:value="0.00401221079665322" calcext:value-type="float">
            <text:p/>
          </table:table-cell>
          <table:table-cell table:formula="of:=[.$I83]*(SUM([.$G83];[.$H83];[.$J83])/COUNT([.$G83];[.$H83];[.$J83]))" office:value-type="float" office:value="-0.154460206732529" calcext:value-type="float">
            <text:p/>
          </table:table-cell>
          <table:table-cell table:formula="of:=[.$J83]*(SUM([.$G83:.$I83])/COUNT([.$G83:.$I83]))" office:value-type="float" office:value="-0.128931297235715" calcext:value-type="float">
            <text:p/>
          </table:table-cell>
        </table:table-row>
        <table:table-row table:style-name="ro1">
          <table:table-cell office:value-type="float" office:value="0.507673415355384" calcext:value-type="float">
            <text:p>0.507673415355384</text:p>
          </table:table-cell>
          <table:table-cell office:value-type="float" office:value="0.69591308478266" calcext:value-type="float">
            <text:p>0.69591308478266</text:p>
          </table:table-cell>
          <table:table-cell office:value-type="float" office:value="0.928425651974976" calcext:value-type="float">
            <text:p>0.928425651974976</text:p>
          </table:table-cell>
          <table:table-cell office:value-type="float" office:value="0.184064101194963" calcext:value-type="float">
            <text:p>0.184064101194963</text:p>
          </table:table-cell>
          <table:table-cell table:formula="of:=AVERAGE([.$A$2:.D84])" office:value-type="float" office:value="0.487940613253334" calcext:value-type="float">
            <text:p/>
          </table:table-cell>
          <table:table-cell table:formula="of:=STDEV([.$A$2:.D84])" office:value-type="float" office:value="0.288629937513264" calcext:value-type="float">
            <text:p/>
          </table:table-cell>
          <table:table-cell table:formula="of:=([.A84]-[.$E84])/[.$F84]" office:value-type="float" office:value="0.0683671356896016" calcext:value-type="float">
            <text:p/>
          </table:table-cell>
          <table:table-cell table:formula="of:=([.B84]-[.$E84])/[.$F84]" office:value-type="float" office:value="0.720550589177081" calcext:value-type="float">
            <text:p/>
          </table:table-cell>
          <table:table-cell table:formula="of:=([.C84]-[.$E84])/[.$F84]" office:value-type="float" office:value="1.52612387514861" calcext:value-type="float">
            <text:p/>
          </table:table-cell>
          <table:table-cell table:formula="of:=([.D84]-[.$E84])/[.$F84]" office:value-type="float" office:value="-1.05282395400999" calcext:value-type="float">
            <text:p/>
          </table:table-cell>
          <table:table-cell table:formula="of:=[.$G84]*(SUM([.$H84:.$J84])/COUNT([.$H84:.$J84]))" office:value-type="float" office:value="0.0272067132772845" calcext:value-type="float">
            <text:p/>
          </table:table-cell>
          <table:table-cell table:formula="of:=[.$H84]*(SUM([.$G84];[.$I84];[.$J84])/COUNT([.$G84];[.$I84];[.$J84]))" office:value-type="float" office:value="0.130099505645129" calcext:value-type="float">
            <text:p/>
          </table:table-cell>
          <table:table-cell table:formula="of:=[.$I84]*(SUM([.$G84];[.$H84];[.$J84])/COUNT([.$G84];[.$H84];[.$J84]))" office:value-type="float" office:value="-0.134251199032014" calcext:value-type="float">
            <text:p/>
          </table:table-cell>
          <table:table-cell table:formula="of:=[.$J84]*(SUM([.$G84:.$I84])/COUNT([.$G84:.$I84]))" office:value-type="float" office:value="-0.812443750341905" calcext:value-type="float">
            <text:p/>
          </table:table-cell>
        </table:table-row>
        <table:table-row table:style-name="ro1">
          <table:table-cell office:value-type="float" office:value="0.445241236826405" calcext:value-type="float">
            <text:p>0.445241236826405</text:p>
          </table:table-cell>
          <table:table-cell office:value-type="float" office:value="0.475217533996329" calcext:value-type="float">
            <text:p>0.475217533996329</text:p>
          </table:table-cell>
          <table:table-cell office:value-type="float" office:value="0.172971090534702" calcext:value-type="float">
            <text:p>0.172971090534702</text:p>
          </table:table-cell>
          <table:table-cell office:value-type="float" office:value="0.0215062939096242" calcext:value-type="float">
            <text:p>0.0215062939096242</text:p>
          </table:table-cell>
          <table:table-cell table:formula="of:=AVERAGE([.$A$2:.D85])" office:value-type="float" office:value="0.485450058795756" calcext:value-type="float">
            <text:p/>
          </table:table-cell>
          <table:table-cell table:formula="of:=STDEV([.$A$2:.D85])" office:value-type="float" office:value="0.288544284818107" calcext:value-type="float">
            <text:p/>
          </table:table-cell>
          <table:table-cell table:formula="of:=([.A85]-[.$E85])/[.$F85]" office:value-type="float" office:value="-0.139350609542302" calcext:value-type="float">
            <text:p/>
          </table:table-cell>
          <table:table-cell table:formula="of:=([.B85]-[.$E85])/[.$F85]" office:value-type="float" office:value="-0.0354625800537943" calcext:value-type="float">
            <text:p/>
          </table:table-cell>
          <table:table-cell table:formula="of:=([.C85]-[.$E85])/[.$F85]" office:value-type="float" office:value="-1.08294977479119" calcext:value-type="float">
            <text:p/>
          </table:table-cell>
          <table:table-cell table:formula="of:=([.D85]-[.$E85])/[.$F85]" office:value-type="float" office:value="-1.607877158886" calcext:value-type="float">
            <text:p/>
          </table:table-cell>
          <table:table-cell table:formula="of:=[.$G85]*(SUM([.$H85:.$J85])/COUNT([.$H85:.$J85]))" office:value-type="float" office:value="0.1266367018424" calcext:value-type="float">
            <text:p/>
          </table:table-cell>
          <table:table-cell table:formula="of:=[.$H85]*(SUM([.$G85];[.$I85];[.$J85])/COUNT([.$G85];[.$I85];[.$J85]))" office:value-type="float" office:value="0.0334551325642908" calcext:value-type="float">
            <text:p/>
          </table:table-cell>
          <table:table-cell table:formula="of:=[.$I85]*(SUM([.$G85];[.$H85];[.$J85])/COUNT([.$G85];[.$H85];[.$J85]))" office:value-type="float" office:value="0.643521370470373" calcext:value-type="float">
            <text:p/>
          </table:table-cell>
          <table:table-cell table:formula="of:=[.$J85]*(SUM([.$G85:.$I85])/COUNT([.$G85:.$I85]))" office:value-type="float" office:value="0.67410944724369" calcext:value-type="float">
            <text:p/>
          </table:table-cell>
        </table:table-row>
        <table:table-row table:style-name="ro1">
          <table:table-cell office:value-type="float" office:value="0.693740528076887" calcext:value-type="float">
            <text:p>0.693740528076887</text:p>
          </table:table-cell>
          <table:table-cell office:value-type="float" office:value="0.609380200970918" calcext:value-type="float">
            <text:p>0.609380200970918</text:p>
          </table:table-cell>
          <table:table-cell office:value-type="float" office:value="0.465307545149699" calcext:value-type="float">
            <text:p>0.465307545149699</text:p>
          </table:table-cell>
          <table:table-cell office:value-type="float" office:value="0.892858115956187" calcext:value-type="float">
            <text:p>0.892858115956187</text:p>
          </table:table-cell>
          <table:table-cell table:formula="of:=AVERAGE([.$A$2:.D86])" office:value-type="float" office:value="0.487566194545669" calcext:value-type="float">
            <text:p/>
          </table:table-cell>
          <table:table-cell table:formula="of:=STDEV([.$A$2:.D86])" office:value-type="float" office:value="0.287984413275334" calcext:value-type="float">
            <text:p/>
          </table:table-cell>
          <table:table-cell table:formula="of:=([.A86]-[.$E86])/[.$F86]" office:value-type="float" office:value="0.715921848638731" calcext:value-type="float">
            <text:p/>
          </table:table-cell>
          <table:table-cell table:formula="of:=([.B86]-[.$E86])/[.$F86]" office:value-type="float" office:value="0.42298819245049" calcext:value-type="float">
            <text:p/>
          </table:table-cell>
          <table:table-cell table:formula="of:=([.C86]-[.$E86])/[.$F86]" office:value-type="float" office:value="-0.0772911601111189" calcext:value-type="float">
            <text:p/>
          </table:table-cell>
          <table:table-cell table:formula="of:=([.D86]-[.$E86])/[.$F86]" office:value-type="float" office:value="1.4073397820424" calcext:value-type="float">
            <text:p/>
          </table:table-cell>
          <table:table-cell table:formula="of:=[.$G86]*(SUM([.$H86:.$J86])/COUNT([.$H86:.$J86]))" office:value-type="float" office:value="0.418345785627983" calcext:value-type="float">
            <text:p/>
          </table:table-cell>
          <table:table-cell table:formula="of:=[.$H86]*(SUM([.$G86];[.$I86];[.$J86])/COUNT([.$G86];[.$I86];[.$J86]))" office:value-type="float" office:value="0.288473783717829" calcext:value-type="float">
            <text:p/>
          </table:table-cell>
          <table:table-cell table:formula="of:=[.$I86]*(SUM([.$G86];[.$H86];[.$J86])/COUNT([.$G86];[.$H86];[.$J86]))" office:value-type="float" office:value="-0.0656008675875247" calcext:value-type="float">
            <text:p/>
          </table:table-cell>
          <table:table-cell table:formula="of:=[.$J86]*(SUM([.$G86:.$I86])/COUNT([.$G86:.$I86]))" office:value-type="float" office:value="0.49801949485594" calcext:value-type="float">
            <text:p/>
          </table:table-cell>
        </table:table-row>
        <table:table-row table:style-name="ro1">
          <table:table-cell office:value-type="float" office:value="0.619918880052865" calcext:value-type="float">
            <text:p>0.619918880052865</text:p>
          </table:table-cell>
          <table:table-cell office:value-type="float" office:value="0.771417186129838" calcext:value-type="float">
            <text:p>0.771417186129838</text:p>
          </table:table-cell>
          <table:table-cell office:value-type="float" office:value="0.643005637452006" calcext:value-type="float">
            <text:p>0.643005637452006</text:p>
          </table:table-cell>
          <table:table-cell office:value-type="float" office:value="0.5621664787177" calcext:value-type="float">
            <text:p>0.5621664787177</text:p>
          </table:table-cell>
          <table:table-cell table:formula="of:=AVERAGE([.$A$2:.D87])" office:value-type="float" office:value="0.489444809092674" calcext:value-type="float">
            <text:p/>
          </table:table-cell>
          <table:table-cell table:formula="of:=STDEV([.$A$2:.D87])" office:value-type="float" office:value="0.286944157850361" calcext:value-type="float">
            <text:p/>
          </table:table-cell>
          <table:table-cell table:formula="of:=([.A87]-[.$E87])/[.$F87]" office:value-type="float" office:value="0.454701959913159" calcext:value-type="float">
            <text:p/>
          </table:table-cell>
          <table:table-cell table:formula="of:=([.B87]-[.$E87])/[.$F87]" office:value-type="float" office:value="0.98267335062528" calcext:value-type="float">
            <text:p/>
          </table:table-cell>
          <table:table-cell table:formula="of:=([.C87]-[.$E87])/[.$F87]" office:value-type="float" office:value="0.535159278062084" calcext:value-type="float">
            <text:p/>
          </table:table-cell>
          <table:table-cell table:formula="of:=([.D87]-[.$E87])/[.$F87]" office:value-type="float" office:value="0.253434919776094" calcext:value-type="float">
            <text:p/>
          </table:table-cell>
          <table:table-cell table:formula="of:=[.$G87]*(SUM([.$H87:.$J87])/COUNT([.$H87:.$J87]))" office:value-type="float" office:value="0.268466275272303" calcext:value-type="float">
            <text:p/>
          </table:table-cell>
          <table:table-cell table:formula="of:=[.$H87]*(SUM([.$G87];[.$I87];[.$J87])/COUNT([.$G87];[.$I87];[.$J87]))" office:value-type="float" office:value="0.407251333719014" calcext:value-type="float">
            <text:p/>
          </table:table-cell>
          <table:table-cell table:formula="of:=[.$I87]*(SUM([.$G87];[.$H87];[.$J87])/COUNT([.$G87];[.$H87];[.$J87]))" office:value-type="float" office:value="0.301617594065037" calcext:value-type="float">
            <text:p/>
          </table:table-cell>
          <table:table-cell table:formula="of:=[.$J87]*(SUM([.$G87:.$I87])/COUNT([.$G87:.$I87]))" office:value-type="float" office:value="0.166636381739181" calcext:value-type="float">
            <text:p/>
          </table:table-cell>
        </table:table-row>
        <table:table-row table:style-name="ro1">
          <table:table-cell office:value-type="float" office:value="0.335101721342653" calcext:value-type="float">
            <text:p>0.335101721342653</text:p>
          </table:table-cell>
          <table:table-cell office:value-type="float" office:value="0.00376558629795909" calcext:value-type="float">
            <text:p>0.00376558629795909</text:p>
          </table:table-cell>
          <table:table-cell office:value-type="float" office:value="0.636750956764445" calcext:value-type="float">
            <text:p>0.636750956764445</text:p>
          </table:table-cell>
          <table:table-cell office:value-type="float" office:value="0.145467850146815" calcext:value-type="float">
            <text:p>0.145467850146815</text:p>
          </table:table-cell>
          <table:table-cell table:formula="of:=AVERAGE([.$A$2:.D88])" office:value-type="float" office:value="0.487040518512735" calcext:value-type="float">
            <text:p/>
          </table:table-cell>
          <table:table-cell table:formula="of:=STDEV([.$A$2:.D88])" office:value-type="float" office:value="0.287287259706997" calcext:value-type="float">
            <text:p/>
          </table:table-cell>
          <table:table-cell table:formula="of:=([.A88]-[.$E88])/[.$F88]" office:value-type="float" office:value="-0.528874121758981" calcext:value-type="float">
            <text:p/>
          </table:table-cell>
          <table:table-cell table:formula="of:=([.B88]-[.$E88])/[.$F88]" office:value-type="float" office:value="-1.68220105795038" calcext:value-type="float">
            <text:p/>
          </table:table-cell>
          <table:table-cell table:formula="of:=([.C88]-[.$E88])/[.$F88]" office:value-type="float" office:value="0.521117568542366" calcext:value-type="float">
            <text:p/>
          </table:table-cell>
          <table:table-cell table:formula="of:=([.D88]-[.$E88])/[.$F88]" office:value-type="float" office:value="-1.18895863573724" calcext:value-type="float">
            <text:p/>
          </table:table-cell>
          <table:table-cell table:formula="of:=[.$G88]*(SUM([.$H88:.$J88])/COUNT([.$H88:.$J88]))" office:value-type="float" office:value="0.414292155010934" calcext:value-type="float">
            <text:p/>
          </table:table-cell>
          <table:table-cell table:formula="of:=[.$H88]*(SUM([.$G88];[.$I88];[.$J88])/COUNT([.$G88];[.$I88];[.$J88]))" office:value-type="float" office:value="0.671038518974486" calcext:value-type="float">
            <text:p/>
          </table:table-cell>
          <table:table-cell table:formula="of:=[.$I88]*(SUM([.$G88];[.$H88];[.$J88])/COUNT([.$G88];[.$H88];[.$J88]))" office:value-type="float" office:value="-0.590605784955784" calcext:value-type="float">
            <text:p/>
          </table:table-cell>
          <table:table-cell table:formula="of:=[.$J88]*(SUM([.$G88:.$I88])/COUNT([.$G88:.$I88]))" office:value-type="float" office:value="0.66976323194229" calcext:value-type="float">
            <text:p/>
          </table:table-cell>
        </table:table-row>
        <table:table-row table:style-name="ro1">
          <table:table-cell office:value-type="float" office:value="0.125333589501679" calcext:value-type="float">
            <text:p>0.125333589501679</text:p>
          </table:table-cell>
          <table:table-cell office:value-type="float" office:value="0.139984512701631" calcext:value-type="float">
            <text:p>0.139984512701631</text:p>
          </table:table-cell>
          <table:table-cell office:value-type="float" office:value="0.476252042222768" calcext:value-type="float">
            <text:p>0.476252042222768</text:p>
          </table:table-cell>
          <table:table-cell office:value-type="float" office:value="0.84089808515273" calcext:value-type="float">
            <text:p>0.84089808515273</text:p>
          </table:table-cell>
          <table:table-cell table:formula="of:=AVERAGE([.$A$2:.D89])" office:value-type="float" office:value="0.486001615545485" calcext:value-type="float">
            <text:p/>
          </table:table-cell>
          <table:table-cell table:formula="of:=STDEV([.$A$2:.D89])" office:value-type="float" office:value="0.287515731612936" calcext:value-type="float">
            <text:p/>
          </table:table-cell>
          <table:table-cell table:formula="of:=([.A89]-[.$E89])/[.$F89]" office:value-type="float" office:value="-1.25442884123415" calcext:value-type="float">
            <text:p/>
          </table:table-cell>
          <table:table-cell table:formula="of:=([.B89]-[.$E89])/[.$F89]" office:value-type="float" office:value="-1.20347189666016" calcext:value-type="float">
            <text:p/>
          </table:table-cell>
          <table:table-cell table:formula="of:=([.C89]-[.$E89])/[.$F89]" office:value-type="float" office:value="-0.0339097038900189" calcext:value-type="float">
            <text:p/>
          </table:table-cell>
          <table:table-cell table:formula="of:=([.D89]-[.$E89])/[.$F89]" office:value-type="float" office:value="1.23435496074009" calcext:value-type="float">
            <text:p/>
          </table:table-cell>
          <table:table-cell table:formula="of:=[.$G89]*(SUM([.$H89:.$J89])/COUNT([.$H89:.$J89]))" office:value-type="float" office:value="0.00126556808993302" calcext:value-type="float">
            <text:p/>
          </table:table-cell>
          <table:table-cell table:formula="of:=[.$H89]*(SUM([.$G89];[.$I89];[.$J89])/COUNT([.$G89];[.$I89];[.$J89]))" office:value-type="float" office:value="0.0216559088957406" calcext:value-type="float">
            <text:p/>
          </table:table-cell>
          <table:table-cell table:formula="of:=[.$I89]*(SUM([.$G89];[.$H89];[.$J89])/COUNT([.$G89];[.$H89];[.$J89]))" office:value-type="float" office:value="0.0138300249997275" calcext:value-type="float">
            <text:p/>
          </table:table-cell>
          <table:table-cell table:formula="of:=[.$J89]*(SUM([.$G89:.$I89])/COUNT([.$G89:.$I89]))" office:value-type="float" office:value="-1.02525952668015" calcext:value-type="float">
            <text:p/>
          </table:table-cell>
        </table:table-row>
        <table:table-row table:style-name="ro1">
          <table:table-cell office:value-type="float" office:value="0.791703148745" calcext:value-type="float">
            <text:p>0.791703148745</text:p>
          </table:table-cell>
          <table:table-cell office:value-type="float" office:value="0.982694036327302" calcext:value-type="float">
            <text:p>0.982694036327302</text:p>
          </table:table-cell>
          <table:table-cell office:value-type="float" office:value="0.25668158987537" calcext:value-type="float">
            <text:p>0.25668158987537</text:p>
          </table:table-cell>
          <table:table-cell office:value-type="float" office:value="0.397459578234702" calcext:value-type="float">
            <text:p>0.397459578234702</text:p>
          </table:table-cell>
          <table:table-cell table:formula="of:=AVERAGE([.$A$2:.D90])" office:value-type="float" office:value="0.487362660183127" calcext:value-type="float">
            <text:p/>
          </table:table-cell>
          <table:table-cell table:formula="of:=STDEV([.$A$2:.D90])" office:value-type="float" office:value="0.287854832129086" calcext:value-type="float">
            <text:p/>
          </table:table-cell>
          <table:table-cell table:formula="of:=([.A90]-[.$E90])/[.$F90]" office:value-type="float" office:value="1.05727073021792" calcext:value-type="float">
            <text:p/>
          </table:table-cell>
          <table:table-cell table:formula="of:=([.B90]-[.$E90])/[.$F90]" office:value-type="float" office:value="1.72076797349731" calcext:value-type="float">
            <text:p/>
          </table:table-cell>
          <table:table-cell table:formula="of:=([.C90]-[.$E90])/[.$F90]" office:value-type="float" office:value="-0.80137987818912" calcext:value-type="float">
            <text:p/>
          </table:table-cell>
          <table:table-cell table:formula="of:=([.D90]-[.$E90])/[.$F90]" office:value-type="float" office:value="-0.31232090593535" calcext:value-type="float">
            <text:p/>
          </table:table-cell>
          <table:table-cell table:formula="of:=[.$G90]*(SUM([.$H90:.$J90])/COUNT([.$H90:.$J90]))" office:value-type="float" office:value="0.213944790199854" calcext:value-type="float">
            <text:p/>
          </table:table-cell>
          <table:table-cell table:formula="of:=[.$H90]*(SUM([.$G90];[.$I90];[.$J90])/COUNT([.$G90];[.$I90];[.$J90]))" office:value-type="float" office:value="-0.0323676765017092" calcext:value-type="float">
            <text:p/>
          </table:table-cell>
          <table:table-cell table:formula="of:=[.$I90]*(SUM([.$G90];[.$H90];[.$J90])/COUNT([.$G90];[.$H90];[.$J90]))" office:value-type="float" office:value="-0.658658876144528" calcext:value-type="float">
            <text:p/>
          </table:table-cell>
          <table:table-cell table:formula="of:=[.$J90]*(SUM([.$G90:.$I90])/COUNT([.$G90:.$I90]))" office:value-type="float" office:value="-0.20578395837114" calcext:value-type="float">
            <text:p/>
          </table:table-cell>
        </table:table-row>
        <table:table-row table:style-name="ro1">
          <table:table-cell office:value-type="float" office:value="0.764225498540327" calcext:value-type="float">
            <text:p>0.764225498540327</text:p>
          </table:table-cell>
          <table:table-cell office:value-type="float" office:value="0.910407959716395" calcext:value-type="float">
            <text:p>0.910407959716395</text:p>
          </table:table-cell>
          <table:table-cell office:value-type="float" office:value="0.205915031256154" calcext:value-type="float">
            <text:p>0.205915031256154</text:p>
          </table:table-cell>
          <table:table-cell office:value-type="float" office:value="0.15201566554606" calcext:value-type="float">
            <text:p>0.15201566554606</text:p>
          </table:table-cell>
          <table:table-cell table:formula="of:=AVERAGE([.$A$2:.D91])" office:value-type="float" office:value="0.487593531056256" calcext:value-type="float">
            <text:p/>
          </table:table-cell>
          <table:table-cell table:formula="of:=STDEV([.$A$2:.D91])" office:value-type="float" office:value="0.28841471947819" calcext:value-type="float">
            <text:p/>
          </table:table-cell>
          <table:table-cell table:formula="of:=([.A91]-[.$E91])/[.$F91]" office:value-type="float" office:value="0.959146495659318" calcext:value-type="float">
            <text:p/>
          </table:table-cell>
          <table:table-cell table:formula="of:=([.B91]-[.$E91])/[.$F91]" office:value-type="float" office:value="1.4659946254654" calcext:value-type="float">
            <text:p/>
          </table:table-cell>
          <table:table-cell table:formula="of:=([.C91]-[.$E91])/[.$F91]" office:value-type="float" office:value="-0.976643980965062" calcext:value-type="float">
            <text:p/>
          </table:table-cell>
          <table:table-cell table:formula="of:=([.D91]-[.$E91])/[.$F91]" office:value-type="float" office:value="-1.1635254473743" calcext:value-type="float">
            <text:p/>
          </table:table-cell>
          <table:table-cell table:formula="of:=[.$G91]*(SUM([.$H91:.$J91])/COUNT([.$H91:.$J91]))" office:value-type="float" office:value="-0.215544133212791" calcext:value-type="float">
            <text:p/>
          </table:table-cell>
          <table:table-cell table:formula="of:=[.$H91]*(SUM([.$G91];[.$I91];[.$J91])/COUNT([.$G91];[.$I91];[.$J91]))" office:value-type="float" office:value="-0.577124423953447" calcext:value-type="float">
            <text:p/>
          </table:table-cell>
          <table:table-cell table:formula="of:=[.$I91]*(SUM([.$G91];[.$H91];[.$J91])/COUNT([.$G91];[.$H91];[.$J91]))" office:value-type="float" office:value="-0.410716451353175" calcext:value-type="float">
            <text:p/>
          </table:table-cell>
          <table:table-cell table:formula="of:=[.$J91]*(SUM([.$G91:.$I91])/COUNT([.$G91:.$I91]))" office:value-type="float" office:value="-0.561787761008223" calcext:value-type="float">
            <text:p/>
          </table:table-cell>
        </table:table-row>
        <table:table-row table:style-name="ro1">
          <table:table-cell office:value-type="float" office:value="0.393440439598635" calcext:value-type="float">
            <text:p>0.393440439598635</text:p>
          </table:table-cell>
          <table:table-cell office:value-type="float" office:value="0.738871223293245" calcext:value-type="float">
            <text:p>0.738871223293245</text:p>
          </table:table-cell>
          <table:table-cell office:value-type="float" office:value="0.00608555809594691" calcext:value-type="float">
            <text:p>0.00608555809594691</text:p>
          </table:table-cell>
          <table:table-cell office:value-type="float" office:value="0.729679418727756" calcext:value-type="float">
            <text:p>0.729679418727756</text:p>
          </table:table-cell>
          <table:table-cell table:formula="of:=AVERAGE([.$A$2:.D92])" office:value-type="float" office:value="0.487367439065845" calcext:value-type="float">
            <text:p/>
          </table:table-cell>
          <table:table-cell table:formula="of:=STDEV([.$A$2:.D92])" office:value-type="float" office:value="0.288556573458572" calcext:value-type="float">
            <text:p/>
          </table:table-cell>
          <table:table-cell table:formula="of:=([.A92]-[.$E92])/[.$F92]" office:value-type="float" office:value="-0.325506358567483" calcext:value-type="float">
            <text:p/>
          </table:table-cell>
          <table:table-cell table:formula="of:=([.B92]-[.$E92])/[.$F92]" office:value-type="float" office:value="0.871592635069561" calcext:value-type="float">
            <text:p/>
          </table:table-cell>
          <table:table-cell table:formula="of:=([.C92]-[.$E92])/[.$F92]" office:value-type="float" office:value="-1.66789435846623" calcext:value-type="float">
            <text:p/>
          </table:table-cell>
          <table:table-cell table:formula="of:=([.D92]-[.$E92])/[.$F92]" office:value-type="float" office:value="0.839738207165465" calcext:value-type="float">
            <text:p/>
          </table:table-cell>
          <table:table-cell table:formula="of:=[.$G92]*(SUM([.$H92:.$J92])/COUNT([.$H92:.$J92]))" office:value-type="float" office:value="-0.00471295055351871" calcext:value-type="float">
            <text:p/>
          </table:table-cell>
          <table:table-cell table:formula="of:=[.$H92]*(SUM([.$G92];[.$I92];[.$J92])/COUNT([.$G92];[.$I92];[.$J92]))" office:value-type="float" office:value="-0.335174582319011" calcext:value-type="float">
            <text:p/>
          </table:table-cell>
          <table:table-cell table:formula="of:=[.$I92]*(SUM([.$G92];[.$H92];[.$J92])/COUNT([.$G92];[.$H92];[.$J92]))" office:value-type="float" office:value="-0.770469612711157" calcext:value-type="float">
            <text:p/>
          </table:table-cell>
          <table:table-cell table:formula="of:=[.$J92]*(SUM([.$G92:.$I92])/COUNT([.$G92:.$I92]))" office:value-type="float" office:value="-0.314008369177435" calcext:value-type="float">
            <text:p/>
          </table:table-cell>
        </table:table-row>
        <table:table-row table:style-name="ro1">
          <table:table-cell office:value-type="float" office:value="0.977620776975527" calcext:value-type="float">
            <text:p>0.977620776975527</text:p>
          </table:table-cell>
          <table:table-cell office:value-type="float" office:value="0.683406248921528" calcext:value-type="float">
            <text:p>0.683406248921528</text:p>
          </table:table-cell>
          <table:table-cell office:value-type="float" office:value="0.330631285440177" calcext:value-type="float">
            <text:p>0.330631285440177</text:p>
          </table:table-cell>
          <table:table-cell office:value-type="float" office:value="0.874254076741636" calcext:value-type="float">
            <text:p>0.874254076741636</text:p>
          </table:table-cell>
          <table:table-cell table:formula="of:=AVERAGE([.$A$2:.D93])" office:value-type="float" office:value="0.489857772304474" calcext:value-type="float">
            <text:p/>
          </table:table-cell>
          <table:table-cell table:formula="of:=STDEV([.$A$2:.D93])" office:value-type="float" office:value="0.289111681249875" calcext:value-type="float">
            <text:p/>
          </table:table-cell>
          <table:table-cell table:formula="of:=([.A93]-[.$E93])/[.$F93]" office:value-type="float" office:value="1.687109294797" calcext:value-type="float">
            <text:p/>
          </table:table-cell>
          <table:table-cell table:formula="of:=([.B93]-[.$E93])/[.$F93]" office:value-type="float" office:value="0.669459206145922" calcext:value-type="float">
            <text:p/>
          </table:table-cell>
          <table:table-cell table:formula="of:=([.C93]-[.$E93])/[.$F93]" office:value-type="float" office:value="-0.550743872319292" calcext:value-type="float">
            <text:p/>
          </table:table-cell>
          <table:table-cell table:formula="of:=([.D93]-[.$E93])/[.$F93]" office:value-type="float" office:value="1.32957721658065" calcext:value-type="float">
            <text:p/>
          </table:table-cell>
          <table:table-cell table:formula="of:=[.$G93]*(SUM([.$H93:.$J93])/COUNT([.$H93:.$J93]))" office:value-type="float" office:value="0.814475941125794" calcext:value-type="float">
            <text:p/>
          </table:table-cell>
          <table:table-cell table:formula="of:=[.$H93]*(SUM([.$G93];[.$I93];[.$J93])/COUNT([.$G93];[.$I93];[.$J93]))" office:value-type="float" office:value="0.550282667181797" calcext:value-type="float">
            <text:p/>
          </table:table-cell>
          <table:table-cell table:formula="of:=[.$I93]*(SUM([.$G93];[.$H93];[.$J93])/COUNT([.$G93];[.$H93];[.$J93]))" office:value-type="float" office:value="-0.676707388800704" calcext:value-type="float">
            <text:p/>
          </table:table-cell>
          <table:table-cell table:formula="of:=[.$J93]*(SUM([.$G93:.$I93])/COUNT([.$G93:.$I93]))" office:value-type="float" office:value="0.8003277611194" calcext:value-type="float">
            <text:p/>
          </table:table-cell>
        </table:table-row>
        <table:table-row table:style-name="ro1">
          <table:table-cell office:value-type="float" office:value="0.897112978855148" calcext:value-type="float">
            <text:p>0.897112978855148</text:p>
          </table:table-cell>
          <table:table-cell office:value-type="float" office:value="0.369822989683598" calcext:value-type="float">
            <text:p>0.369822989683598</text:p>
          </table:table-cell>
          <table:table-cell office:value-type="float" office:value="0.166106573073193" calcext:value-type="float">
            <text:p>0.166106573073193</text:p>
          </table:table-cell>
          <table:table-cell office:value-type="float" office:value="0.636388964485377" calcext:value-type="float">
            <text:p>0.636388964485377</text:p>
          </table:table-cell>
          <table:table-cell table:formula="of:=AVERAGE([.$A$2:.D94])" office:value-type="float" office:value="0.490153472349849" calcext:value-type="float">
            <text:p/>
          </table:table-cell>
          <table:table-cell table:formula="of:=STDEV([.$A$2:.D94])" office:value-type="float" office:value="0.288981951929716" calcext:value-type="float">
            <text:p/>
          </table:table-cell>
          <table:table-cell table:formula="of:=([.A94]-[.$E94])/[.$F94]" office:value-type="float" office:value="1.40825232782799" calcext:value-type="float">
            <text:p/>
          </table:table-cell>
          <table:table-cell table:formula="of:=([.B94]-[.$E94])/[.$F94]" office:value-type="float" office:value="-0.416394455995356" calcext:value-type="float">
            <text:p/>
          </table:table-cell>
          <table:table-cell table:formula="of:=([.C94]-[.$E94])/[.$F94]" office:value-type="float" office:value="-1.12133957540527" calcext:value-type="float">
            <text:p/>
          </table:table-cell>
          <table:table-cell table:formula="of:=([.D94]-[.$E94])/[.$F94]" office:value-type="float" office:value="0.506036765130212" calcext:value-type="float">
            <text:p/>
          </table:table-cell>
          <table:table-cell table:formula="of:=[.$G94]*(SUM([.$H94:.$J94])/COUNT([.$H94:.$J94]))" office:value-type="float" office:value="-0.484296692279696" calcext:value-type="float">
            <text:p/>
          </table:table-cell>
          <table:table-cell table:formula="of:=[.$H94]*(SUM([.$G94];[.$I94];[.$J94])/COUNT([.$G94];[.$I94];[.$J94]))" office:value-type="float" office:value="-0.110059927664411" calcext:value-type="float">
            <text:p/>
          </table:table-cell>
          <table:table-cell table:formula="of:=[.$I94]*(SUM([.$G94];[.$H94];[.$J94])/COUNT([.$G94];[.$H94];[.$J94]))" office:value-type="float" office:value="-0.559882845404584" calcext:value-type="float">
            <text:p/>
          </table:table-cell>
          <table:table-cell table:formula="of:=[.$J94]*(SUM([.$G94:.$I94])/COUNT([.$G94:.$I94]))" office:value-type="float" office:value="-0.0218408341398161" calcext:value-type="float">
            <text:p/>
          </table:table-cell>
        </table:table-row>
        <table:table-row table:style-name="ro1">
          <table:table-cell office:value-type="float" office:value="0.260874369414523" calcext:value-type="float">
            <text:p>0.260874369414523</text:p>
          </table:table-cell>
          <table:table-cell office:value-type="float" office:value="0.888018957804889" calcext:value-type="float">
            <text:p>0.888018957804889</text:p>
          </table:table-cell>
          <table:table-cell office:value-type="float" office:value="0.332429965492338" calcext:value-type="float">
            <text:p>0.332429965492338</text:p>
          </table:table-cell>
          <table:table-cell office:value-type="float" office:value="0.636158607900143" calcext:value-type="float">
            <text:p>0.636158607900143</text:p>
          </table:table-cell>
          <table:table-cell table:formula="of:=AVERAGE([.$A$2:.D95])" office:value-type="float" office:value="0.490570674507329" calcext:value-type="float">
            <text:p/>
          </table:table-cell>
          <table:table-cell table:formula="of:=STDEV([.$A$2:.D95])" office:value-type="float" office:value="0.288626242922621" calcext:value-type="float">
            <text:p/>
          </table:table-cell>
          <table:table-cell table:formula="of:=([.A95]-[.$E95])/[.$F95]" office:value-type="float" office:value="-0.795826127128662" calcext:value-type="float">
            <text:p/>
          </table:table-cell>
          <table:table-cell table:formula="of:=([.B95]-[.$E95])/[.$F95]" office:value-type="float" office:value="1.37703446253885" calcext:value-type="float">
            <text:p/>
          </table:table-cell>
          <table:table-cell table:formula="of:=([.C95]-[.$E95])/[.$F95]" office:value-type="float" office:value="-0.547908282398935" calcext:value-type="float">
            <text:p/>
          </table:table-cell>
          <table:table-cell table:formula="of:=([.D95]-[.$E95])/[.$F95]" office:value-type="float" office:value="0.504416826129858" calcext:value-type="float">
            <text:p/>
          </table:table-cell>
          <table:table-cell table:formula="of:=[.$G95]*(SUM([.$H95:.$J95])/COUNT([.$H95:.$J95]))" office:value-type="float" office:value="-0.353756122013063" calcext:value-type="float">
            <text:p/>
          </table:table-cell>
          <table:table-cell table:formula="of:=[.$H95]*(SUM([.$G95];[.$I95];[.$J95])/COUNT([.$G95];[.$I95];[.$J95]))" office:value-type="float" office:value="-0.385256412451171" calcext:value-type="float">
            <text:p/>
          </table:table-cell>
          <table:table-cell table:formula="of:=[.$I95]*(SUM([.$G95];[.$H95];[.$J95])/COUNT([.$G95];[.$H95];[.$J95]))" office:value-type="float" office:value="-0.198274339196158" calcext:value-type="float">
            <text:p/>
          </table:table-cell>
          <table:table-cell table:formula="of:=[.$J95]*(SUM([.$G95:.$I95])/COUNT([.$G95:.$I95]))" office:value-type="float" office:value="0.00559903568329806" calcext:value-type="float">
            <text:p/>
          </table:table-cell>
        </table:table-row>
        <table:table-row table:style-name="ro1">
          <table:table-cell office:value-type="float" office:value="0.585388002451509" calcext:value-type="float">
            <text:p>0.585388002451509</text:p>
          </table:table-cell>
          <table:table-cell office:value-type="float" office:value="0.626639185007662" calcext:value-type="float">
            <text:p>0.626639185007662</text:p>
          </table:table-cell>
          <table:table-cell office:value-type="float" office:value="0.258137034485117" calcext:value-type="float">
            <text:p>0.258137034485117</text:p>
          </table:table-cell>
          <table:table-cell office:value-type="float" office:value="0.0738591530825943" calcext:value-type="float">
            <text:p>0.0738591530825943</text:p>
          </table:table-cell>
          <table:table-cell table:formula="of:=AVERAGE([.$A$2:.D96])" office:value-type="float" office:value="0.489469992078375" calcext:value-type="float">
            <text:p/>
          </table:table-cell>
          <table:table-cell table:formula="of:=STDEV([.$A$2:.D96])" office:value-type="float" office:value="0.288267200616365" calcext:value-type="float">
            <text:p/>
          </table:table-cell>
          <table:table-cell table:formula="of:=([.A96]-[.$E96])/[.$F96]" office:value-type="float" office:value="0.332739937696848" calcext:value-type="float">
            <text:p/>
          </table:table-cell>
          <table:table-cell table:formula="of:=([.B96]-[.$E96])/[.$F96]" office:value-type="float" office:value="0.475840444684637" calcext:value-type="float">
            <text:p/>
          </table:table-cell>
          <table:table-cell table:formula="of:=([.C96]-[.$E96])/[.$F96]" office:value-type="float" office:value="-0.802494897437616" calcext:value-type="float">
            <text:p/>
          </table:table-cell>
          <table:table-cell table:formula="of:=([.D96]-[.$E96])/[.$F96]" office:value-type="float" office:value="-1.44175555910327" calcext:value-type="float">
            <text:p/>
          </table:table-cell>
          <table:table-cell table:formula="of:=[.$G96]*(SUM([.$H96:.$J96])/COUNT([.$H96:.$J96]))" office:value-type="float" office:value="-0.196140212389177" calcext:value-type="float">
            <text:p/>
          </table:table-cell>
          <table:table-cell table:formula="of:=[.$H96]*(SUM([.$G96];[.$I96];[.$J96])/COUNT([.$G96];[.$I96];[.$J96]))" office:value-type="float" office:value="-0.303191338435368" calcext:value-type="float">
            <text:p/>
          </table:table-cell>
          <table:table-cell table:formula="of:=[.$I96]*(SUM([.$G96];[.$H96];[.$J96])/COUNT([.$G96];[.$H96];[.$J96]))" office:value-type="float" office:value="0.169373282834463" calcext:value-type="float">
            <text:p/>
          </table:table-cell>
          <table:table-cell table:formula="of:=[.$J96]*(SUM([.$G96:.$I96])/COUNT([.$G96:.$I96]))" office:value-type="float" office:value="-0.00292459391588764" calcext:value-type="float">
            <text:p/>
          </table:table-cell>
        </table:table-row>
        <table:table-row table:style-name="ro1">
          <table:table-cell office:value-type="float" office:value="0.661190684186295" calcext:value-type="float">
            <text:p>0.661190684186295</text:p>
          </table:table-cell>
          <table:table-cell office:value-type="float" office:value="0.538322845008224" calcext:value-type="float">
            <text:p>0.538322845008224</text:p>
          </table:table-cell>
          <table:table-cell office:value-type="float" office:value="0.431895894231275" calcext:value-type="float">
            <text:p>0.431895894231275</text:p>
          </table:table-cell>
          <table:table-cell office:value-type="float" office:value="0.487285715527833" calcext:value-type="float">
            <text:p>0.487285715527833</text:p>
          </table:table-cell>
          <table:table-cell table:formula="of:=AVERAGE([.$A$2:.D97])" office:value-type="float" office:value="0.48988878158525" calcext:value-type="float">
            <text:p/>
          </table:table-cell>
          <table:table-cell table:formula="of:=STDEV([.$A$2:.D97])" office:value-type="float" office:value="0.286917810212402" calcext:value-type="float">
            <text:p/>
          </table:table-cell>
          <table:table-cell table:formula="of:=([.A97]-[.$E97])/[.$F97]" office:value-type="float" office:value="0.597041718930699" calcext:value-type="float">
            <text:p/>
          </table:table-cell>
          <table:table-cell table:formula="of:=([.B97]-[.$E97])/[.$F97]" office:value-type="float" office:value="0.16880814539578" calcext:value-type="float">
            <text:p/>
          </table:table-cell>
          <table:table-cell table:formula="of:=([.C97]-[.$E97])/[.$F97]" office:value-type="float" office:value="-0.202123692882795" calcext:value-type="float">
            <text:p/>
          </table:table-cell>
          <table:table-cell table:formula="of:=([.D97]-[.$E97])/[.$F97]" office:value-type="float" office:value="-0.00907251472291272" calcext:value-type="float">
            <text:p/>
          </table:table-cell>
          <table:table-cell table:formula="of:=[.$G97]*(SUM([.$H97:.$J97])/COUNT([.$H97:.$J97]))" office:value-type="float" office:value="-0.00843581384131902" calcext:value-type="float">
            <text:p/>
          </table:table-cell>
          <table:table-cell table:formula="of:=[.$H97]*(SUM([.$G97];[.$I97];[.$J97])/COUNT([.$G97];[.$I97];[.$J97]))" office:value-type="float" office:value="0.0217112883920193" calcext:value-type="float">
            <text:p/>
          </table:table-cell>
          <table:table-cell table:formula="of:=[.$I97]*(SUM([.$G97];[.$H97];[.$J97])/COUNT([.$G97];[.$H97];[.$J97]))" office:value-type="float" office:value="-0.050987544197309" calcext:value-type="float">
            <text:p/>
          </table:table-cell>
          <table:table-cell table:formula="of:=[.$J97]*(SUM([.$G97:.$I97])/COUNT([.$G97:.$I97]))" office:value-type="float" office:value="-0.00170480466337134" calcext:value-type="float">
            <text:p/>
          </table:table-cell>
        </table:table-row>
        <table:table-row table:style-name="ro1">
          <table:table-cell office:value-type="float" office:value="0.79718651343137" calcext:value-type="float">
            <text:p>0.79718651343137</text:p>
          </table:table-cell>
          <table:table-cell office:value-type="float" office:value="0.914020493160933" calcext:value-type="float">
            <text:p>0.914020493160933</text:p>
          </table:table-cell>
          <table:table-cell office:value-type="float" office:value="0.53165574464947" calcext:value-type="float">
            <text:p>0.53165574464947</text:p>
          </table:table-cell>
          <table:table-cell office:value-type="float" office:value="0.270401213085279" calcext:value-type="float">
            <text:p>0.270401213085279</text:p>
          </table:table-cell>
          <table:table-cell table:formula="of:=AVERAGE([.$A$2:.D98])" office:value-type="float" office:value="0.491315866219235" calcext:value-type="float">
            <text:p/>
          </table:table-cell>
          <table:table-cell table:formula="of:=STDEV([.$A$2:.D98])" office:value-type="float" office:value="0.286891517673167" calcext:value-type="float">
            <text:p/>
          </table:table-cell>
          <table:table-cell table:formula="of:=([.A98]-[.$E98])/[.$F98]" office:value-type="float" office:value="1.06615437672364" calcext:value-type="float">
            <text:p/>
          </table:table-cell>
          <table:table-cell table:formula="of:=([.B98]-[.$E98])/[.$F98]" office:value-type="float" office:value="1.47339534598319" calcext:value-type="float">
            <text:p/>
          </table:table-cell>
          <table:table-cell table:formula="of:=([.C98]-[.$E98])/[.$F98]" office:value-type="float" office:value="0.140610216563429" calcext:value-type="float">
            <text:p/>
          </table:table-cell>
          <table:table-cell table:formula="of:=([.D98]-[.$E98])/[.$F98]" office:value-type="float" office:value="-0.770028528294193" calcext:value-type="float">
            <text:p/>
          </table:table-cell>
          <table:table-cell table:formula="of:=[.$G98]*(SUM([.$H98:.$J98])/COUNT([.$H98:.$J98]))" office:value-type="float" office:value="0.299936602974154" calcext:value-type="float">
            <text:p/>
          </table:table-cell>
          <table:table-cell table:formula="of:=[.$H98]*(SUM([.$G98];[.$I98];[.$J98])/COUNT([.$G98];[.$I98];[.$J98]))" office:value-type="float" office:value="0.214494961861173" calcext:value-type="float">
            <text:p/>
          </table:table-cell>
          <table:table-cell table:formula="of:=[.$I98]*(SUM([.$G98];[.$H98];[.$J98])/COUNT([.$G98];[.$H98];[.$J98]))" office:value-type="float" office:value="0.0829375861199795" calcext:value-type="float">
            <text:p/>
          </table:table-cell>
          <table:table-cell table:formula="of:=[.$J98]*(SUM([.$G98:.$I98])/COUNT([.$G98:.$I98]))" office:value-type="float" office:value="-0.687933204543111" calcext:value-type="float">
            <text:p/>
          </table:table-cell>
        </table:table-row>
        <table:table-row table:style-name="ro1">
          <table:table-cell office:value-type="float" office:value="0.181287416024134" calcext:value-type="float">
            <text:p>0.181287416024134</text:p>
          </table:table-cell>
          <table:table-cell office:value-type="float" office:value="0.908167508197948" calcext:value-type="float">
            <text:p>0.908167508197948</text:p>
          </table:table-cell>
          <table:table-cell office:value-type="float" office:value="0.387842570897192" calcext:value-type="float">
            <text:p>0.387842570897192</text:p>
          </table:table-cell>
          <table:table-cell office:value-type="float" office:value="0.183955563930795" calcext:value-type="float">
            <text:p>0.183955563930795</text:p>
          </table:table-cell>
          <table:table-cell table:formula="of:=AVERAGE([.$A$2:.D99])" office:value-type="float" office:value="0.490540329469677" calcext:value-type="float">
            <text:p/>
          </table:table-cell>
          <table:table-cell table:formula="of:=STDEV([.$A$2:.D99])" office:value-type="float" office:value="0.287094688148807" calcext:value-type="float">
            <text:p/>
          </table:table-cell>
          <table:table-cell table:formula="of:=([.A99]-[.$E99])/[.$F99]" office:value-type="float" office:value="-1.07718089609951" calcext:value-type="float">
            <text:p/>
          </table:table-cell>
          <table:table-cell table:formula="of:=([.B99]-[.$E99])/[.$F99]" office:value-type="float" office:value="1.45466703484185" calcext:value-type="float">
            <text:p/>
          </table:table-cell>
          <table:table-cell table:formula="of:=([.C99]-[.$E99])/[.$F99]" office:value-type="float" office:value="-0.357713893052784" calcext:value-type="float">
            <text:p/>
          </table:table-cell>
          <table:table-cell table:formula="of:=([.D99]-[.$E99])/[.$F99]" office:value-type="float" office:value="-1.06788727968374" calcext:value-type="float">
            <text:p/>
          </table:table-cell>
          <table:table-cell table:formula="of:=[.$G99]*(SUM([.$H99:.$J99])/COUNT([.$H99:.$J99]))" office:value-type="float" office:value="-0.0104363971295062" calcext:value-type="float">
            <text:p/>
          </table:table-cell>
          <table:table-cell table:formula="of:=[.$H99]*(SUM([.$G99];[.$I99];[.$J99])/COUNT([.$G99];[.$I99];[.$J99]))" office:value-type="float" office:value="-1.21357152364303" calcext:value-type="float">
            <text:p/>
          </table:table-cell>
          <table:table-cell table:formula="of:=[.$I99]*(SUM([.$G99];[.$H99];[.$J99])/COUNT([.$G99];[.$H99];[.$J99]))" office:value-type="float" office:value="0.0823220266314114" calcext:value-type="float">
            <text:p/>
          </table:table-cell>
          <table:table-cell table:formula="of:=[.$J99]*(SUM([.$G99:.$I99])/COUNT([.$G99:.$I99]))" office:value-type="float" office:value="-0.00703817655421803" calcext:value-type="float">
            <text:p/>
          </table:table-cell>
        </table:table-row>
        <table:table-row table:style-name="ro1">
          <table:table-cell office:value-type="float" office:value="0.64328853553161" calcext:value-type="float">
            <text:p>0.64328853553161</text:p>
          </table:table-cell>
          <table:table-cell office:value-type="float" office:value="0.77416331297718" calcext:value-type="float">
            <text:p>0.77416331297718</text:p>
          </table:table-cell>
          <table:table-cell office:value-type="float" office:value="0.758024336071685" calcext:value-type="float">
            <text:p>0.758024336071685</text:p>
          </table:table-cell>
          <table:table-cell office:value-type="float" office:value="0.3439627205953" calcext:value-type="float">
            <text:p>0.3439627205953</text:p>
          </table:table-cell>
          <table:table-cell table:formula="of:=AVERAGE([.$A$2:.D100])" office:value-type="float" office:value="0.491947596104265" calcext:value-type="float">
            <text:p/>
          </table:table-cell>
          <table:table-cell table:formula="of:=STDEV([.$A$2:.D100])" office:value-type="float" office:value="0.286504716235378" calcext:value-type="float">
            <text:p/>
          </table:table-cell>
          <table:table-cell table:formula="of:=([.A100]-[.$E100])/[.$F100]" office:value-type="float" office:value="0.528231930754713" calcext:value-type="float">
            <text:p/>
          </table:table-cell>
          <table:table-cell table:formula="of:=([.B100]-[.$E100])/[.$F100]" office:value-type="float" office:value="0.985029917067962" calcext:value-type="float">
            <text:p/>
          </table:table-cell>
          <table:table-cell table:formula="of:=([.C100]-[.$E100])/[.$F100]" office:value-type="float" office:value="0.928699336833339" calcext:value-type="float">
            <text:p/>
          </table:table-cell>
          <table:table-cell table:formula="of:=([.D100]-[.$E100])/[.$F100]" office:value-type="float" office:value="-0.516518113396039" calcext:value-type="float">
            <text:p/>
          </table:table-cell>
          <table:table-cell table:formula="of:=[.$G100]*(SUM([.$H100:.$J100])/COUNT([.$H100:.$J100]))" office:value-type="float" office:value="0.246017179473696" calcext:value-type="float">
            <text:p/>
          </table:table-cell>
          <table:table-cell table:formula="of:=[.$H100]*(SUM([.$G100];[.$I100];[.$J100])/COUNT([.$G100];[.$I100];[.$J100]))" office:value-type="float" office:value="0.308778363761126" calcext:value-type="float">
            <text:p/>
          </table:table-cell>
          <table:table-cell table:formula="of:=[.$I100]*(SUM([.$G100];[.$H100];[.$J100])/COUNT([.$G100];[.$H100];[.$J100]))" office:value-type="float" office:value="0.308558415051601" calcext:value-type="float">
            <text:p/>
          </table:table-cell>
          <table:table-cell table:formula="of:=[.$J100]*(SUM([.$G100:.$I100])/COUNT([.$G100:.$I100]))" office:value-type="float" office:value="-0.420439061361627" calcext:value-type="float">
            <text:p/>
          </table:table-cell>
        </table:table-row>
        <table:table-row table:style-name="ro1">
          <table:table-cell office:value-type="float" office:value="0.992727467557415" calcext:value-type="float">
            <text:p>0.992727467557415</text:p>
          </table:table-cell>
          <table:table-cell office:value-type="float" office:value="0.295775369973853" calcext:value-type="float">
            <text:p>0.295775369973853</text:p>
          </table:table-cell>
          <table:table-cell office:value-type="float" office:value="0.589467928977683" calcext:value-type="float">
            <text:p>0.589467928977683</text:p>
          </table:table-cell>
          <table:table-cell office:value-type="float" office:value="0.206544487271458" calcext:value-type="float">
            <text:p>0.206544487271458</text:p>
          </table:table-cell>
          <table:table-cell table:formula="of:=AVERAGE([.$A$2:.D101])" office:value-type="float" office:value="0.492239408277674" calcext:value-type="float">
            <text:p/>
          </table:table-cell>
          <table:table-cell table:formula="of:=STDEV([.$A$2:.D101])" office:value-type="float" office:value="0.286731434593328" calcext:value-type="float">
            <text:p/>
          </table:table-cell>
          <table:table-cell table:formula="of:=([.A101]-[.$E101])/[.$F101]" office:value-type="float" office:value="1.74549421129771" calcext:value-type="float">
            <text:p/>
          </table:table-cell>
          <table:table-cell table:formula="of:=([.B101]-[.$E101])/[.$F101]" office:value-type="float" office:value="-0.685184861514978" calcext:value-type="float">
            <text:p/>
          </table:table-cell>
          <table:table-cell table:formula="of:=([.C101]-[.$E101])/[.$F101]" office:value-type="float" office:value="0.33909264548517" calcext:value-type="float">
            <text:p/>
          </table:table-cell>
          <table:table-cell table:formula="of:=([.D101]-[.$E101])/[.$F101]" office:value-type="float" office:value="-0.996385071666166" calcext:value-type="float">
            <text:p/>
          </table:table-cell>
          <table:table-cell table:formula="of:=[.$G101]*(SUM([.$H101:.$J101])/COUNT([.$H101:.$J101]))" office:value-type="float" office:value="-0.78109544482399" calcext:value-type="float">
            <text:p/>
          </table:table-cell>
          <table:table-cell table:formula="of:=[.$H101]*(SUM([.$G101];[.$I101];[.$J101])/COUNT([.$G101];[.$I101];[.$J101]))" office:value-type="float" office:value="-0.248539796478515" calcext:value-type="float">
            <text:p/>
          </table:table-cell>
          <table:table-cell table:formula="of:=[.$I101]*(SUM([.$G101];[.$H101];[.$J101])/COUNT([.$G101];[.$H101];[.$J101]))" office:value-type="float" office:value="0.00722541752575856" calcext:value-type="float">
            <text:p/>
          </table:table-cell>
          <table:table-cell table:formula="of:=[.$J101]*(SUM([.$G101:.$I101])/COUNT([.$G101:.$I101]))" office:value-type="float" office:value="-0.464781085781594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9T13:03:39.267440638</meta:creation-date>
    <dc:date>2014-05-19T13:57:44.981991096</dc:date>
    <meta:editing-duration>PT17M5S</meta:editing-duration>
    <meta:editing-cycles>1</meta:editing-cycles>
    <meta:document-statistic meta:table-count="1" meta:cell-count="1414" meta:object-count="0"/>
    <meta:generator>LibreOffice/4.2.3.3$Linux_X86_64 LibreOffice_project/420m0$Build-3</meta:generator>
  </office:meta>
</office:document-meta>
</file>